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4.70958333333333cm" style:use-optimal-column-width="true"/>
    </style:style>
    <style:style style:name="co7" style:family="table-column">
      <style:table-column-properties fo:break-before="auto" style:column-width="3.46604166666667cm" style:use-optimal-column-width="true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-lab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7-01-01T00:00:00" table:formula="of:=DATE(2017;1;1)+([.A1]-1)*7" table:style-name="ce2">
            <text:p>01.01.2017</text:p>
          </table:table-cell>
          <table:table-cell office:value-type="date" office:date-value="2017-01-07T00:00:00" table:formula="of:=[.B1]+6" table:style-name="ce2">
            <text:p>07.01.2017</text:p>
          </table:table-cell>
          <table:table-cell office:value-type="float" office:value="1" table:formula="of:=DAY([.B1])" table:style-name="ce1">
            <text:p>1</text:p>
          </table:table-cell>
          <table:table-cell office:value-type="float" office:value="1" table:formula="of:=ROUNDDOWN(VALUE([.D1])/7;0)+1" table:style-name="ce3">
            <text:p>1</text:p>
          </table:table-cell>
          <table:table-cell office:value-type="date" office:date-value="2017-01-01T00:00:00" table:formula="of:=[.B1]" table:style-name="ce4">
            <text:p>Jan</text:p>
          </table:table-cell>
          <table:table-cell office:value-type="string" office:string-value="Jan 01-07 KW 1" table:formula="of:=TEXT([.B1];&quot;MMM&quot;) &amp; &quot; &quot; &amp; TEXT([.B1];&quot;TT&quot;)  &amp; &quot;-&quot; &amp; TEXT([.C1];&quot;TT&quot;)  &amp;  &quot; KW &quot; &amp; [.A1]" table:style-name="ce1">
            <text:p>Jan 01-07 KW 1</text:p>
          </table:table-cell>
          <table:table-cell office:value-type="string" office:string-value="&quot;Woche1&quot;:&quot;Jan 01-07 KW 1&quot;," table:formula="of:=&quot;&quot;&quot;Woche&quot;&amp;[.A1]&amp;&quot;&quot;&quot;:&quot;&quot;&quot;&amp;[.G1]&amp;&quot;&quot;&quot;,&quot;" table:style-name="ce1">
            <text:p>"Woche1":"Jan 01-07 KW 1",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7-01-08T00:00:00" table:formula="of:=DATE(2017;1;1)+([.A2]-1)*7" table:style-name="ce2">
            <text:p>08.01.2017</text:p>
          </table:table-cell>
          <table:table-cell office:value-type="date" office:date-value="2017-01-14T00:00:00" table:formula="of:=[.B2]+6" table:style-name="ce2">
            <text:p>14.01.2017</text:p>
          </table:table-cell>
          <table:table-cell office:value-type="float" office:value="8" table:formula="of:=DAY([.B2])" table:style-name="ce1">
            <text:p>8</text:p>
          </table:table-cell>
          <table:table-cell office:value-type="float" office:value="2" table:formula="of:=ROUNDDOWN(VALUE([.D2])/7;0)+1" table:style-name="ce3">
            <text:p>2</text:p>
          </table:table-cell>
          <table:table-cell office:value-type="date" office:date-value="2017-01-08T00:00:00" table:formula="of:=[.B2]" table:style-name="ce4">
            <text:p>Jan</text:p>
          </table:table-cell>
          <table:table-cell office:value-type="string" office:string-value="Jan 08-14 KW 2" table:formula="of:=TEXT([.B2];&quot;MMM&quot;) &amp; &quot; &quot; &amp; TEXT([.B2];&quot;TT&quot;)  &amp; &quot;-&quot; &amp; TEXT([.C2];&quot;TT&quot;)  &amp;  &quot; KW &quot; &amp; [.A2]" table:style-name="ce1">
            <text:p>Jan 08-14 KW 2</text:p>
          </table:table-cell>
          <table:table-cell office:value-type="string" office:string-value="&quot;Woche2&quot;:&quot;Jan 08-14 KW 2&quot;," table:formula="of:=&quot;&quot;&quot;Woche&quot;&amp;[.A2]&amp;&quot;&quot;&quot;:&quot;&quot;&quot;&amp;[.G2]&amp;&quot;&quot;&quot;,&quot;" table:style-name="ce1">
            <text:p>"Woche2":"Jan 08-14 KW 2",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7-01-15T00:00:00" table:formula="of:=DATE(2017;1;1)+([.A3]-1)*7" table:style-name="ce2">
            <text:p>15.01.2017</text:p>
          </table:table-cell>
          <table:table-cell office:value-type="date" office:date-value="2017-01-21T00:00:00" table:formula="of:=[.B3]+6" table:style-name="ce2">
            <text:p>21.01.2017</text:p>
          </table:table-cell>
          <table:table-cell office:value-type="float" office:value="15" table:formula="of:=DAY([.B3])" table:style-name="ce1">
            <text:p>15</text:p>
          </table:table-cell>
          <table:table-cell office:value-type="float" office:value="3" table:formula="of:=ROUNDDOWN(VALUE([.D3])/7;0)+1" table:style-name="ce3">
            <text:p>3</text:p>
          </table:table-cell>
          <table:table-cell office:value-type="date" office:date-value="2017-01-15T00:00:00" table:formula="of:=[.B3]" table:style-name="ce4">
            <text:p>Jan</text:p>
          </table:table-cell>
          <table:table-cell office:value-type="string" office:string-value="Jan 15-21 KW 3" table:formula="of:=TEXT([.B3];&quot;MMM&quot;) &amp; &quot; &quot; &amp; TEXT([.B3];&quot;TT&quot;)  &amp; &quot;-&quot; &amp; TEXT([.C3];&quot;TT&quot;)  &amp;  &quot; KW &quot; &amp; [.A3]" table:style-name="ce1">
            <text:p>Jan 15-21 KW 3</text:p>
          </table:table-cell>
          <table:table-cell office:value-type="string" office:string-value="&quot;Woche3&quot;:&quot;Jan 15-21 KW 3&quot;," table:formula="of:=&quot;&quot;&quot;Woche&quot;&amp;[.A3]&amp;&quot;&quot;&quot;:&quot;&quot;&quot;&amp;[.G3]&amp;&quot;&quot;&quot;,&quot;" table:style-name="ce1">
            <text:p>"Woche3":"Jan 15-21 KW 3",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1-22T00:00:00" table:formula="of:=DATE(2017;1;1)+([.A4]-1)*7" table:style-name="ce2">
            <text:p>22.01.2017</text:p>
          </table:table-cell>
          <table:table-cell office:value-type="date" office:date-value="2017-01-28T00:00:00" table:formula="of:=[.B4]+6" table:style-name="ce2">
            <text:p>28.01.2017</text:p>
          </table:table-cell>
          <table:table-cell office:value-type="float" office:value="22" table:formula="of:=DAY([.B4])" table:style-name="ce1">
            <text:p>22</text:p>
          </table:table-cell>
          <table:table-cell office:value-type="float" office:value="4" table:formula="of:=ROUNDDOWN(VALUE([.D4])/7;0)+1" table:style-name="ce3">
            <text:p>4</text:p>
          </table:table-cell>
          <table:table-cell office:value-type="date" office:date-value="2017-01-22T00:00:00" table:formula="of:=[.B4]" table:style-name="ce4">
            <text:p>Jan</text:p>
          </table:table-cell>
          <table:table-cell office:value-type="string" office:string-value="Jan 22-28 KW 4" table:formula="of:=TEXT([.B4];&quot;MMM&quot;) &amp; &quot; &quot; &amp; TEXT([.B4];&quot;TT&quot;)  &amp; &quot;-&quot; &amp; TEXT([.C4];&quot;TT&quot;)  &amp;  &quot; KW &quot; &amp; [.A4]" table:style-name="ce1">
            <text:p>Jan 22-28 KW 4</text:p>
          </table:table-cell>
          <table:table-cell office:value-type="string" office:string-value="&quot;Woche4&quot;:&quot;Jan 22-28 KW 4&quot;," table:formula="of:=&quot;&quot;&quot;Woche&quot;&amp;[.A4]&amp;&quot;&quot;&quot;:&quot;&quot;&quot;&amp;[.G4]&amp;&quot;&quot;&quot;,&quot;" table:style-name="ce1">
            <text:p>"Woche4":"Jan 22-28 KW 4",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1-29T00:00:00" table:formula="of:=DATE(2017;1;1)+([.A5]-1)*7" table:style-name="ce2">
            <text:p>29.01.2017</text:p>
          </table:table-cell>
          <table:table-cell office:value-type="date" office:date-value="2017-02-04T00:00:00" table:formula="of:=[.B5]+6" table:style-name="ce2">
            <text:p>04.02.2017</text:p>
          </table:table-cell>
          <table:table-cell office:value-type="float" office:value="29" table:formula="of:=DAY([.B5])" table:style-name="ce1">
            <text:p>29</text:p>
          </table:table-cell>
          <table:table-cell office:value-type="float" office:value="5" table:formula="of:=ROUNDDOWN(VALUE([.D5])/7;0)+1" table:style-name="ce3">
            <text:p>5</text:p>
          </table:table-cell>
          <table:table-cell office:value-type="date" office:date-value="2017-01-29T00:00:00" table:formula="of:=[.B5]" table:style-name="ce4">
            <text:p>Jan</text:p>
          </table:table-cell>
          <table:table-cell office:value-type="string" office:string-value="Jan 29-04 KW 5" table:formula="of:=TEXT([.B5];&quot;MMM&quot;) &amp; &quot; &quot; &amp; TEXT([.B5];&quot;TT&quot;)  &amp; &quot;-&quot; &amp; TEXT([.C5];&quot;TT&quot;)  &amp;  &quot; KW &quot; &amp; [.A5]" table:style-name="ce1">
            <text:p>Jan 29-04 KW 5</text:p>
          </table:table-cell>
          <table:table-cell office:value-type="string" office:string-value="&quot;Woche5&quot;:&quot;Jan 29-04 KW 5&quot;," table:formula="of:=&quot;&quot;&quot;Woche&quot;&amp;[.A5]&amp;&quot;&quot;&quot;:&quot;&quot;&quot;&amp;[.G5]&amp;&quot;&quot;&quot;,&quot;" table:style-name="ce1">
            <text:p>"Woche5":"Jan 29-04 KW 5",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7-02-05T00:00:00" table:formula="of:=DATE(2017;1;1)+([.A6]-1)*7" table:style-name="ce2">
            <text:p>05.02.2017</text:p>
          </table:table-cell>
          <table:table-cell office:value-type="date" office:date-value="2017-02-11T00:00:00" table:formula="of:=[.B6]+6" table:style-name="ce2">
            <text:p>11.02.2017</text:p>
          </table:table-cell>
          <table:table-cell office:value-type="float" office:value="5" table:formula="of:=DAY([.B6])" table:style-name="ce1">
            <text:p>5</text:p>
          </table:table-cell>
          <table:table-cell office:value-type="float" office:value="1" table:formula="of:=ROUNDDOWN(VALUE([.D6])/7;0)+1" table:style-name="ce3">
            <text:p>1</text:p>
          </table:table-cell>
          <table:table-cell office:value-type="date" office:date-value="2017-02-05T00:00:00" table:formula="of:=[.B6]" table:style-name="ce4">
            <text:p>Feb</text:p>
          </table:table-cell>
          <table:table-cell office:value-type="string" office:string-value="Feb 05-11 KW 6" table:formula="of:=TEXT([.B6];&quot;MMM&quot;) &amp; &quot; &quot; &amp; TEXT([.B6];&quot;TT&quot;)  &amp; &quot;-&quot; &amp; TEXT([.C6];&quot;TT&quot;)  &amp;  &quot; KW &quot; &amp; [.A6]" table:style-name="ce1">
            <text:p>Feb 05-11 KW 6</text:p>
          </table:table-cell>
          <table:table-cell office:value-type="string" office:string-value="&quot;Woche6&quot;:&quot;Feb 05-11 KW 6&quot;," table:formula="of:=&quot;&quot;&quot;Woche&quot;&amp;[.A6]&amp;&quot;&quot;&quot;:&quot;&quot;&quot;&amp;[.G6]&amp;&quot;&quot;&quot;,&quot;" table:style-name="ce1">
            <text:p>"Woche6":"Feb 05-11 KW 6",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7-02-12T00:00:00" table:formula="of:=DATE(2017;1;1)+([.A7]-1)*7" table:style-name="ce2">
            <text:p>12.02.2017</text:p>
          </table:table-cell>
          <table:table-cell office:value-type="date" office:date-value="2017-02-18T00:00:00" table:formula="of:=[.B7]+6" table:style-name="ce2">
            <text:p>18.02.2017</text:p>
          </table:table-cell>
          <table:table-cell office:value-type="float" office:value="12" table:formula="of:=DAY([.B7])" table:style-name="ce1">
            <text:p>12</text:p>
          </table:table-cell>
          <table:table-cell office:value-type="float" office:value="2" table:formula="of:=ROUNDDOWN(VALUE([.D7])/7;0)+1" table:style-name="ce3">
            <text:p>2</text:p>
          </table:table-cell>
          <table:table-cell office:value-type="date" office:date-value="2017-02-12T00:00:00" table:formula="of:=[.B7]" table:style-name="ce4">
            <text:p>Feb</text:p>
          </table:table-cell>
          <table:table-cell office:value-type="string" office:string-value="Feb 12-18 KW 7" table:formula="of:=TEXT([.B7];&quot;MMM&quot;) &amp; &quot; &quot; &amp; TEXT([.B7];&quot;TT&quot;)  &amp; &quot;-&quot; &amp; TEXT([.C7];&quot;TT&quot;)  &amp;  &quot; KW &quot; &amp; [.A7]" table:style-name="ce1">
            <text:p>Feb 12-18 KW 7</text:p>
          </table:table-cell>
          <table:table-cell office:value-type="string" office:string-value="&quot;Woche7&quot;:&quot;Feb 12-18 KW 7&quot;," table:formula="of:=&quot;&quot;&quot;Woche&quot;&amp;[.A7]&amp;&quot;&quot;&quot;:&quot;&quot;&quot;&amp;[.G7]&amp;&quot;&quot;&quot;,&quot;" table:style-name="ce1">
            <text:p>"Woche7":"Feb 12-18 KW 7",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formula="of:=DATE(2017;1;1)+([.A8]-1)*7" table:style-name="ce2">
            <text:p>19.02.2017</text:p>
          </table:table-cell>
          <table:table-cell office:value-type="date" office:date-value="2017-02-25T00:00:00" table:formula="of:=[.B8]+6" table:style-name="ce2">
            <text:p>25.02.2017</text:p>
          </table:table-cell>
          <table:table-cell office:value-type="float" office:value="19" table:formula="of:=DAY([.B8])" table:style-name="ce1">
            <text:p>19</text:p>
          </table:table-cell>
          <table:table-cell office:value-type="float" office:value="3" table:formula="of:=ROUNDDOWN(VALUE([.D8])/7;0)+1" table:style-name="ce3">
            <text:p>3</text:p>
          </table:table-cell>
          <table:table-cell office:value-type="date" office:date-value="2017-02-19T00:00:00" table:formula="of:=[.B8]" table:style-name="ce4">
            <text:p>Feb</text:p>
          </table:table-cell>
          <table:table-cell office:value-type="string" office:string-value="Feb 19-25 KW 8" table:formula="of:=TEXT([.B8];&quot;MMM&quot;) &amp; &quot; &quot; &amp; TEXT([.B8];&quot;TT&quot;)  &amp; &quot;-&quot; &amp; TEXT([.C8];&quot;TT&quot;)  &amp;  &quot; KW &quot; &amp; [.A8]" table:style-name="ce1">
            <text:p>Feb 19-25 KW 8</text:p>
          </table:table-cell>
          <table:table-cell office:value-type="string" office:string-value="&quot;Woche8&quot;:&quot;Feb 19-25 KW 8&quot;," table:formula="of:=&quot;&quot;&quot;Woche&quot;&amp;[.A8]&amp;&quot;&quot;&quot;:&quot;&quot;&quot;&amp;[.G8]&amp;&quot;&quot;&quot;,&quot;" table:style-name="ce1">
            <text:p>"Woche8":"Feb 19-25 KW 8",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7-02-26T00:00:00" table:formula="of:=DATE(2017;1;1)+([.A9]-1)*7" table:style-name="ce2">
            <text:p>26.02.2017</text:p>
          </table:table-cell>
          <table:table-cell office:value-type="date" office:date-value="2017-03-04T00:00:00" table:formula="of:=[.B9]+6" table:style-name="ce2">
            <text:p>04.03.2017</text:p>
          </table:table-cell>
          <table:table-cell office:value-type="float" office:value="26" table:formula="of:=DAY([.B9])" table:style-name="ce1">
            <text:p>26</text:p>
          </table:table-cell>
          <table:table-cell office:value-type="float" office:value="4" table:formula="of:=ROUNDDOWN(VALUE([.D9])/7;0)+1" table:style-name="ce3">
            <text:p>4</text:p>
          </table:table-cell>
          <table:table-cell office:value-type="date" office:date-value="2017-02-26T00:00:00" table:formula="of:=[.B9]" table:style-name="ce4">
            <text:p>Feb</text:p>
          </table:table-cell>
          <table:table-cell office:value-type="string" office:string-value="Feb 26-04 KW 9" table:formula="of:=TEXT([.B9];&quot;MMM&quot;) &amp; &quot; &quot; &amp; TEXT([.B9];&quot;TT&quot;)  &amp; &quot;-&quot; &amp; TEXT([.C9];&quot;TT&quot;)  &amp;  &quot; KW &quot; &amp; [.A9]" table:style-name="ce1">
            <text:p>Feb 26-04 KW 9</text:p>
          </table:table-cell>
          <table:table-cell office:value-type="string" office:string-value="&quot;Woche9&quot;:&quot;Feb 26-04 KW 9&quot;," table:formula="of:=&quot;&quot;&quot;Woche&quot;&amp;[.A9]&amp;&quot;&quot;&quot;:&quot;&quot;&quot;&amp;[.G9]&amp;&quot;&quot;&quot;,&quot;" table:style-name="ce1">
            <text:p>"Woche9":"Feb 26-04 KW 9",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7-03-05T00:00:00" table:formula="of:=DATE(2017;1;1)+([.A10]-1)*7" table:style-name="ce2">
            <text:p>05.03.2017</text:p>
          </table:table-cell>
          <table:table-cell office:value-type="date" office:date-value="2017-03-11T00:00:00" table:formula="of:=[.B10]+6" table:style-name="ce2">
            <text:p>11.03.2017</text:p>
          </table:table-cell>
          <table:table-cell office:value-type="float" office:value="5" table:formula="of:=DAY([.B10])" table:style-name="ce1">
            <text:p>5</text:p>
          </table:table-cell>
          <table:table-cell office:value-type="float" office:value="1" table:formula="of:=ROUNDDOWN(VALUE([.D10])/7;0)+1" table:style-name="ce3">
            <text:p>1</text:p>
          </table:table-cell>
          <table:table-cell office:value-type="date" office:date-value="2017-03-05T00:00:00" table:formula="of:=[.B10]" table:style-name="ce4">
            <text:p>Mrz</text:p>
          </table:table-cell>
          <table:table-cell office:value-type="string" office:string-value="Mrz 05-11 KW 10" table:formula="of:=TEXT([.B10];&quot;MMM&quot;) &amp; &quot; &quot; &amp; TEXT([.B10];&quot;TT&quot;)  &amp; &quot;-&quot; &amp; TEXT([.C10];&quot;TT&quot;)  &amp;  &quot; KW &quot; &amp; [.A10]" table:style-name="ce1">
            <text:p>Mrz 05-11 KW 10</text:p>
          </table:table-cell>
          <table:table-cell office:value-type="string" office:string-value="&quot;Woche10&quot;:&quot;Mrz 05-11 KW 10&quot;," table:formula="of:=&quot;&quot;&quot;Woche&quot;&amp;[.A10]&amp;&quot;&quot;&quot;:&quot;&quot;&quot;&amp;[.G10]&amp;&quot;&quot;&quot;,&quot;" table:style-name="ce1">
            <text:p>"Woche10":"Mrz 05-11 KW 10",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3-12T00:00:00" table:formula="of:=DATE(2017;1;1)+([.A11]-1)*7" table:style-name="ce2">
            <text:p>12.03.2017</text:p>
          </table:table-cell>
          <table:table-cell office:value-type="date" office:date-value="2017-03-18T00:00:00" table:formula="of:=[.B11]+6" table:style-name="ce2">
            <text:p>18.03.2017</text:p>
          </table:table-cell>
          <table:table-cell office:value-type="float" office:value="12" table:formula="of:=DAY([.B11])" table:style-name="ce1">
            <text:p>12</text:p>
          </table:table-cell>
          <table:table-cell office:value-type="float" office:value="2" table:formula="of:=ROUNDDOWN(VALUE([.D11])/7;0)+1" table:style-name="ce3">
            <text:p>2</text:p>
          </table:table-cell>
          <table:table-cell office:value-type="date" office:date-value="2017-03-12T00:00:00" table:formula="of:=[.B11]" table:style-name="ce4">
            <text:p>Mrz</text:p>
          </table:table-cell>
          <table:table-cell office:value-type="string" office:string-value="Mrz 12-18 KW 11" table:formula="of:=TEXT([.B11];&quot;MMM&quot;) &amp; &quot; &quot; &amp; TEXT([.B11];&quot;TT&quot;)  &amp; &quot;-&quot; &amp; TEXT([.C11];&quot;TT&quot;)  &amp;  &quot; KW &quot; &amp; [.A11]" table:style-name="ce1">
            <text:p>Mrz 12-18 KW 11</text:p>
          </table:table-cell>
          <table:table-cell office:value-type="string" office:string-value="&quot;Woche11&quot;:&quot;Mrz 12-18 KW 11&quot;," table:formula="of:=&quot;&quot;&quot;Woche&quot;&amp;[.A11]&amp;&quot;&quot;&quot;:&quot;&quot;&quot;&amp;[.G11]&amp;&quot;&quot;&quot;,&quot;" table:style-name="ce1">
            <text:p>"Woche11":"Mrz 12-18 KW 11",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7-03-19T00:00:00" table:formula="of:=DATE(2017;1;1)+([.A12]-1)*7" table:style-name="ce2">
            <text:p>19.03.2017</text:p>
          </table:table-cell>
          <table:table-cell office:value-type="date" office:date-value="2017-03-25T00:00:00" table:formula="of:=[.B12]+6" table:style-name="ce2">
            <text:p>25.03.2017</text:p>
          </table:table-cell>
          <table:table-cell office:value-type="float" office:value="19" table:formula="of:=DAY([.B12])" table:style-name="ce1">
            <text:p>19</text:p>
          </table:table-cell>
          <table:table-cell office:value-type="float" office:value="3" table:formula="of:=ROUNDDOWN(VALUE([.D12])/7;0)+1" table:style-name="ce3">
            <text:p>3</text:p>
          </table:table-cell>
          <table:table-cell office:value-type="date" office:date-value="2017-03-19T00:00:00" table:formula="of:=[.B12]" table:style-name="ce4">
            <text:p>Mrz</text:p>
          </table:table-cell>
          <table:table-cell office:value-type="string" office:string-value="Mrz 19-25 KW 12" table:formula="of:=TEXT([.B12];&quot;MMM&quot;) &amp; &quot; &quot; &amp; TEXT([.B12];&quot;TT&quot;)  &amp; &quot;-&quot; &amp; TEXT([.C12];&quot;TT&quot;)  &amp;  &quot; KW &quot; &amp; [.A12]" table:style-name="ce1">
            <text:p>Mrz 19-25 KW 12</text:p>
          </table:table-cell>
          <table:table-cell office:value-type="string" office:string-value="&quot;Woche12&quot;:&quot;Mrz 19-25 KW 12&quot;," table:formula="of:=&quot;&quot;&quot;Woche&quot;&amp;[.A12]&amp;&quot;&quot;&quot;:&quot;&quot;&quot;&amp;[.G12]&amp;&quot;&quot;&quot;,&quot;" table:style-name="ce1">
            <text:p>"Woche12":"Mrz 19-25 KW 12",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7-03-26T00:00:00" table:formula="of:=DATE(2017;1;1)+([.A13]-1)*7" table:style-name="ce2">
            <text:p>26.03.2017</text:p>
          </table:table-cell>
          <table:table-cell office:value-type="date" office:date-value="2017-04-01T00:00:00" table:formula="of:=[.B13]+6" table:style-name="ce2">
            <text:p>01.04.2017</text:p>
          </table:table-cell>
          <table:table-cell office:value-type="float" office:value="26" table:formula="of:=DAY([.B13])" table:style-name="ce1">
            <text:p>26</text:p>
          </table:table-cell>
          <table:table-cell office:value-type="float" office:value="4" table:formula="of:=ROUNDDOWN(VALUE([.D13])/7;0)+1" table:style-name="ce3">
            <text:p>4</text:p>
          </table:table-cell>
          <table:table-cell office:value-type="date" office:date-value="2017-03-26T00:00:00" table:formula="of:=[.B13]" table:style-name="ce4">
            <text:p>Mrz</text:p>
          </table:table-cell>
          <table:table-cell office:value-type="string" office:string-value="Mrz 26-01 KW 13" table:formula="of:=TEXT([.B13];&quot;MMM&quot;) &amp; &quot; &quot; &amp; TEXT([.B13];&quot;TT&quot;)  &amp; &quot;-&quot; &amp; TEXT([.C13];&quot;TT&quot;)  &amp;  &quot; KW &quot; &amp; [.A13]" table:style-name="ce1">
            <text:p>Mrz 26-01 KW 13</text:p>
          </table:table-cell>
          <table:table-cell office:value-type="string" office:string-value="&quot;Woche13&quot;:&quot;Mrz 26-01 KW 13&quot;," table:formula="of:=&quot;&quot;&quot;Woche&quot;&amp;[.A13]&amp;&quot;&quot;&quot;:&quot;&quot;&quot;&amp;[.G13]&amp;&quot;&quot;&quot;,&quot;" table:style-name="ce1">
            <text:p>"Woche13":"Mrz 26-01 KW 13",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7-04-02T00:00:00" table:formula="of:=DATE(2017;1;1)+([.A14]-1)*7" table:style-name="ce2">
            <text:p>02.04.2017</text:p>
          </table:table-cell>
          <table:table-cell office:value-type="date" office:date-value="2017-04-08T00:00:00" table:formula="of:=[.B14]+6" table:style-name="ce2">
            <text:p>08.04.2017</text:p>
          </table:table-cell>
          <table:table-cell office:value-type="float" office:value="2" table:formula="of:=DAY([.B14])" table:style-name="ce1">
            <text:p>2</text:p>
          </table:table-cell>
          <table:table-cell office:value-type="float" office:value="1" table:formula="of:=ROUNDDOWN(VALUE([.D14])/7;0)+1" table:style-name="ce3">
            <text:p>1</text:p>
          </table:table-cell>
          <table:table-cell office:value-type="date" office:date-value="2017-04-02T00:00:00" table:formula="of:=[.B14]" table:style-name="ce4">
            <text:p>Apr</text:p>
          </table:table-cell>
          <table:table-cell office:value-type="string" office:string-value="Apr 02-08 KW 14" table:formula="of:=TEXT([.B14];&quot;MMM&quot;) &amp; &quot; &quot; &amp; TEXT([.B14];&quot;TT&quot;)  &amp; &quot;-&quot; &amp; TEXT([.C14];&quot;TT&quot;)  &amp;  &quot; KW &quot; &amp; [.A14]" table:style-name="ce1">
            <text:p>Apr 02-08 KW 14</text:p>
          </table:table-cell>
          <table:table-cell office:value-type="string" office:string-value="&quot;Woche14&quot;:&quot;Apr 02-08 KW 14&quot;," table:formula="of:=&quot;&quot;&quot;Woche&quot;&amp;[.A14]&amp;&quot;&quot;&quot;:&quot;&quot;&quot;&amp;[.G14]&amp;&quot;&quot;&quot;,&quot;" table:style-name="ce1">
            <text:p>"Woche14":"Apr 02-08 KW 14",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4-09T00:00:00" table:formula="of:=DATE(2017;1;1)+([.A15]-1)*7" table:style-name="ce2">
            <text:p>09.04.2017</text:p>
          </table:table-cell>
          <table:table-cell office:value-type="date" office:date-value="2017-04-15T00:00:00" table:formula="of:=[.B15]+6" table:style-name="ce2">
            <text:p>15.04.2017</text:p>
          </table:table-cell>
          <table:table-cell office:value-type="float" office:value="9" table:formula="of:=DAY([.B15])" table:style-name="ce1">
            <text:p>9</text:p>
          </table:table-cell>
          <table:table-cell office:value-type="float" office:value="2" table:formula="of:=ROUNDDOWN(VALUE([.D15])/7;0)+1" table:style-name="ce3">
            <text:p>2</text:p>
          </table:table-cell>
          <table:table-cell office:value-type="date" office:date-value="2017-04-09T00:00:00" table:formula="of:=[.B15]" table:style-name="ce4">
            <text:p>Apr</text:p>
          </table:table-cell>
          <table:table-cell office:value-type="string" office:string-value="Apr 09-15 KW 15" table:formula="of:=TEXT([.B15];&quot;MMM&quot;) &amp; &quot; &quot; &amp; TEXT([.B15];&quot;TT&quot;)  &amp; &quot;-&quot; &amp; TEXT([.C15];&quot;TT&quot;)  &amp;  &quot; KW &quot; &amp; [.A15]" table:style-name="ce1">
            <text:p>Apr 09-15 KW 15</text:p>
          </table:table-cell>
          <table:table-cell office:value-type="string" office:string-value="&quot;Woche15&quot;:&quot;Apr 09-15 KW 15&quot;," table:formula="of:=&quot;&quot;&quot;Woche&quot;&amp;[.A15]&amp;&quot;&quot;&quot;:&quot;&quot;&quot;&amp;[.G15]&amp;&quot;&quot;&quot;,&quot;" table:style-name="ce1">
            <text:p>"Woche15":"Apr 09-15 KW 15",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4-16T00:00:00" table:formula="of:=DATE(2017;1;1)+([.A16]-1)*7" table:style-name="ce2">
            <text:p>16.04.2017</text:p>
          </table:table-cell>
          <table:table-cell office:value-type="date" office:date-value="2017-04-22T00:00:00" table:formula="of:=[.B16]+6" table:style-name="ce2">
            <text:p>22.04.2017</text:p>
          </table:table-cell>
          <table:table-cell office:value-type="float" office:value="16" table:formula="of:=DAY([.B16])" table:style-name="ce1">
            <text:p>16</text:p>
          </table:table-cell>
          <table:table-cell office:value-type="float" office:value="3" table:formula="of:=ROUNDDOWN(VALUE([.D16])/7;0)+1" table:style-name="ce3">
            <text:p>3</text:p>
          </table:table-cell>
          <table:table-cell office:value-type="date" office:date-value="2017-04-16T00:00:00" table:formula="of:=[.B16]" table:style-name="ce4">
            <text:p>Apr</text:p>
          </table:table-cell>
          <table:table-cell office:value-type="string" office:string-value="Apr 16-22 KW 16" table:formula="of:=TEXT([.B16];&quot;MMM&quot;) &amp; &quot; &quot; &amp; TEXT([.B16];&quot;TT&quot;)  &amp; &quot;-&quot; &amp; TEXT([.C16];&quot;TT&quot;)  &amp;  &quot; KW &quot; &amp; [.A16]" table:style-name="ce1">
            <text:p>Apr 16-22 KW 16</text:p>
          </table:table-cell>
          <table:table-cell office:value-type="string" office:string-value="&quot;Woche16&quot;:&quot;Apr 16-22 KW 16&quot;," table:formula="of:=&quot;&quot;&quot;Woche&quot;&amp;[.A16]&amp;&quot;&quot;&quot;:&quot;&quot;&quot;&amp;[.G16]&amp;&quot;&quot;&quot;,&quot;" table:style-name="ce1">
            <text:p>"Woche16":"Apr 16-22 KW 16"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7-04-23T00:00:00" table:formula="of:=DATE(2017;1;1)+([.A17]-1)*7" table:style-name="ce2">
            <text:p>23.04.2017</text:p>
          </table:table-cell>
          <table:table-cell office:value-type="date" office:date-value="2017-04-29T00:00:00" table:formula="of:=[.B17]+6" table:style-name="ce2">
            <text:p>29.04.2017</text:p>
          </table:table-cell>
          <table:table-cell office:value-type="float" office:value="23" table:formula="of:=DAY([.B17])" table:style-name="ce1">
            <text:p>23</text:p>
          </table:table-cell>
          <table:table-cell office:value-type="float" office:value="4" table:formula="of:=ROUNDDOWN(VALUE([.D17])/7;0)+1" table:style-name="ce3">
            <text:p>4</text:p>
          </table:table-cell>
          <table:table-cell office:value-type="date" office:date-value="2017-04-23T00:00:00" table:formula="of:=[.B17]" table:style-name="ce4">
            <text:p>Apr</text:p>
          </table:table-cell>
          <table:table-cell office:value-type="string" office:string-value="Apr 23-29 KW 17" table:formula="of:=TEXT([.B17];&quot;MMM&quot;) &amp; &quot; &quot; &amp; TEXT([.B17];&quot;TT&quot;)  &amp; &quot;-&quot; &amp; TEXT([.C17];&quot;TT&quot;)  &amp;  &quot; KW &quot; &amp; [.A17]" table:style-name="ce1">
            <text:p>Apr 23-29 KW 17</text:p>
          </table:table-cell>
          <table:table-cell office:value-type="string" office:string-value="&quot;Woche17&quot;:&quot;Apr 23-29 KW 17&quot;," table:formula="of:=&quot;&quot;&quot;Woche&quot;&amp;[.A17]&amp;&quot;&quot;&quot;:&quot;&quot;&quot;&amp;[.G17]&amp;&quot;&quot;&quot;,&quot;" table:style-name="ce1">
            <text:p>"Woche17":"Apr 23-29 KW 17"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7-04-30T00:00:00" table:formula="of:=DATE(2017;1;1)+([.A18]-1)*7" table:style-name="ce2">
            <text:p>30.04.2017</text:p>
          </table:table-cell>
          <table:table-cell office:value-type="date" office:date-value="2017-05-06T00:00:00" table:formula="of:=[.B18]+6" table:style-name="ce2">
            <text:p>06.05.2017</text:p>
          </table:table-cell>
          <table:table-cell office:value-type="float" office:value="30" table:formula="of:=DAY([.B18])" table:style-name="ce1">
            <text:p>30</text:p>
          </table:table-cell>
          <table:table-cell office:value-type="float" office:value="5" table:formula="of:=ROUNDDOWN(VALUE([.D18])/7;0)+1" table:style-name="ce3">
            <text:p>5</text:p>
          </table:table-cell>
          <table:table-cell office:value-type="date" office:date-value="2017-04-30T00:00:00" table:formula="of:=[.B18]" table:style-name="ce4">
            <text:p>Apr</text:p>
          </table:table-cell>
          <table:table-cell office:value-type="string" office:string-value="Apr 30-06 KW 18" table:formula="of:=TEXT([.B18];&quot;MMM&quot;) &amp; &quot; &quot; &amp; TEXT([.B18];&quot;TT&quot;)  &amp; &quot;-&quot; &amp; TEXT([.C18];&quot;TT&quot;)  &amp;  &quot; KW &quot; &amp; [.A18]" table:style-name="ce1">
            <text:p>Apr 30-06 KW 18</text:p>
          </table:table-cell>
          <table:table-cell office:value-type="string" office:string-value="&quot;Woche18&quot;:&quot;Apr 30-06 KW 18&quot;," table:formula="of:=&quot;&quot;&quot;Woche&quot;&amp;[.A18]&amp;&quot;&quot;&quot;:&quot;&quot;&quot;&amp;[.G18]&amp;&quot;&quot;&quot;,&quot;" table:style-name="ce1">
            <text:p>"Woche18":"Apr 30-06 KW 18"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7-05-07T00:00:00" table:formula="of:=DATE(2017;1;1)+([.A19]-1)*7" table:style-name="ce2">
            <text:p>07.05.2017</text:p>
          </table:table-cell>
          <table:table-cell office:value-type="date" office:date-value="2017-05-13T00:00:00" table:formula="of:=[.B19]+6" table:style-name="ce2">
            <text:p>13.05.2017</text:p>
          </table:table-cell>
          <table:table-cell office:value-type="float" office:value="7" table:formula="of:=DAY([.B19])" table:style-name="ce1">
            <text:p>7</text:p>
          </table:table-cell>
          <table:table-cell office:value-type="float" office:value="2" table:formula="of:=ROUNDDOWN(VALUE([.D19])/7;0)+1" table:style-name="ce3">
            <text:p>2</text:p>
          </table:table-cell>
          <table:table-cell office:value-type="date" office:date-value="2017-05-07T00:00:00" table:formula="of:=[.B19]" table:style-name="ce4">
            <text:p>Mai</text:p>
          </table:table-cell>
          <table:table-cell office:value-type="string" office:string-value="Mai 07-13 KW 19" table:formula="of:=TEXT([.B19];&quot;MMM&quot;) &amp; &quot; &quot; &amp; TEXT([.B19];&quot;TT&quot;)  &amp; &quot;-&quot; &amp; TEXT([.C19];&quot;TT&quot;)  &amp;  &quot; KW &quot; &amp; [.A19]" table:style-name="ce1">
            <text:p>Mai 07-13 KW 19</text:p>
          </table:table-cell>
          <table:table-cell office:value-type="string" office:string-value="&quot;Woche19&quot;:&quot;Mai 07-13 KW 19&quot;," table:formula="of:=&quot;&quot;&quot;Woche&quot;&amp;[.A19]&amp;&quot;&quot;&quot;:&quot;&quot;&quot;&amp;[.G19]&amp;&quot;&quot;&quot;,&quot;" table:style-name="ce1">
            <text:p>"Woche19":"Mai 07-13 KW 19"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7-05-14T00:00:00" table:formula="of:=DATE(2017;1;1)+([.A20]-1)*7" table:style-name="ce2">
            <text:p>14.05.2017</text:p>
          </table:table-cell>
          <table:table-cell office:value-type="date" office:date-value="2017-05-20T00:00:00" table:formula="of:=[.B20]+6" table:style-name="ce2">
            <text:p>20.05.2017</text:p>
          </table:table-cell>
          <table:table-cell office:value-type="float" office:value="14" table:formula="of:=DAY([.B20])" table:style-name="ce1">
            <text:p>14</text:p>
          </table:table-cell>
          <table:table-cell office:value-type="float" office:value="3" table:formula="of:=ROUNDDOWN(VALUE([.D20])/7;0)+1" table:style-name="ce3">
            <text:p>3</text:p>
          </table:table-cell>
          <table:table-cell office:value-type="date" office:date-value="2017-05-14T00:00:00" table:formula="of:=[.B20]" table:style-name="ce4">
            <text:p>Mai</text:p>
          </table:table-cell>
          <table:table-cell office:value-type="string" office:string-value="Mai 14-20 KW 20" table:formula="of:=TEXT([.B20];&quot;MMM&quot;) &amp; &quot; &quot; &amp; TEXT([.B20];&quot;TT&quot;)  &amp; &quot;-&quot; &amp; TEXT([.C20];&quot;TT&quot;)  &amp;  &quot; KW &quot; &amp; [.A20]" table:style-name="ce1">
            <text:p>Mai 14-20 KW 20</text:p>
          </table:table-cell>
          <table:table-cell office:value-type="string" office:string-value="&quot;Woche20&quot;:&quot;Mai 14-20 KW 20&quot;," table:formula="of:=&quot;&quot;&quot;Woche&quot;&amp;[.A20]&amp;&quot;&quot;&quot;:&quot;&quot;&quot;&amp;[.G20]&amp;&quot;&quot;&quot;,&quot;" table:style-name="ce1">
            <text:p>"Woche20":"Mai 14-20 KW 20"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5-21T00:00:00" table:formula="of:=DATE(2017;1;1)+([.A21]-1)*7" table:style-name="ce2">
            <text:p>21.05.2017</text:p>
          </table:table-cell>
          <table:table-cell office:value-type="date" office:date-value="2017-05-27T00:00:00" table:formula="of:=[.B21]+6" table:style-name="ce2">
            <text:p>27.05.2017</text:p>
          </table:table-cell>
          <table:table-cell office:value-type="float" office:value="21" table:formula="of:=DAY([.B21])" table:style-name="ce1">
            <text:p>21</text:p>
          </table:table-cell>
          <table:table-cell office:value-type="float" office:value="4" table:formula="of:=ROUNDDOWN(VALUE([.D21])/7;0)+1" table:style-name="ce3">
            <text:p>4</text:p>
          </table:table-cell>
          <table:table-cell office:value-type="date" office:date-value="2017-05-21T00:00:00" table:formula="of:=[.B21]" table:style-name="ce4">
            <text:p>Mai</text:p>
          </table:table-cell>
          <table:table-cell office:value-type="string" office:string-value="Mai 21-27 KW 21" table:formula="of:=TEXT([.B21];&quot;MMM&quot;) &amp; &quot; &quot; &amp; TEXT([.B21];&quot;TT&quot;)  &amp; &quot;-&quot; &amp; TEXT([.C21];&quot;TT&quot;)  &amp;  &quot; KW &quot; &amp; [.A21]" table:style-name="ce1">
            <text:p>Mai 21-27 KW 21</text:p>
          </table:table-cell>
          <table:table-cell office:value-type="string" office:string-value="&quot;Woche21&quot;:&quot;Mai 21-27 KW 21&quot;," table:formula="of:=&quot;&quot;&quot;Woche&quot;&amp;[.A21]&amp;&quot;&quot;&quot;:&quot;&quot;&quot;&amp;[.G21]&amp;&quot;&quot;&quot;,&quot;" table:style-name="ce1">
            <text:p>"Woche21":"Mai 21-27 KW 21"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7-05-28T00:00:00" table:formula="of:=DATE(2017;1;1)+([.A22]-1)*7" table:style-name="ce2">
            <text:p>28.05.2017</text:p>
          </table:table-cell>
          <table:table-cell office:value-type="date" office:date-value="2017-06-03T00:00:00" table:formula="of:=[.B22]+6" table:style-name="ce2">
            <text:p>03.06.2017</text:p>
          </table:table-cell>
          <table:table-cell office:value-type="float" office:value="28" table:formula="of:=DAY([.B22])" table:style-name="ce1">
            <text:p>28</text:p>
          </table:table-cell>
          <table:table-cell office:value-type="float" office:value="5" table:formula="of:=ROUNDDOWN(VALUE([.D22])/7;0)+1" table:style-name="ce3">
            <text:p>5</text:p>
          </table:table-cell>
          <table:table-cell office:value-type="date" office:date-value="2017-05-28T00:00:00" table:formula="of:=[.B22]" table:style-name="ce4">
            <text:p>Mai</text:p>
          </table:table-cell>
          <table:table-cell office:value-type="string" office:string-value="Mai 28-03 KW 22" table:formula="of:=TEXT([.B22];&quot;MMM&quot;) &amp; &quot; &quot; &amp; TEXT([.B22];&quot;TT&quot;)  &amp; &quot;-&quot; &amp; TEXT([.C22];&quot;TT&quot;)  &amp;  &quot; KW &quot; &amp; [.A22]" table:style-name="ce1">
            <text:p>Mai 28-03 KW 22</text:p>
          </table:table-cell>
          <table:table-cell office:value-type="string" office:string-value="&quot;Woche22&quot;:&quot;Mai 28-03 KW 22&quot;," table:formula="of:=&quot;&quot;&quot;Woche&quot;&amp;[.A22]&amp;&quot;&quot;&quot;:&quot;&quot;&quot;&amp;[.G22]&amp;&quot;&quot;&quot;,&quot;" table:style-name="ce1">
            <text:p>"Woche22":"Mai 28-03 KW 22"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7-06-04T00:00:00" table:formula="of:=DATE(2017;1;1)+([.A23]-1)*7" table:style-name="ce2">
            <text:p>04.06.2017</text:p>
          </table:table-cell>
          <table:table-cell office:value-type="date" office:date-value="2017-06-10T00:00:00" table:formula="of:=[.B23]+6" table:style-name="ce2">
            <text:p>10.06.2017</text:p>
          </table:table-cell>
          <table:table-cell office:value-type="float" office:value="4" table:formula="of:=DAY([.B23])" table:style-name="ce1">
            <text:p>4</text:p>
          </table:table-cell>
          <table:table-cell office:value-type="float" office:value="1" table:formula="of:=ROUNDDOWN(VALUE([.D23])/7;0)+1" table:style-name="ce3">
            <text:p>1</text:p>
          </table:table-cell>
          <table:table-cell office:value-type="date" office:date-value="2017-06-04T00:00:00" table:formula="of:=[.B23]" table:style-name="ce4">
            <text:p>Jun</text:p>
          </table:table-cell>
          <table:table-cell office:value-type="string" office:string-value="Jun 04-10 KW 23" table:formula="of:=TEXT([.B23];&quot;MMM&quot;) &amp; &quot; &quot; &amp; TEXT([.B23];&quot;TT&quot;)  &amp; &quot;-&quot; &amp; TEXT([.C23];&quot;TT&quot;)  &amp;  &quot; KW &quot; &amp; [.A23]" table:style-name="ce1">
            <text:p>Jun 04-10 KW 23</text:p>
          </table:table-cell>
          <table:table-cell office:value-type="string" office:string-value="&quot;Woche23&quot;:&quot;Jun 04-10 KW 23&quot;," table:formula="of:=&quot;&quot;&quot;Woche&quot;&amp;[.A23]&amp;&quot;&quot;&quot;:&quot;&quot;&quot;&amp;[.G23]&amp;&quot;&quot;&quot;,&quot;" table:style-name="ce1">
            <text:p>"Woche23":"Jun 04-10 KW 23"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7-06-11T00:00:00" table:formula="of:=DATE(2017;1;1)+([.A24]-1)*7" table:style-name="ce2">
            <text:p>11.06.2017</text:p>
          </table:table-cell>
          <table:table-cell office:value-type="date" office:date-value="2017-06-17T00:00:00" table:formula="of:=[.B24]+6" table:style-name="ce2">
            <text:p>17.06.2017</text:p>
          </table:table-cell>
          <table:table-cell office:value-type="float" office:value="11" table:formula="of:=DAY([.B24])" table:style-name="ce1">
            <text:p>11</text:p>
          </table:table-cell>
          <table:table-cell office:value-type="float" office:value="2" table:formula="of:=ROUNDDOWN(VALUE([.D24])/7;0)+1" table:style-name="ce3">
            <text:p>2</text:p>
          </table:table-cell>
          <table:table-cell office:value-type="date" office:date-value="2017-06-11T00:00:00" table:formula="of:=[.B24]" table:style-name="ce4">
            <text:p>Jun</text:p>
          </table:table-cell>
          <table:table-cell office:value-type="string" office:string-value="Jun 11-17 KW 24" table:formula="of:=TEXT([.B24];&quot;MMM&quot;) &amp; &quot; &quot; &amp; TEXT([.B24];&quot;TT&quot;)  &amp; &quot;-&quot; &amp; TEXT([.C24];&quot;TT&quot;)  &amp;  &quot; KW &quot; &amp; [.A24]" table:style-name="ce1">
            <text:p>Jun 11-17 KW 24</text:p>
          </table:table-cell>
          <table:table-cell office:value-type="string" office:string-value="&quot;Woche24&quot;:&quot;Jun 11-17 KW 24&quot;," table:formula="of:=&quot;&quot;&quot;Woche&quot;&amp;[.A24]&amp;&quot;&quot;&quot;:&quot;&quot;&quot;&amp;[.G24]&amp;&quot;&quot;&quot;,&quot;" table:style-name="ce1">
            <text:p>"Woche24":"Jun 11-17 KW 24"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7-06-18T00:00:00" table:formula="of:=DATE(2017;1;1)+([.A25]-1)*7" table:style-name="ce2">
            <text:p>18.06.2017</text:p>
          </table:table-cell>
          <table:table-cell office:value-type="date" office:date-value="2017-06-24T00:00:00" table:formula="of:=[.B25]+6" table:style-name="ce2">
            <text:p>24.06.2017</text:p>
          </table:table-cell>
          <table:table-cell office:value-type="float" office:value="18" table:formula="of:=DAY([.B25])" table:style-name="ce1">
            <text:p>18</text:p>
          </table:table-cell>
          <table:table-cell office:value-type="float" office:value="3" table:formula="of:=ROUNDDOWN(VALUE([.D25])/7;0)+1" table:style-name="ce3">
            <text:p>3</text:p>
          </table:table-cell>
          <table:table-cell office:value-type="date" office:date-value="2017-06-18T00:00:00" table:formula="of:=[.B25]" table:style-name="ce4">
            <text:p>Jun</text:p>
          </table:table-cell>
          <table:table-cell office:value-type="string" office:string-value="Jun 18-24 KW 25" table:formula="of:=TEXT([.B25];&quot;MMM&quot;) &amp; &quot; &quot; &amp; TEXT([.B25];&quot;TT&quot;)  &amp; &quot;-&quot; &amp; TEXT([.C25];&quot;TT&quot;)  &amp;  &quot; KW &quot; &amp; [.A25]" table:style-name="ce1">
            <text:p>Jun 18-24 KW 25</text:p>
          </table:table-cell>
          <table:table-cell office:value-type="string" office:string-value="&quot;Woche25&quot;:&quot;Jun 18-24 KW 25&quot;," table:formula="of:=&quot;&quot;&quot;Woche&quot;&amp;[.A25]&amp;&quot;&quot;&quot;:&quot;&quot;&quot;&amp;[.G25]&amp;&quot;&quot;&quot;,&quot;" table:style-name="ce1">
            <text:p>"Woche25":"Jun 18-24 KW 25",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6-25T00:00:00" table:formula="of:=DATE(2017;1;1)+([.A26]-1)*7" table:style-name="ce2">
            <text:p>25.06.2017</text:p>
          </table:table-cell>
          <table:table-cell office:value-type="date" office:date-value="2017-07-01T00:00:00" table:formula="of:=[.B26]+6" table:style-name="ce2">
            <text:p>01.07.2017</text:p>
          </table:table-cell>
          <table:table-cell office:value-type="float" office:value="25" table:formula="of:=DAY([.B26])" table:style-name="ce1">
            <text:p>25</text:p>
          </table:table-cell>
          <table:table-cell office:value-type="float" office:value="4" table:formula="of:=ROUNDDOWN(VALUE([.D26])/7;0)+1" table:style-name="ce3">
            <text:p>4</text:p>
          </table:table-cell>
          <table:table-cell office:value-type="date" office:date-value="2017-06-25T00:00:00" table:formula="of:=[.B26]" table:style-name="ce4">
            <text:p>Jun</text:p>
          </table:table-cell>
          <table:table-cell office:value-type="string" office:string-value="Jun 25-01 KW 26" table:formula="of:=TEXT([.B26];&quot;MMM&quot;) &amp; &quot; &quot; &amp; TEXT([.B26];&quot;TT&quot;)  &amp; &quot;-&quot; &amp; TEXT([.C26];&quot;TT&quot;)  &amp;  &quot; KW &quot; &amp; [.A26]" table:style-name="ce1">
            <text:p>Jun 25-01 KW 26</text:p>
          </table:table-cell>
          <table:table-cell office:value-type="string" office:string-value="&quot;Woche26&quot;:&quot;Jun 25-01 KW 26&quot;," table:formula="of:=&quot;&quot;&quot;Woche&quot;&amp;[.A26]&amp;&quot;&quot;&quot;:&quot;&quot;&quot;&amp;[.G26]&amp;&quot;&quot;&quot;,&quot;" table:style-name="ce1">
            <text:p>"Woche26":"Jun 25-01 KW 26",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7-02T00:00:00" table:formula="of:=DATE(2017;1;1)+([.A27]-1)*7" table:style-name="ce2">
            <text:p>02.07.2017</text:p>
          </table:table-cell>
          <table:table-cell office:value-type="date" office:date-value="2017-07-08T00:00:00" table:formula="of:=[.B27]+6" table:style-name="ce2">
            <text:p>08.07.2017</text:p>
          </table:table-cell>
          <table:table-cell office:value-type="float" office:value="2" table:formula="of:=DAY([.B27])" table:style-name="ce1">
            <text:p>2</text:p>
          </table:table-cell>
          <table:table-cell office:value-type="float" office:value="1" table:formula="of:=ROUNDDOWN(VALUE([.D27])/7;0)+1" table:style-name="ce3">
            <text:p>1</text:p>
          </table:table-cell>
          <table:table-cell office:value-type="date" office:date-value="2017-07-02T00:00:00" table:formula="of:=[.B27]" table:style-name="ce4">
            <text:p>Jul</text:p>
          </table:table-cell>
          <table:table-cell office:value-type="string" office:string-value="Jul 02-08 KW 27" table:formula="of:=TEXT([.B27];&quot;MMM&quot;) &amp; &quot; &quot; &amp; TEXT([.B27];&quot;TT&quot;)  &amp; &quot;-&quot; &amp; TEXT([.C27];&quot;TT&quot;)  &amp;  &quot; KW &quot; &amp; [.A27]" table:style-name="ce1">
            <text:p>Jul 02-08 KW 27</text:p>
          </table:table-cell>
          <table:table-cell office:value-type="string" office:string-value="&quot;Woche27&quot;:&quot;Jul 02-08 KW 27&quot;," table:formula="of:=&quot;&quot;&quot;Woche&quot;&amp;[.A27]&amp;&quot;&quot;&quot;:&quot;&quot;&quot;&amp;[.G27]&amp;&quot;&quot;&quot;,&quot;" table:style-name="ce1">
            <text:p>"Woche27":"Jul 02-08 KW 27",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7-09T00:00:00" table:formula="of:=DATE(2017;1;1)+([.A28]-1)*7" table:style-name="ce2">
            <text:p>09.07.2017</text:p>
          </table:table-cell>
          <table:table-cell office:value-type="date" office:date-value="2017-07-15T00:00:00" table:formula="of:=[.B28]+6" table:style-name="ce2">
            <text:p>15.07.2017</text:p>
          </table:table-cell>
          <table:table-cell office:value-type="float" office:value="9" table:formula="of:=DAY([.B28])" table:style-name="ce1">
            <text:p>9</text:p>
          </table:table-cell>
          <table:table-cell office:value-type="float" office:value="2" table:formula="of:=ROUNDDOWN(VALUE([.D28])/7;0)+1" table:style-name="ce3">
            <text:p>2</text:p>
          </table:table-cell>
          <table:table-cell office:value-type="date" office:date-value="2017-07-09T00:00:00" table:formula="of:=[.B28]" table:style-name="ce4">
            <text:p>Jul</text:p>
          </table:table-cell>
          <table:table-cell office:value-type="string" office:string-value="Jul 09-15 KW 28" table:formula="of:=TEXT([.B28];&quot;MMM&quot;) &amp; &quot; &quot; &amp; TEXT([.B28];&quot;TT&quot;)  &amp; &quot;-&quot; &amp; TEXT([.C28];&quot;TT&quot;)  &amp;  &quot; KW &quot; &amp; [.A28]" table:style-name="ce1">
            <text:p>Jul 09-15 KW 28</text:p>
          </table:table-cell>
          <table:table-cell office:value-type="string" office:string-value="&quot;Woche28&quot;:&quot;Jul 09-15 KW 28&quot;," table:formula="of:=&quot;&quot;&quot;Woche&quot;&amp;[.A28]&amp;&quot;&quot;&quot;:&quot;&quot;&quot;&amp;[.G28]&amp;&quot;&quot;&quot;,&quot;" table:style-name="ce1">
            <text:p>"Woche28":"Jul 09-15 KW 28",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7-16T00:00:00" table:formula="of:=DATE(2017;1;1)+([.A29]-1)*7" table:style-name="ce2">
            <text:p>16.07.2017</text:p>
          </table:table-cell>
          <table:table-cell office:value-type="date" office:date-value="2017-07-22T00:00:00" table:formula="of:=[.B29]+6" table:style-name="ce2">
            <text:p>22.07.2017</text:p>
          </table:table-cell>
          <table:table-cell office:value-type="float" office:value="16" table:formula="of:=DAY([.B29])" table:style-name="ce1">
            <text:p>16</text:p>
          </table:table-cell>
          <table:table-cell office:value-type="float" office:value="3" table:formula="of:=ROUNDDOWN(VALUE([.D29])/7;0)+1" table:style-name="ce3">
            <text:p>3</text:p>
          </table:table-cell>
          <table:table-cell office:value-type="date" office:date-value="2017-07-16T00:00:00" table:formula="of:=[.B29]" table:style-name="ce4">
            <text:p>Jul</text:p>
          </table:table-cell>
          <table:table-cell office:value-type="string" office:string-value="Jul 16-22 KW 29" table:formula="of:=TEXT([.B29];&quot;MMM&quot;) &amp; &quot; &quot; &amp; TEXT([.B29];&quot;TT&quot;)  &amp; &quot;-&quot; &amp; TEXT([.C29];&quot;TT&quot;)  &amp;  &quot; KW &quot; &amp; [.A29]" table:style-name="ce1">
            <text:p>Jul 16-22 KW 29</text:p>
          </table:table-cell>
          <table:table-cell office:value-type="string" office:string-value="&quot;Woche29&quot;:&quot;Jul 16-22 KW 29&quot;," table:formula="of:=&quot;&quot;&quot;Woche&quot;&amp;[.A29]&amp;&quot;&quot;&quot;:&quot;&quot;&quot;&amp;[.G29]&amp;&quot;&quot;&quot;,&quot;" table:style-name="ce1">
            <text:p>"Woche29":"Jul 16-22 KW 29",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7-23T00:00:00" table:formula="of:=DATE(2017;1;1)+([.A30]-1)*7" table:style-name="ce2">
            <text:p>23.07.2017</text:p>
          </table:table-cell>
          <table:table-cell office:value-type="date" office:date-value="2017-07-29T00:00:00" table:formula="of:=[.B30]+6" table:style-name="ce2">
            <text:p>29.07.2017</text:p>
          </table:table-cell>
          <table:table-cell office:value-type="float" office:value="23" table:formula="of:=DAY([.B30])" table:style-name="ce1">
            <text:p>23</text:p>
          </table:table-cell>
          <table:table-cell office:value-type="float" office:value="4" table:formula="of:=ROUNDDOWN(VALUE([.D30])/7;0)+1" table:style-name="ce3">
            <text:p>4</text:p>
          </table:table-cell>
          <table:table-cell office:value-type="date" office:date-value="2017-07-23T00:00:00" table:formula="of:=[.B30]" table:style-name="ce4">
            <text:p>Jul</text:p>
          </table:table-cell>
          <table:table-cell office:value-type="string" office:string-value="Jul 23-29 KW 30" table:formula="of:=TEXT([.B30];&quot;MMM&quot;) &amp; &quot; &quot; &amp; TEXT([.B30];&quot;TT&quot;)  &amp; &quot;-&quot; &amp; TEXT([.C30];&quot;TT&quot;)  &amp;  &quot; KW &quot; &amp; [.A30]" table:style-name="ce1">
            <text:p>Jul 23-29 KW 30</text:p>
          </table:table-cell>
          <table:table-cell office:value-type="string" office:string-value="&quot;Woche30&quot;:&quot;Jul 23-29 KW 30&quot;," table:formula="of:=&quot;&quot;&quot;Woche&quot;&amp;[.A30]&amp;&quot;&quot;&quot;:&quot;&quot;&quot;&amp;[.G30]&amp;&quot;&quot;&quot;,&quot;" table:style-name="ce1">
            <text:p>"Woche30":"Jul 23-29 KW 30",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7-30T00:00:00" table:formula="of:=DATE(2017;1;1)+([.A31]-1)*7" table:style-name="ce2">
            <text:p>30.07.2017</text:p>
          </table:table-cell>
          <table:table-cell office:value-type="date" office:date-value="2017-08-05T00:00:00" table:formula="of:=[.B31]+6" table:style-name="ce2">
            <text:p>05.08.2017</text:p>
          </table:table-cell>
          <table:table-cell office:value-type="float" office:value="30" table:formula="of:=DAY([.B31])" table:style-name="ce1">
            <text:p>30</text:p>
          </table:table-cell>
          <table:table-cell office:value-type="float" office:value="5" table:formula="of:=ROUNDDOWN(VALUE([.D31])/7;0)+1" table:style-name="ce3">
            <text:p>5</text:p>
          </table:table-cell>
          <table:table-cell office:value-type="date" office:date-value="2017-07-30T00:00:00" table:formula="of:=[.B31]" table:style-name="ce4">
            <text:p>Jul</text:p>
          </table:table-cell>
          <table:table-cell office:value-type="string" office:string-value="Jul 30-05 KW 31" table:formula="of:=TEXT([.B31];&quot;MMM&quot;) &amp; &quot; &quot; &amp; TEXT([.B31];&quot;TT&quot;)  &amp; &quot;-&quot; &amp; TEXT([.C31];&quot;TT&quot;)  &amp;  &quot; KW &quot; &amp; [.A31]" table:style-name="ce1">
            <text:p>Jul 30-05 KW 31</text:p>
          </table:table-cell>
          <table:table-cell office:value-type="string" office:string-value="&quot;Woche31&quot;:&quot;Jul 30-05 KW 31&quot;," table:formula="of:=&quot;&quot;&quot;Woche&quot;&amp;[.A31]&amp;&quot;&quot;&quot;:&quot;&quot;&quot;&amp;[.G31]&amp;&quot;&quot;&quot;,&quot;" table:style-name="ce1">
            <text:p>"Woche31":"Jul 30-05 KW 31",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8-06T00:00:00" table:formula="of:=DATE(2017;1;1)+([.A32]-1)*7" table:style-name="ce2">
            <text:p>06.08.2017</text:p>
          </table:table-cell>
          <table:table-cell office:value-type="date" office:date-value="2017-08-12T00:00:00" table:formula="of:=[.B32]+6" table:style-name="ce2">
            <text:p>12.08.2017</text:p>
          </table:table-cell>
          <table:table-cell office:value-type="float" office:value="6" table:formula="of:=DAY([.B32])" table:style-name="ce1">
            <text:p>6</text:p>
          </table:table-cell>
          <table:table-cell office:value-type="float" office:value="1" table:formula="of:=ROUNDDOWN(VALUE([.D32])/7;0)+1" table:style-name="ce3">
            <text:p>1</text:p>
          </table:table-cell>
          <table:table-cell office:value-type="date" office:date-value="2017-08-06T00:00:00" table:formula="of:=[.B32]" table:style-name="ce4">
            <text:p>Aug</text:p>
          </table:table-cell>
          <table:table-cell office:value-type="string" office:string-value="Aug 06-12 KW 32" table:formula="of:=TEXT([.B32];&quot;MMM&quot;) &amp; &quot; &quot; &amp; TEXT([.B32];&quot;TT&quot;)  &amp; &quot;-&quot; &amp; TEXT([.C32];&quot;TT&quot;)  &amp;  &quot; KW &quot; &amp; [.A32]" table:style-name="ce1">
            <text:p>Aug 06-12 KW 32</text:p>
          </table:table-cell>
          <table:table-cell office:value-type="string" office:string-value="&quot;Woche32&quot;:&quot;Aug 06-12 KW 32&quot;," table:formula="of:=&quot;&quot;&quot;Woche&quot;&amp;[.A32]&amp;&quot;&quot;&quot;:&quot;&quot;&quot;&amp;[.G32]&amp;&quot;&quot;&quot;,&quot;" table:style-name="ce1">
            <text:p>"Woche32":"Aug 06-12 KW 32",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8-13T00:00:00" table:formula="of:=DATE(2017;1;1)+([.A33]-1)*7" table:style-name="ce2">
            <text:p>13.08.2017</text:p>
          </table:table-cell>
          <table:table-cell office:value-type="date" office:date-value="2017-08-19T00:00:00" table:formula="of:=[.B33]+6" table:style-name="ce2">
            <text:p>19.08.2017</text:p>
          </table:table-cell>
          <table:table-cell office:value-type="float" office:value="13" table:formula="of:=DAY([.B33])" table:style-name="ce1">
            <text:p>13</text:p>
          </table:table-cell>
          <table:table-cell office:value-type="float" office:value="2" table:formula="of:=ROUNDDOWN(VALUE([.D33])/7;0)+1" table:style-name="ce3">
            <text:p>2</text:p>
          </table:table-cell>
          <table:table-cell office:value-type="date" office:date-value="2017-08-13T00:00:00" table:formula="of:=[.B33]" table:style-name="ce4">
            <text:p>Aug</text:p>
          </table:table-cell>
          <table:table-cell office:value-type="string" office:string-value="Aug 13-19 KW 33" table:formula="of:=TEXT([.B33];&quot;MMM&quot;) &amp; &quot; &quot; &amp; TEXT([.B33];&quot;TT&quot;)  &amp; &quot;-&quot; &amp; TEXT([.C33];&quot;TT&quot;)  &amp;  &quot; KW &quot; &amp; [.A33]" table:style-name="ce1">
            <text:p>Aug 13-19 KW 33</text:p>
          </table:table-cell>
          <table:table-cell office:value-type="string" office:string-value="&quot;Woche33&quot;:&quot;Aug 13-19 KW 33&quot;," table:formula="of:=&quot;&quot;&quot;Woche&quot;&amp;[.A33]&amp;&quot;&quot;&quot;:&quot;&quot;&quot;&amp;[.G33]&amp;&quot;&quot;&quot;,&quot;" table:style-name="ce1">
            <text:p>"Woche33":"Aug 13-19 KW 33",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7-08-20T00:00:00" table:formula="of:=DATE(2017;1;1)+([.A34]-1)*7" table:style-name="ce2">
            <text:p>20.08.2017</text:p>
          </table:table-cell>
          <table:table-cell office:value-type="date" office:date-value="2017-08-26T00:00:00" table:formula="of:=[.B34]+6" table:style-name="ce2">
            <text:p>26.08.2017</text:p>
          </table:table-cell>
          <table:table-cell office:value-type="float" office:value="20" table:formula="of:=DAY([.B34])" table:style-name="ce1">
            <text:p>20</text:p>
          </table:table-cell>
          <table:table-cell office:value-type="float" office:value="3" table:formula="of:=ROUNDDOWN(VALUE([.D34])/7;0)+1" table:style-name="ce3">
            <text:p>3</text:p>
          </table:table-cell>
          <table:table-cell office:value-type="date" office:date-value="2017-08-20T00:00:00" table:formula="of:=[.B34]" table:style-name="ce4">
            <text:p>Aug</text:p>
          </table:table-cell>
          <table:table-cell office:value-type="string" office:string-value="Aug 20-26 KW 34" table:formula="of:=TEXT([.B34];&quot;MMM&quot;) &amp; &quot; &quot; &amp; TEXT([.B34];&quot;TT&quot;)  &amp; &quot;-&quot; &amp; TEXT([.C34];&quot;TT&quot;)  &amp;  &quot; KW &quot; &amp; [.A34]" table:style-name="ce1">
            <text:p>Aug 20-26 KW 34</text:p>
          </table:table-cell>
          <table:table-cell office:value-type="string" office:string-value="&quot;Woche34&quot;:&quot;Aug 20-26 KW 34&quot;," table:formula="of:=&quot;&quot;&quot;Woche&quot;&amp;[.A34]&amp;&quot;&quot;&quot;:&quot;&quot;&quot;&amp;[.G34]&amp;&quot;&quot;&quot;,&quot;" table:style-name="ce1">
            <text:p>"Woche34":"Aug 20-26 KW 34",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7-08-27T00:00:00" table:formula="of:=DATE(2017;1;1)+([.A35]-1)*7" table:style-name="ce2">
            <text:p>27.08.2017</text:p>
          </table:table-cell>
          <table:table-cell office:value-type="date" office:date-value="2017-09-02T00:00:00" table:formula="of:=[.B35]+6" table:style-name="ce2">
            <text:p>02.09.2017</text:p>
          </table:table-cell>
          <table:table-cell office:value-type="float" office:value="27" table:formula="of:=DAY([.B35])" table:style-name="ce1">
            <text:p>27</text:p>
          </table:table-cell>
          <table:table-cell office:value-type="float" office:value="4" table:formula="of:=ROUNDDOWN(VALUE([.D35])/7;0)+1" table:style-name="ce3">
            <text:p>4</text:p>
          </table:table-cell>
          <table:table-cell office:value-type="date" office:date-value="2017-08-27T00:00:00" table:formula="of:=[.B35]" table:style-name="ce4">
            <text:p>Aug</text:p>
          </table:table-cell>
          <table:table-cell office:value-type="string" office:string-value="Aug 27-02 KW 35" table:formula="of:=TEXT([.B35];&quot;MMM&quot;) &amp; &quot; &quot; &amp; TEXT([.B35];&quot;TT&quot;)  &amp; &quot;-&quot; &amp; TEXT([.C35];&quot;TT&quot;)  &amp;  &quot; KW &quot; &amp; [.A35]" table:style-name="ce1">
            <text:p>Aug 27-02 KW 35</text:p>
          </table:table-cell>
          <table:table-cell office:value-type="string" office:string-value="&quot;Woche35&quot;:&quot;Aug 27-02 KW 35&quot;," table:formula="of:=&quot;&quot;&quot;Woche&quot;&amp;[.A35]&amp;&quot;&quot;&quot;:&quot;&quot;&quot;&amp;[.G35]&amp;&quot;&quot;&quot;,&quot;" table:style-name="ce1">
            <text:p>"Woche35":"Aug 27-02 KW 35",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9-03T00:00:00" table:formula="of:=DATE(2017;1;1)+([.A36]-1)*7" table:style-name="ce2">
            <text:p>03.09.2017</text:p>
          </table:table-cell>
          <table:table-cell office:value-type="date" office:date-value="2017-09-09T00:00:00" table:formula="of:=[.B36]+6" table:style-name="ce2">
            <text:p>09.09.2017</text:p>
          </table:table-cell>
          <table:table-cell office:value-type="float" office:value="3" table:formula="of:=DAY([.B36])" table:style-name="ce1">
            <text:p>3</text:p>
          </table:table-cell>
          <table:table-cell office:value-type="float" office:value="1" table:formula="of:=ROUNDDOWN(VALUE([.D36])/7;0)+1" table:style-name="ce3">
            <text:p>1</text:p>
          </table:table-cell>
          <table:table-cell office:value-type="date" office:date-value="2017-09-03T00:00:00" table:formula="of:=[.B36]" table:style-name="ce4">
            <text:p>Sep</text:p>
          </table:table-cell>
          <table:table-cell office:value-type="string" office:string-value="Sep 03-09 KW 36" table:formula="of:=TEXT([.B36];&quot;MMM&quot;) &amp; &quot; &quot; &amp; TEXT([.B36];&quot;TT&quot;)  &amp; &quot;-&quot; &amp; TEXT([.C36];&quot;TT&quot;)  &amp;  &quot; KW &quot; &amp; [.A36]" table:style-name="ce1">
            <text:p>Sep 03-09 KW 36</text:p>
          </table:table-cell>
          <table:table-cell office:value-type="string" office:string-value="&quot;Woche36&quot;:&quot;Sep 03-09 KW 36&quot;," table:formula="of:=&quot;&quot;&quot;Woche&quot;&amp;[.A36]&amp;&quot;&quot;&quot;:&quot;&quot;&quot;&amp;[.G36]&amp;&quot;&quot;&quot;,&quot;" table:style-name="ce1">
            <text:p>"Woche36":"Sep 03-09 KW 36",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7-09-10T00:00:00" table:formula="of:=DATE(2017;1;1)+([.A37]-1)*7" table:style-name="ce2">
            <text:p>10.09.2017</text:p>
          </table:table-cell>
          <table:table-cell office:value-type="date" office:date-value="2017-09-16T00:00:00" table:formula="of:=[.B37]+6" table:style-name="ce2">
            <text:p>16.09.2017</text:p>
          </table:table-cell>
          <table:table-cell office:value-type="float" office:value="10" table:formula="of:=DAY([.B37])" table:style-name="ce1">
            <text:p>10</text:p>
          </table:table-cell>
          <table:table-cell office:value-type="float" office:value="2" table:formula="of:=ROUNDDOWN(VALUE([.D37])/7;0)+1" table:style-name="ce3">
            <text:p>2</text:p>
          </table:table-cell>
          <table:table-cell office:value-type="date" office:date-value="2017-09-10T00:00:00" table:formula="of:=[.B37]" table:style-name="ce4">
            <text:p>Sep</text:p>
          </table:table-cell>
          <table:table-cell office:value-type="string" office:string-value="Sep 10-16 KW 37" table:formula="of:=TEXT([.B37];&quot;MMM&quot;) &amp; &quot; &quot; &amp; TEXT([.B37];&quot;TT&quot;)  &amp; &quot;-&quot; &amp; TEXT([.C37];&quot;TT&quot;)  &amp;  &quot; KW &quot; &amp; [.A37]" table:style-name="ce1">
            <text:p>Sep 10-16 KW 37</text:p>
          </table:table-cell>
          <table:table-cell office:value-type="string" office:string-value="&quot;Woche37&quot;:&quot;Sep 10-16 KW 37&quot;," table:formula="of:=&quot;&quot;&quot;Woche&quot;&amp;[.A37]&amp;&quot;&quot;&quot;:&quot;&quot;&quot;&amp;[.G37]&amp;&quot;&quot;&quot;,&quot;" table:style-name="ce1">
            <text:p>"Woche37":"Sep 10-16 KW 37",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7-09-17T00:00:00" table:formula="of:=DATE(2017;1;1)+([.A38]-1)*7" table:style-name="ce2">
            <text:p>17.09.2017</text:p>
          </table:table-cell>
          <table:table-cell office:value-type="date" office:date-value="2017-09-23T00:00:00" table:formula="of:=[.B38]+6" table:style-name="ce2">
            <text:p>23.09.2017</text:p>
          </table:table-cell>
          <table:table-cell office:value-type="float" office:value="17" table:formula="of:=DAY([.B38])" table:style-name="ce1">
            <text:p>17</text:p>
          </table:table-cell>
          <table:table-cell office:value-type="float" office:value="3" table:formula="of:=ROUNDDOWN(VALUE([.D38])/7;0)+1" table:style-name="ce3">
            <text:p>3</text:p>
          </table:table-cell>
          <table:table-cell office:value-type="date" office:date-value="2017-09-17T00:00:00" table:formula="of:=[.B38]" table:style-name="ce4">
            <text:p>Sep</text:p>
          </table:table-cell>
          <table:table-cell office:value-type="string" office:string-value="Sep 17-23 KW 38" table:formula="of:=TEXT([.B38];&quot;MMM&quot;) &amp; &quot; &quot; &amp; TEXT([.B38];&quot;TT&quot;)  &amp; &quot;-&quot; &amp; TEXT([.C38];&quot;TT&quot;)  &amp;  &quot; KW &quot; &amp; [.A38]" table:style-name="ce1">
            <text:p>Sep 17-23 KW 38</text:p>
          </table:table-cell>
          <table:table-cell office:value-type="string" office:string-value="&quot;Woche38&quot;:&quot;Sep 17-23 KW 38&quot;," table:formula="of:=&quot;&quot;&quot;Woche&quot;&amp;[.A38]&amp;&quot;&quot;&quot;:&quot;&quot;&quot;&amp;[.G38]&amp;&quot;&quot;&quot;,&quot;" table:style-name="ce1">
            <text:p>"Woche38":"Sep 17-23 KW 38",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7-09-24T00:00:00" table:formula="of:=DATE(2017;1;1)+([.A39]-1)*7" table:style-name="ce2">
            <text:p>24.09.2017</text:p>
          </table:table-cell>
          <table:table-cell office:value-type="date" office:date-value="2017-09-30T00:00:00" table:formula="of:=[.B39]+6" table:style-name="ce2">
            <text:p>30.09.2017</text:p>
          </table:table-cell>
          <table:table-cell office:value-type="float" office:value="24" table:formula="of:=DAY([.B39])" table:style-name="ce1">
            <text:p>24</text:p>
          </table:table-cell>
          <table:table-cell office:value-type="float" office:value="4" table:formula="of:=ROUNDDOWN(VALUE([.D39])/7;0)+1" table:style-name="ce3">
            <text:p>4</text:p>
          </table:table-cell>
          <table:table-cell office:value-type="date" office:date-value="2017-09-24T00:00:00" table:formula="of:=[.B39]" table:style-name="ce4">
            <text:p>Sep</text:p>
          </table:table-cell>
          <table:table-cell office:value-type="string" office:string-value="Sep 24-30 KW 39" table:formula="of:=TEXT([.B39];&quot;MMM&quot;) &amp; &quot; &quot; &amp; TEXT([.B39];&quot;TT&quot;)  &amp; &quot;-&quot; &amp; TEXT([.C39];&quot;TT&quot;)  &amp;  &quot; KW &quot; &amp; [.A39]" table:style-name="ce1">
            <text:p>Sep 24-30 KW 39</text:p>
          </table:table-cell>
          <table:table-cell office:value-type="string" office:string-value="&quot;Woche39&quot;:&quot;Sep 24-30 KW 39&quot;," table:formula="of:=&quot;&quot;&quot;Woche&quot;&amp;[.A39]&amp;&quot;&quot;&quot;:&quot;&quot;&quot;&amp;[.G39]&amp;&quot;&quot;&quot;,&quot;" table:style-name="ce1">
            <text:p>"Woche39":"Sep 24-30 KW 39",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7-10-01T00:00:00" table:formula="of:=DATE(2017;1;1)+([.A40]-1)*7" table:style-name="ce2">
            <text:p>01.10.2017</text:p>
          </table:table-cell>
          <table:table-cell office:value-type="date" office:date-value="2017-10-07T00:00:00" table:formula="of:=[.B40]+6" table:style-name="ce2">
            <text:p>07.10.2017</text:p>
          </table:table-cell>
          <table:table-cell office:value-type="float" office:value="1" table:formula="of:=DAY([.B40])" table:style-name="ce1">
            <text:p>1</text:p>
          </table:table-cell>
          <table:table-cell office:value-type="float" office:value="1" table:formula="of:=ROUNDDOWN(VALUE([.D40])/7;0)+1" table:style-name="ce3">
            <text:p>1</text:p>
          </table:table-cell>
          <table:table-cell office:value-type="date" office:date-value="2017-10-01T00:00:00" table:formula="of:=[.B40]" table:style-name="ce4">
            <text:p>Okt</text:p>
          </table:table-cell>
          <table:table-cell office:value-type="string" office:string-value="Okt 01-07 KW 40" table:formula="of:=TEXT([.B40];&quot;MMM&quot;) &amp; &quot; &quot; &amp; TEXT([.B40];&quot;TT&quot;)  &amp; &quot;-&quot; &amp; TEXT([.C40];&quot;TT&quot;)  &amp;  &quot; KW &quot; &amp; [.A40]" table:style-name="ce1">
            <text:p>Okt 01-07 KW 40</text:p>
          </table:table-cell>
          <table:table-cell office:value-type="string" office:string-value="&quot;Woche40&quot;:&quot;Okt 01-07 KW 40&quot;," table:formula="of:=&quot;&quot;&quot;Woche&quot;&amp;[.A40]&amp;&quot;&quot;&quot;:&quot;&quot;&quot;&amp;[.G40]&amp;&quot;&quot;&quot;,&quot;" table:style-name="ce1">
            <text:p>"Woche40":"Okt 01-07 KW 40",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7-10-08T00:00:00" table:formula="of:=DATE(2017;1;1)+([.A41]-1)*7" table:style-name="ce2">
            <text:p>08.10.2017</text:p>
          </table:table-cell>
          <table:table-cell office:value-type="date" office:date-value="2017-10-14T00:00:00" table:formula="of:=[.B41]+6" table:style-name="ce2">
            <text:p>14.10.2017</text:p>
          </table:table-cell>
          <table:table-cell office:value-type="float" office:value="8" table:formula="of:=DAY([.B41])" table:style-name="ce1">
            <text:p>8</text:p>
          </table:table-cell>
          <table:table-cell office:value-type="float" office:value="2" table:formula="of:=ROUNDDOWN(VALUE([.D41])/7;0)+1" table:style-name="ce3">
            <text:p>2</text:p>
          </table:table-cell>
          <table:table-cell office:value-type="date" office:date-value="2017-10-08T00:00:00" table:formula="of:=[.B41]" table:style-name="ce4">
            <text:p>Okt</text:p>
          </table:table-cell>
          <table:table-cell office:value-type="string" office:string-value="Okt 08-14 KW 41" table:formula="of:=TEXT([.B41];&quot;MMM&quot;) &amp; &quot; &quot; &amp; TEXT([.B41];&quot;TT&quot;)  &amp; &quot;-&quot; &amp; TEXT([.C41];&quot;TT&quot;)  &amp;  &quot; KW &quot; &amp; [.A41]" table:style-name="ce1">
            <text:p>Okt 08-14 KW 41</text:p>
          </table:table-cell>
          <table:table-cell office:value-type="string" office:string-value="&quot;Woche41&quot;:&quot;Okt 08-14 KW 41&quot;," table:formula="of:=&quot;&quot;&quot;Woche&quot;&amp;[.A41]&amp;&quot;&quot;&quot;:&quot;&quot;&quot;&amp;[.G41]&amp;&quot;&quot;&quot;,&quot;" table:style-name="ce1">
            <text:p>"Woche41":"Okt 08-14 KW 41",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7-10-15T00:00:00" table:formula="of:=DATE(2017;1;1)+([.A42]-1)*7" table:style-name="ce2">
            <text:p>15.10.2017</text:p>
          </table:table-cell>
          <table:table-cell office:value-type="date" office:date-value="2017-10-21T00:00:00" table:formula="of:=[.B42]+6" table:style-name="ce2">
            <text:p>21.10.2017</text:p>
          </table:table-cell>
          <table:table-cell office:value-type="float" office:value="15" table:formula="of:=DAY([.B42])" table:style-name="ce1">
            <text:p>15</text:p>
          </table:table-cell>
          <table:table-cell office:value-type="float" office:value="3" table:formula="of:=ROUNDDOWN(VALUE([.D42])/7;0)+1" table:style-name="ce3">
            <text:p>3</text:p>
          </table:table-cell>
          <table:table-cell office:value-type="date" office:date-value="2017-10-15T00:00:00" table:formula="of:=[.B42]" table:style-name="ce4">
            <text:p>Okt</text:p>
          </table:table-cell>
          <table:table-cell office:value-type="string" office:string-value="Okt 15-21 KW 42" table:formula="of:=TEXT([.B42];&quot;MMM&quot;) &amp; &quot; &quot; &amp; TEXT([.B42];&quot;TT&quot;)  &amp; &quot;-&quot; &amp; TEXT([.C42];&quot;TT&quot;)  &amp;  &quot; KW &quot; &amp; [.A42]" table:style-name="ce1">
            <text:p>Okt 15-21 KW 42</text:p>
          </table:table-cell>
          <table:table-cell office:value-type="string" office:string-value="&quot;Woche42&quot;:&quot;Okt 15-21 KW 42&quot;," table:formula="of:=&quot;&quot;&quot;Woche&quot;&amp;[.A42]&amp;&quot;&quot;&quot;:&quot;&quot;&quot;&amp;[.G42]&amp;&quot;&quot;&quot;,&quot;" table:style-name="ce1">
            <text:p>"Woche42":"Okt 15-21 KW 42",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10-22T00:00:00" table:formula="of:=DATE(2017;1;1)+([.A43]-1)*7" table:style-name="ce2">
            <text:p>22.10.2017</text:p>
          </table:table-cell>
          <table:table-cell office:value-type="date" office:date-value="2017-10-28T00:00:00" table:formula="of:=[.B43]+6" table:style-name="ce2">
            <text:p>28.10.2017</text:p>
          </table:table-cell>
          <table:table-cell office:value-type="float" office:value="22" table:formula="of:=DAY([.B43])" table:style-name="ce1">
            <text:p>22</text:p>
          </table:table-cell>
          <table:table-cell office:value-type="float" office:value="4" table:formula="of:=ROUNDDOWN(VALUE([.D43])/7;0)+1" table:style-name="ce3">
            <text:p>4</text:p>
          </table:table-cell>
          <table:table-cell office:value-type="date" office:date-value="2017-10-22T00:00:00" table:formula="of:=[.B43]" table:style-name="ce4">
            <text:p>Okt</text:p>
          </table:table-cell>
          <table:table-cell office:value-type="string" office:string-value="Okt 22-28 KW 43" table:formula="of:=TEXT([.B43];&quot;MMM&quot;) &amp; &quot; &quot; &amp; TEXT([.B43];&quot;TT&quot;)  &amp; &quot;-&quot; &amp; TEXT([.C43];&quot;TT&quot;)  &amp;  &quot; KW &quot; &amp; [.A43]" table:style-name="ce1">
            <text:p>Okt 22-28 KW 43</text:p>
          </table:table-cell>
          <table:table-cell office:value-type="string" office:string-value="&quot;Woche43&quot;:&quot;Okt 22-28 KW 43&quot;," table:formula="of:=&quot;&quot;&quot;Woche&quot;&amp;[.A43]&amp;&quot;&quot;&quot;:&quot;&quot;&quot;&amp;[.G43]&amp;&quot;&quot;&quot;,&quot;" table:style-name="ce1">
            <text:p>"Woche43":"Okt 22-28 KW 43",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10-29T00:00:00" table:formula="of:=DATE(2017;1;1)+([.A44]-1)*7" table:style-name="ce2">
            <text:p>29.10.2017</text:p>
          </table:table-cell>
          <table:table-cell office:value-type="date" office:date-value="2017-11-04T00:00:00" table:formula="of:=[.B44]+6" table:style-name="ce2">
            <text:p>04.11.2017</text:p>
          </table:table-cell>
          <table:table-cell office:value-type="float" office:value="29" table:formula="of:=DAY([.B44])" table:style-name="ce1">
            <text:p>29</text:p>
          </table:table-cell>
          <table:table-cell office:value-type="float" office:value="5" table:formula="of:=ROUNDDOWN(VALUE([.D44])/7;0)+1" table:style-name="ce3">
            <text:p>5</text:p>
          </table:table-cell>
          <table:table-cell office:value-type="date" office:date-value="2017-10-29T00:00:00" table:formula="of:=[.B44]" table:style-name="ce4">
            <text:p>Okt</text:p>
          </table:table-cell>
          <table:table-cell office:value-type="string" office:string-value="Okt 29-04 KW 44" table:formula="of:=TEXT([.B44];&quot;MMM&quot;) &amp; &quot; &quot; &amp; TEXT([.B44];&quot;TT&quot;)  &amp; &quot;-&quot; &amp; TEXT([.C44];&quot;TT&quot;)  &amp;  &quot; KW &quot; &amp; [.A44]" table:style-name="ce1">
            <text:p>Okt 29-04 KW 44</text:p>
          </table:table-cell>
          <table:table-cell office:value-type="string" office:string-value="&quot;Woche44&quot;:&quot;Okt 29-04 KW 44&quot;," table:formula="of:=&quot;&quot;&quot;Woche&quot;&amp;[.A44]&amp;&quot;&quot;&quot;:&quot;&quot;&quot;&amp;[.G44]&amp;&quot;&quot;&quot;,&quot;" table:style-name="ce1">
            <text:p>"Woche44":"Okt 29-04 KW 44",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11-05T00:00:00" table:formula="of:=DATE(2017;1;1)+([.A45]-1)*7" table:style-name="ce2">
            <text:p>05.11.2017</text:p>
          </table:table-cell>
          <table:table-cell office:value-type="date" office:date-value="2017-11-11T00:00:00" table:formula="of:=[.B45]+6" table:style-name="ce2">
            <text:p>11.11.2017</text:p>
          </table:table-cell>
          <table:table-cell office:value-type="float" office:value="5" table:formula="of:=DAY([.B45])" table:style-name="ce1">
            <text:p>5</text:p>
          </table:table-cell>
          <table:table-cell office:value-type="float" office:value="1" table:formula="of:=ROUNDDOWN(VALUE([.D45])/7;0)+1" table:style-name="ce3">
            <text:p>1</text:p>
          </table:table-cell>
          <table:table-cell office:value-type="date" office:date-value="2017-11-05T00:00:00" table:formula="of:=[.B45]" table:style-name="ce4">
            <text:p>Nov</text:p>
          </table:table-cell>
          <table:table-cell office:value-type="string" office:string-value="Nov 05-11 KW 45" table:formula="of:=TEXT([.B45];&quot;MMM&quot;) &amp; &quot; &quot; &amp; TEXT([.B45];&quot;TT&quot;)  &amp; &quot;-&quot; &amp; TEXT([.C45];&quot;TT&quot;)  &amp;  &quot; KW &quot; &amp; [.A45]" table:style-name="ce1">
            <text:p>Nov 05-11 KW 45</text:p>
          </table:table-cell>
          <table:table-cell office:value-type="string" office:string-value="&quot;Woche45&quot;:&quot;Nov 05-11 KW 45&quot;," table:formula="of:=&quot;&quot;&quot;Woche&quot;&amp;[.A45]&amp;&quot;&quot;&quot;:&quot;&quot;&quot;&amp;[.G45]&amp;&quot;&quot;&quot;,&quot;" table:style-name="ce1">
            <text:p>"Woche45":"Nov 05-11 KW 45",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11-12T00:00:00" table:formula="of:=DATE(2017;1;1)+([.A46]-1)*7" table:style-name="ce2">
            <text:p>12.11.2017</text:p>
          </table:table-cell>
          <table:table-cell office:value-type="date" office:date-value="2017-11-18T00:00:00" table:formula="of:=[.B46]+6" table:style-name="ce2">
            <text:p>18.11.2017</text:p>
          </table:table-cell>
          <table:table-cell office:value-type="float" office:value="12" table:formula="of:=DAY([.B46])" table:style-name="ce1">
            <text:p>12</text:p>
          </table:table-cell>
          <table:table-cell office:value-type="float" office:value="2" table:formula="of:=ROUNDDOWN(VALUE([.D46])/7;0)+1" table:style-name="ce3">
            <text:p>2</text:p>
          </table:table-cell>
          <table:table-cell office:value-type="date" office:date-value="2017-11-12T00:00:00" table:formula="of:=[.B46]" table:style-name="ce4">
            <text:p>Nov</text:p>
          </table:table-cell>
          <table:table-cell office:value-type="string" office:string-value="Nov 12-18 KW 46" table:formula="of:=TEXT([.B46];&quot;MMM&quot;) &amp; &quot; &quot; &amp; TEXT([.B46];&quot;TT&quot;)  &amp; &quot;-&quot; &amp; TEXT([.C46];&quot;TT&quot;)  &amp;  &quot; KW &quot; &amp; [.A46]" table:style-name="ce1">
            <text:p>Nov 12-18 KW 46</text:p>
          </table:table-cell>
          <table:table-cell office:value-type="string" office:string-value="&quot;Woche46&quot;:&quot;Nov 12-18 KW 46&quot;," table:formula="of:=&quot;&quot;&quot;Woche&quot;&amp;[.A46]&amp;&quot;&quot;&quot;:&quot;&quot;&quot;&amp;[.G46]&amp;&quot;&quot;&quot;,&quot;" table:style-name="ce1">
            <text:p>"Woche46":"Nov 12-18 KW 46",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7-11-19T00:00:00" table:formula="of:=DATE(2017;1;1)+([.A47]-1)*7" table:style-name="ce2">
            <text:p>19.11.2017</text:p>
          </table:table-cell>
          <table:table-cell office:value-type="date" office:date-value="2017-11-25T00:00:00" table:formula="of:=[.B47]+6" table:style-name="ce2">
            <text:p>25.11.2017</text:p>
          </table:table-cell>
          <table:table-cell office:value-type="float" office:value="19" table:formula="of:=DAY([.B47])" table:style-name="ce1">
            <text:p>19</text:p>
          </table:table-cell>
          <table:table-cell office:value-type="float" office:value="3" table:formula="of:=ROUNDDOWN(VALUE([.D47])/7;0)+1" table:style-name="ce3">
            <text:p>3</text:p>
          </table:table-cell>
          <table:table-cell office:value-type="date" office:date-value="2017-11-19T00:00:00" table:formula="of:=[.B47]" table:style-name="ce4">
            <text:p>Nov</text:p>
          </table:table-cell>
          <table:table-cell office:value-type="string" office:string-value="Nov 19-25 KW 47" table:formula="of:=TEXT([.B47];&quot;MMM&quot;) &amp; &quot; &quot; &amp; TEXT([.B47];&quot;TT&quot;)  &amp; &quot;-&quot; &amp; TEXT([.C47];&quot;TT&quot;)  &amp;  &quot; KW &quot; &amp; [.A47]" table:style-name="ce1">
            <text:p>Nov 19-25 KW 47</text:p>
          </table:table-cell>
          <table:table-cell office:value-type="string" office:string-value="&quot;Woche47&quot;:&quot;Nov 19-25 KW 47&quot;," table:formula="of:=&quot;&quot;&quot;Woche&quot;&amp;[.A47]&amp;&quot;&quot;&quot;:&quot;&quot;&quot;&amp;[.G47]&amp;&quot;&quot;&quot;,&quot;" table:style-name="ce1">
            <text:p>"Woche47":"Nov 19-25 KW 47",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7-11-26T00:00:00" table:formula="of:=DATE(2017;1;1)+([.A48]-1)*7" table:style-name="ce2">
            <text:p>26.11.2017</text:p>
          </table:table-cell>
          <table:table-cell office:value-type="date" office:date-value="2017-12-02T00:00:00" table:formula="of:=[.B48]+6" table:style-name="ce2">
            <text:p>02.12.2017</text:p>
          </table:table-cell>
          <table:table-cell office:value-type="float" office:value="26" table:formula="of:=DAY([.B48])" table:style-name="ce1">
            <text:p>26</text:p>
          </table:table-cell>
          <table:table-cell office:value-type="float" office:value="4" table:formula="of:=ROUNDDOWN(VALUE([.D48])/7;0)+1" table:style-name="ce3">
            <text:p>4</text:p>
          </table:table-cell>
          <table:table-cell office:value-type="date" office:date-value="2017-11-26T00:00:00" table:formula="of:=[.B48]" table:style-name="ce4">
            <text:p>Nov</text:p>
          </table:table-cell>
          <table:table-cell office:value-type="string" office:string-value="Nov 26-02 KW 48" table:formula="of:=TEXT([.B48];&quot;MMM&quot;) &amp; &quot; &quot; &amp; TEXT([.B48];&quot;TT&quot;)  &amp; &quot;-&quot; &amp; TEXT([.C48];&quot;TT&quot;)  &amp;  &quot; KW &quot; &amp; [.A48]" table:style-name="ce1">
            <text:p>Nov 26-02 KW 48</text:p>
          </table:table-cell>
          <table:table-cell office:value-type="string" office:string-value="&quot;Woche48&quot;:&quot;Nov 26-02 KW 48&quot;," table:formula="of:=&quot;&quot;&quot;Woche&quot;&amp;[.A48]&amp;&quot;&quot;&quot;:&quot;&quot;&quot;&amp;[.G48]&amp;&quot;&quot;&quot;,&quot;" table:style-name="ce1">
            <text:p>"Woche48":"Nov 26-02 KW 48",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7-12-03T00:00:00" table:formula="of:=DATE(2017;1;1)+([.A49]-1)*7" table:style-name="ce2">
            <text:p>03.12.2017</text:p>
          </table:table-cell>
          <table:table-cell office:value-type="date" office:date-value="2017-12-09T00:00:00" table:formula="of:=[.B49]+6" table:style-name="ce2">
            <text:p>09.12.2017</text:p>
          </table:table-cell>
          <table:table-cell office:value-type="float" office:value="3" table:formula="of:=DAY([.B49])" table:style-name="ce1">
            <text:p>3</text:p>
          </table:table-cell>
          <table:table-cell office:value-type="float" office:value="1" table:formula="of:=ROUNDDOWN(VALUE([.D49])/7;0)+1" table:style-name="ce3">
            <text:p>1</text:p>
          </table:table-cell>
          <table:table-cell office:value-type="date" office:date-value="2017-12-03T00:00:00" table:formula="of:=[.B49]" table:style-name="ce4">
            <text:p>Dez</text:p>
          </table:table-cell>
          <table:table-cell office:value-type="string" office:string-value="Dez 03-09 KW 49" table:formula="of:=TEXT([.B49];&quot;MMM&quot;) &amp; &quot; &quot; &amp; TEXT([.B49];&quot;TT&quot;)  &amp; &quot;-&quot; &amp; TEXT([.C49];&quot;TT&quot;)  &amp;  &quot; KW &quot; &amp; [.A49]" table:style-name="ce1">
            <text:p>Dez 03-09 KW 49</text:p>
          </table:table-cell>
          <table:table-cell office:value-type="string" office:string-value="&quot;Woche49&quot;:&quot;Dez 03-09 KW 49&quot;," table:formula="of:=&quot;&quot;&quot;Woche&quot;&amp;[.A49]&amp;&quot;&quot;&quot;:&quot;&quot;&quot;&amp;[.G49]&amp;&quot;&quot;&quot;,&quot;" table:style-name="ce1">
            <text:p>"Woche49":"Dez 03-09 KW 49",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12-10T00:00:00" table:formula="of:=DATE(2017;1;1)+([.A50]-1)*7" table:style-name="ce2">
            <text:p>10.12.2017</text:p>
          </table:table-cell>
          <table:table-cell office:value-type="date" office:date-value="2017-12-16T00:00:00" table:formula="of:=[.B50]+6" table:style-name="ce2">
            <text:p>16.12.2017</text:p>
          </table:table-cell>
          <table:table-cell office:value-type="float" office:value="10" table:formula="of:=DAY([.B50])" table:style-name="ce1">
            <text:p>10</text:p>
          </table:table-cell>
          <table:table-cell office:value-type="float" office:value="2" table:formula="of:=ROUNDDOWN(VALUE([.D50])/7;0)+1" table:style-name="ce3">
            <text:p>2</text:p>
          </table:table-cell>
          <table:table-cell office:value-type="date" office:date-value="2017-12-10T00:00:00" table:formula="of:=[.B50]" table:style-name="ce4">
            <text:p>Dez</text:p>
          </table:table-cell>
          <table:table-cell office:value-type="string" office:string-value="Dez 10-16 KW 50" table:formula="of:=TEXT([.B50];&quot;MMM&quot;) &amp; &quot; &quot; &amp; TEXT([.B50];&quot;TT&quot;)  &amp; &quot;-&quot; &amp; TEXT([.C50];&quot;TT&quot;)  &amp;  &quot; KW &quot; &amp; [.A50]" table:style-name="ce1">
            <text:p>Dez 10-16 KW 50</text:p>
          </table:table-cell>
          <table:table-cell office:value-type="string" office:string-value="&quot;Woche50&quot;:&quot;Dez 10-16 KW 50&quot;," table:formula="of:=&quot;&quot;&quot;Woche&quot;&amp;[.A50]&amp;&quot;&quot;&quot;:&quot;&quot;&quot;&amp;[.G50]&amp;&quot;&quot;&quot;,&quot;" table:style-name="ce1">
            <text:p>"Woche50":"Dez 10-16 KW 50",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12-17T00:00:00" table:formula="of:=DATE(2017;1;1)+([.A51]-1)*7" table:style-name="ce2">
            <text:p>17.12.2017</text:p>
          </table:table-cell>
          <table:table-cell office:value-type="date" office:date-value="2017-12-23T00:00:00" table:formula="of:=[.B51]+6" table:style-name="ce2">
            <text:p>23.12.2017</text:p>
          </table:table-cell>
          <table:table-cell office:value-type="float" office:value="17" table:formula="of:=DAY([.B51])" table:style-name="ce1">
            <text:p>17</text:p>
          </table:table-cell>
          <table:table-cell office:value-type="float" office:value="3" table:formula="of:=ROUNDDOWN(VALUE([.D51])/7;0)+1" table:style-name="ce3">
            <text:p>3</text:p>
          </table:table-cell>
          <table:table-cell office:value-type="date" office:date-value="2017-12-17T00:00:00" table:formula="of:=[.B51]" table:style-name="ce4">
            <text:p>Dez</text:p>
          </table:table-cell>
          <table:table-cell office:value-type="string" office:string-value="Dez 17-23 KW 51" table:formula="of:=TEXT([.B51];&quot;MMM&quot;) &amp; &quot; &quot; &amp; TEXT([.B51];&quot;TT&quot;)  &amp; &quot;-&quot; &amp; TEXT([.C51];&quot;TT&quot;)  &amp;  &quot; KW &quot; &amp; [.A51]" table:style-name="ce1">
            <text:p>Dez 17-23 KW 51</text:p>
          </table:table-cell>
          <table:table-cell office:value-type="string" office:string-value="&quot;Woche51&quot;:&quot;Dez 17-23 KW 51&quot;," table:formula="of:=&quot;&quot;&quot;Woche&quot;&amp;[.A51]&amp;&quot;&quot;&quot;:&quot;&quot;&quot;&amp;[.G51]&amp;&quot;&quot;&quot;,&quot;" table:style-name="ce1">
            <text:p>"Woche51":"Dez 17-23 KW 51",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12-24T00:00:00" table:formula="of:=DATE(2017;1;1)+([.A52]-1)*7" table:style-name="ce2">
            <text:p>24.12.2017</text:p>
          </table:table-cell>
          <table:table-cell office:value-type="date" office:date-value="2017-12-30T00:00:00" table:formula="of:=[.B52]+6" table:style-name="ce2">
            <text:p>30.12.2017</text:p>
          </table:table-cell>
          <table:table-cell office:value-type="float" office:value="24" table:formula="of:=DAY([.B52])" table:style-name="ce1">
            <text:p>24</text:p>
          </table:table-cell>
          <table:table-cell office:value-type="float" office:value="4" table:formula="of:=ROUNDDOWN(VALUE([.D52])/7;0)+1" table:style-name="ce3">
            <text:p>4</text:p>
          </table:table-cell>
          <table:table-cell office:value-type="date" office:date-value="2017-12-24T00:00:00" table:formula="of:=[.B52]" table:style-name="ce4">
            <text:p>Dez</text:p>
          </table:table-cell>
          <table:table-cell office:value-type="string" office:string-value="Dez 24-30 KW 52" table:formula="of:=TEXT([.B52];&quot;MMM&quot;) &amp; &quot; &quot; &amp; TEXT([.B52];&quot;TT&quot;)  &amp; &quot;-&quot; &amp; TEXT([.C52];&quot;TT&quot;)  &amp;  &quot; KW &quot; &amp; [.A52]" table:style-name="ce1">
            <text:p>Dez 24-30 KW 52</text:p>
          </table:table-cell>
          <table:table-cell office:value-type="string" office:string-value="&quot;Woche52&quot;:&quot;Dez 24-30 KW 52&quot;," table:formula="of:=&quot;&quot;&quot;Woche&quot;&amp;[.A52]&amp;&quot;&quot;&quot;:&quot;&quot;&quot;&amp;[.G52]&amp;&quot;&quot;&quot;,&quot;" table:style-name="ce1">
            <text:p>"Woche52":"Dez 24-30 KW 52",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12-31T00:00:00" table:formula="of:=DATE(2017;1;1)+([.A53]-1)*7" table:style-name="ce2">
            <text:p>31.12.2017</text:p>
          </table:table-cell>
          <table:table-cell office:value-type="date" office:date-value="2018-01-06T00:00:00" table:formula="of:=[.B53]+6" table:style-name="ce2">
            <text:p>06.01.2018</text:p>
          </table:table-cell>
          <table:table-cell office:value-type="float" office:value="31" table:formula="of:=DAY([.B53])" table:style-name="ce1">
            <text:p>31</text:p>
          </table:table-cell>
          <table:table-cell office:value-type="float" office:value="5" table:formula="of:=ROUNDDOWN(VALUE([.D53])/7;0)+1" table:style-name="ce3">
            <text:p>5</text:p>
          </table:table-cell>
          <table:table-cell office:value-type="date" office:date-value="2017-12-31T00:00:00" table:formula="of:=[.B53]" table:style-name="ce4">
            <text:p>Dez</text:p>
          </table:table-cell>
          <table:table-cell office:value-type="string" office:string-value="Dez 31-06 KW 53" table:formula="of:=TEXT([.B53];&quot;MMM&quot;) &amp; &quot; &quot; &amp; TEXT([.B53];&quot;TT&quot;)  &amp; &quot;-&quot; &amp; TEXT([.C53];&quot;TT&quot;)  &amp;  &quot; KW &quot; &amp; [.A53]" table:style-name="ce1">
            <text:p>Dez 31-06 KW 53</text:p>
          </table:table-cell>
          <table:table-cell office:value-type="string" office:string-value="&quot;Woche53&quot;:&quot;Dez 31-06 KW 53&quot;," table:formula="of:=&quot;&quot;&quot;Woche&quot;&amp;[.A53]&amp;&quot;&quot;&quot;:&quot;&quot;&quot;&amp;[.G53]&amp;&quot;&quot;&quot;,&quot;" table:style-name="ce1">
            <text:p>"Woche53":"Dez 31-06 KW 53",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07" table:style-name="ro1">
          <table:table-cell table:number-columns-repeated="16384"/>
        </table:table-row>
      </table:table>
      <table:table table:name="keyword-label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kw_alm</text:p>
          </table:table-cell>
          <table:table-cell office:value-type="string" office:string-value="alm" table:formula="of:=SUBSTITUTE([.A1];&quot;kw_&quot;;&quot;&quot;)" table:style-name="ce1">
            <text:p>alm</text:p>
          </table:table-cell>
          <table:table-cell office:value-type="string" table:style-name="ce1">
            <text:p>alm</text:p>
          </table:table-cell>
          <table:table-cell office:value-type="string" office:string-value="&quot;kw_alm&quot;:&quot;alm&quot;," table:formula="of:=&quot;&quot;&quot;&quot;&amp;[.A1]&amp;&quot;&quot;&quot;:&quot;&quot;&quot;&amp;LOWER([.C1])&amp;&quot;&quot;&quot;,&quot;" table:style-name="ce1">
            <text:p>"kw_alm":"al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rchitektur</text:p>
          </table:table-cell>
          <table:table-cell office:value-type="string" office:string-value="architektur" table:formula="of:=SUBSTITUTE([.A2];&quot;kw_&quot;;&quot;&quot;)" table:style-name="ce1">
            <text:p>architektur</text:p>
          </table:table-cell>
          <table:table-cell office:value-type="string" table:style-name="ce1">
            <text:p>architecture</text:p>
          </table:table-cell>
          <table:table-cell office:value-type="string" office:string-value="&quot;kw_architektur&quot;:&quot;architecture&quot;," table:formula="of:=&quot;&quot;&quot;&quot;&amp;[.A2]&amp;&quot;&quot;&quot;:&quot;&quot;&quot;&amp;LOWER([.C2])&amp;&quot;&quot;&quot;,&quot;" table:style-name="ce1">
            <text:p>"kw_architektur":"archite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ue</text:p>
          </table:table-cell>
          <table:table-cell office:value-type="string" office:string-value="aue" table:formula="of:=SUBSTITUTE([.A3];&quot;kw_&quot;;&quot;&quot;)" table:style-name="ce1">
            <text:p>aue</text:p>
          </table:table-cell>
          <table:table-cell office:value-type="string" table:style-name="ce1">
            <text:p>aue</text:p>
          </table:table-cell>
          <table:table-cell office:value-type="string" office:string-value="&quot;kw_aue&quot;:&quot;aue&quot;," table:formula="of:=&quot;&quot;&quot;&quot;&amp;[.A3]&amp;&quot;&quot;&quot;:&quot;&quot;&quot;&amp;LOWER([.C3])&amp;&quot;&quot;&quot;,&quot;" table:style-name="ce1">
            <text:p>"kw_aue":"a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ch</text:p>
          </table:table-cell>
          <table:table-cell office:value-type="string" office:string-value="bach" table:formula="of:=SUBSTITUTE([.A4];&quot;kw_&quot;;&quot;&quot;)" table:style-name="ce1">
            <text:p>bach</text:p>
          </table:table-cell>
          <table:table-cell office:value-type="string" table:style-name="ce1">
            <text:p>creek</text:p>
          </table:table-cell>
          <table:table-cell office:value-type="string" office:string-value="&quot;kw_bach&quot;:&quot;creek&quot;," table:formula="of:=&quot;&quot;&quot;&quot;&amp;[.A4]&amp;&quot;&quot;&quot;:&quot;&quot;&quot;&amp;LOWER([.C4])&amp;&quot;&quot;&quot;,&quot;" table:style-name="ce1">
            <text:p>"kw_bach":"cree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den</text:p>
          </table:table-cell>
          <table:table-cell office:value-type="string" office:string-value="baden" table:formula="of:=SUBSTITUTE([.A5];&quot;kw_&quot;;&quot;&quot;)" table:style-name="ce1">
            <text:p>baden</text:p>
          </table:table-cell>
          <table:table-cell office:value-type="string" table:style-name="ce1">
            <text:p>to bathe</text:p>
          </table:table-cell>
          <table:table-cell office:value-type="string" office:string-value="&quot;kw_baden&quot;:&quot;to bathe&quot;," table:formula="of:=&quot;&quot;&quot;&quot;&amp;[.A5]&amp;&quot;&quot;&quot;:&quot;&quot;&quot;&amp;LOWER([.C5])&amp;&quot;&quot;&quot;,&quot;" table:style-name="ce1">
            <text:p>"kw_baden":"to bath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sar</text:p>
          </table:table-cell>
          <table:table-cell office:value-type="string" office:string-value="basar" table:formula="of:=SUBSTITUTE([.A6];&quot;kw_&quot;;&quot;&quot;)" table:style-name="ce1">
            <text:p>basar</text:p>
          </table:table-cell>
          <table:table-cell office:value-type="string" table:style-name="ce1">
            <text:p>bazaar</text:p>
          </table:table-cell>
          <table:table-cell office:value-type="string" office:string-value="&quot;kw_basar&quot;:&quot;bazaar&quot;," table:formula="of:=&quot;&quot;&quot;&quot;&amp;[.A6]&amp;&quot;&quot;&quot;:&quot;&quot;&quot;&amp;LOWER([.C6])&amp;&quot;&quot;&quot;,&quot;" table:style-name="ce1">
            <text:p>"kw_basar":"bazaa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deckt</text:p>
          </table:table-cell>
          <table:table-cell office:value-type="string" office:string-value="bedeckt" table:formula="of:=SUBSTITUTE([.A7];&quot;kw_&quot;;&quot;&quot;)" table:style-name="ce1">
            <text:p>bedeckt</text:p>
          </table:table-cell>
          <table:table-cell office:value-type="string" table:style-name="ce1">
            <text:p>covered</text:p>
          </table:table-cell>
          <table:table-cell office:value-type="string" office:string-value="&quot;kw_bedeckt&quot;:&quot;covered&quot;," table:formula="of:=&quot;&quot;&quot;&quot;&amp;[.A7]&amp;&quot;&quot;&quot;:&quot;&quot;&quot;&amp;LOWER([.C7])&amp;&quot;&quot;&quot;,&quot;" table:style-name="ce1">
            <text:p>"kw_bedeckt":"cov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e</text:p>
          </table:table-cell>
          <table:table-cell office:value-type="string" office:string-value="berge" table:formula="of:=SUBSTITUTE([.A8];&quot;kw_&quot;;&quot;&quot;)" table:style-name="ce1">
            <text:p>berge</text:p>
          </table:table-cell>
          <table:table-cell office:value-type="string" table:style-name="ce1">
            <text:p>mountains</text:p>
          </table:table-cell>
          <table:table-cell office:value-type="string" office:string-value="&quot;kw_berge&quot;:&quot;mountains&quot;," table:formula="of:=&quot;&quot;&quot;&quot;&amp;[.A8]&amp;&quot;&quot;&quot;:&quot;&quot;&quot;&amp;LOWER([.C8])&amp;&quot;&quot;&quot;,&quot;" table:style-name="ce1">
            <text:p>"kw_berge":"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wald</text:p>
          </table:table-cell>
          <table:table-cell office:value-type="string" office:string-value="bergwald" table:formula="of:=SUBSTITUTE([.A9];&quot;kw_&quot;;&quot;&quot;)" table:style-name="ce1">
            <text:p>bergwald</text:p>
          </table:table-cell>
          <table:table-cell office:value-type="string" table:style-name="ce1">
            <text:p>mountain forest</text:p>
          </table:table-cell>
          <table:table-cell office:value-type="string" office:string-value="&quot;kw_bergwald&quot;:&quot;mountain forest&quot;," table:formula="of:=&quot;&quot;&quot;&quot;&amp;[.A9]&amp;&quot;&quot;&quot;:&quot;&quot;&quot;&amp;LOWER([.C9])&amp;&quot;&quot;&quot;,&quot;" table:style-name="ce1">
            <text:p>"kw_bergwald":"mountain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sichtigung</text:p>
          </table:table-cell>
          <table:table-cell office:value-type="string" office:string-value="besichtigung" table:formula="of:=SUBSTITUTE([.A10];&quot;kw_&quot;;&quot;&quot;)" table:style-name="ce1">
            <text:p>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besichtigung&quot;:&quot;sightseeing&quot;," table:formula="of:=&quot;&quot;&quot;&quot;&amp;[.A10]&amp;&quot;&quot;&quot;:&quot;&quot;&quot;&amp;LOWER([.C10])&amp;&quot;&quot;&quot;,&quot;" table:style-name="ce1">
            <text:p>"kw_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lumen</text:p>
          </table:table-cell>
          <table:table-cell office:value-type="string" office:string-value="blumen" table:formula="of:=SUBSTITUTE([.A11];&quot;kw_&quot;;&quot;&quot;)" table:style-name="ce1">
            <text:p>blumen</text:p>
          </table:table-cell>
          <table:table-cell office:value-type="string" table:style-name="ce1">
            <text:p>flowers</text:p>
          </table:table-cell>
          <table:table-cell office:value-type="string" office:string-value="&quot;kw_blumen&quot;:&quot;flowers&quot;," table:formula="of:=&quot;&quot;&quot;&quot;&amp;[.A11]&amp;&quot;&quot;&quot;:&quot;&quot;&quot;&amp;LOWER([.C11])&amp;&quot;&quot;&quot;,&quot;" table:style-name="ce1">
            <text:p>"kw_blumen":"flower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fen</text:p>
          </table:table-cell>
          <table:table-cell office:value-type="string" office:string-value="boofen" table:formula="of:=SUBSTITUTE([.A12];&quot;kw_&quot;;&quot;&quot;)" table:style-name="ce1">
            <text:p>boofen</text:p>
          </table:table-cell>
          <table:table-cell office:value-type="string" table:style-name="ce1">
            <text:p>boof</text:p>
          </table:table-cell>
          <table:table-cell office:value-type="string" office:string-value="&quot;kw_boofen&quot;:&quot;boof&quot;," table:formula="of:=&quot;&quot;&quot;&quot;&amp;[.A12]&amp;&quot;&quot;&quot;:&quot;&quot;&quot;&amp;LOWER([.C12])&amp;&quot;&quot;&quot;,&quot;" table:style-name="ce1">
            <text:p>"kw_boofen":"boof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tfahren</text:p>
          </table:table-cell>
          <table:table-cell office:value-type="string" office:string-value="bootfahren" table:formula="of:=SUBSTITUTE([.A13];&quot;kw_&quot;;&quot;&quot;)" table:style-name="ce1">
            <text:p>bootfahren</text:p>
          </table:table-cell>
          <table:table-cell office:value-type="string" table:style-name="ce1">
            <text:p>boating</text:p>
          </table:table-cell>
          <table:table-cell office:value-type="string" office:string-value="&quot;kw_bootfahren&quot;:&quot;boating&quot;," table:formula="of:=&quot;&quot;&quot;&quot;&amp;[.A13]&amp;&quot;&quot;&quot;:&quot;&quot;&quot;&amp;LOWER([.C13])&amp;&quot;&quot;&quot;,&quot;" table:style-name="ce1">
            <text:p>"kw_bootfahren":"bo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urg</text:p>
          </table:table-cell>
          <table:table-cell office:value-type="string" office:string-value="burg" table:formula="of:=SUBSTITUTE([.A14];&quot;kw_&quot;;&quot;&quot;)" table:style-name="ce1">
            <text:p>burg</text:p>
          </table:table-cell>
          <table:table-cell office:value-type="string" table:style-name="ce1">
            <text:p>Castle</text:p>
          </table:table-cell>
          <table:table-cell office:value-type="string" office:string-value="&quot;kw_burg&quot;:&quot;castle&quot;," table:formula="of:=&quot;&quot;&quot;&quot;&amp;[.A14]&amp;&quot;&quot;&quot;:&quot;&quot;&quot;&amp;LOWER([.C14])&amp;&quot;&quot;&quot;,&quot;" table:style-name="ce1">
            <text:p>"kw_burg":"cast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campen</text:p>
          </table:table-cell>
          <table:table-cell office:value-type="string" office:string-value="campen" table:formula="of:=SUBSTITUTE([.A15];&quot;kw_&quot;;&quot;&quot;)" table:style-name="ce1">
            <text:p>campen</text:p>
          </table:table-cell>
          <table:table-cell office:value-type="string" table:style-name="ce1">
            <text:p>camp</text:p>
          </table:table-cell>
          <table:table-cell office:value-type="string" office:string-value="&quot;kw_campen&quot;:&quot;camp&quot;," table:formula="of:=&quot;&quot;&quot;&quot;&amp;[.A15]&amp;&quot;&quot;&quot;:&quot;&quot;&quot;&amp;LOWER([.C15])&amp;&quot;&quot;&quot;,&quot;" table:style-name="ce1">
            <text:p>"kw_campen":"cam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enkmal</text:p>
          </table:table-cell>
          <table:table-cell office:value-type="string" office:string-value="denkmal" table:formula="of:=SUBSTITUTE([.A16];&quot;kw_&quot;;&quot;&quot;)" table:style-name="ce1">
            <text:p>denkmal</text:p>
          </table:table-cell>
          <table:table-cell office:value-type="string" table:style-name="ce1">
            <text:p>monument</text:p>
          </table:table-cell>
          <table:table-cell office:value-type="string" office:string-value="&quot;kw_denkmal&quot;:&quot;monument&quot;," table:formula="of:=&quot;&quot;&quot;&quot;&amp;[.A16]&amp;&quot;&quot;&quot;:&quot;&quot;&quot;&amp;LOWER([.C16])&amp;&quot;&quot;&quot;,&quot;" table:style-name="ce1">
            <text:p>"kw_denkmal":"monume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m</text:p>
          </table:table-cell>
          <table:table-cell office:value-type="string" office:string-value="dom" table:formula="of:=SUBSTITUTE([.A17];&quot;kw_&quot;;&quot;&quot;)" table:style-name="ce1">
            <text:p>dom</text:p>
          </table:table-cell>
          <table:table-cell office:value-type="string" table:style-name="ce1">
            <text:p>cathedral</text:p>
          </table:table-cell>
          <table:table-cell office:value-type="string" office:string-value="&quot;kw_dom&quot;:&quot;cathedral&quot;," table:formula="of:=&quot;&quot;&quot;&quot;&amp;[.A17]&amp;&quot;&quot;&quot;:&quot;&quot;&quot;&amp;LOWER([.C17])&amp;&quot;&quot;&quot;,&quot;" table:style-name="ce1">
            <text:p>"kw_dom":"cathedra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rf</text:p>
          </table:table-cell>
          <table:table-cell office:value-type="string" office:string-value="dorf" table:formula="of:=SUBSTITUTE([.A18];&quot;kw_&quot;;&quot;&quot;)" table:style-name="ce1">
            <text:p>dorf</text:p>
          </table:table-cell>
          <table:table-cell office:value-type="string" table:style-name="ce1">
            <text:p>village</text:p>
          </table:table-cell>
          <table:table-cell office:value-type="string" office:string-value="&quot;kw_dorf&quot;:&quot;village&quot;," table:formula="of:=&quot;&quot;&quot;&quot;&amp;[.A18]&amp;&quot;&quot;&quot;:&quot;&quot;&quot;&amp;LOWER([.C18])&amp;&quot;&quot;&quot;,&quot;" table:style-name="ce1">
            <text:p>"kw_dorf":"villag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eis</text:p>
          </table:table-cell>
          <table:table-cell office:value-type="string" office:string-value="eis" table:formula="of:=SUBSTITUTE([.A19];&quot;kw_&quot;;&quot;&quot;)" table:style-name="ce1">
            <text:p>eis</text:p>
          </table:table-cell>
          <table:table-cell office:value-type="string" table:style-name="ce1">
            <text:p>ice cream</text:p>
          </table:table-cell>
          <table:table-cell office:value-type="string" office:string-value="&quot;kw_eis&quot;:&quot;ice cream&quot;," table:formula="of:=&quot;&quot;&quot;&quot;&amp;[.A19]&amp;&quot;&quot;&quot;:&quot;&quot;&quot;&amp;LOWER([.C19])&amp;&quot;&quot;&quot;,&quot;" table:style-name="ce1">
            <text:p>"kw_eis":"ice crea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d</text:p>
          </table:table-cell>
          <table:table-cell office:value-type="string" office:string-value="feld" table:formula="of:=SUBSTITUTE([.A20];&quot;kw_&quot;;&quot;&quot;)" table:style-name="ce1">
            <text:p>feld</text:p>
          </table:table-cell>
          <table:table-cell office:value-type="string" table:style-name="ce1">
            <text:p>field</text:p>
          </table:table-cell>
          <table:table-cell office:value-type="string" office:string-value="&quot;kw_feld&quot;:&quot;field&quot;," table:formula="of:=&quot;&quot;&quot;&quot;&amp;[.A20]&amp;&quot;&quot;&quot;:&quot;&quot;&quot;&amp;LOWER([.C20])&amp;&quot;&quot;&quot;,&quot;" table:style-name="ce1">
            <text:p>"kw_feld":"fie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en</text:p>
          </table:table-cell>
          <table:table-cell office:value-type="string" office:string-value="felsen" table:formula="of:=SUBSTITUTE([.A21];&quot;kw_&quot;;&quot;&quot;)" table:style-name="ce1">
            <text:p>felsen</text:p>
          </table:table-cell>
          <table:table-cell office:value-type="string" table:style-name="ce1">
            <text:p>rock</text:p>
          </table:table-cell>
          <table:table-cell office:value-type="string" office:string-value="&quot;kw_felsen&quot;:&quot;rock&quot;," table:formula="of:=&quot;&quot;&quot;&quot;&amp;[.A21]&amp;&quot;&quot;&quot;:&quot;&quot;&quot;&amp;LOWER([.C21])&amp;&quot;&quot;&quot;,&quot;" table:style-name="ce1">
            <text:p>"kw_felsen":"r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wand</text:p>
          </table:table-cell>
          <table:table-cell office:value-type="string" office:string-value="felswand" table:formula="of:=SUBSTITUTE([.A22];&quot;kw_&quot;;&quot;&quot;)" table:style-name="ce1">
            <text:p>felswand</text:p>
          </table:table-cell>
          <table:table-cell office:value-type="string" table:style-name="ce1">
            <text:p>rockface</text:p>
          </table:table-cell>
          <table:table-cell office:value-type="string" office:string-value="&quot;kw_felswand&quot;:&quot;rockface&quot;," table:formula="of:=&quot;&quot;&quot;&quot;&amp;[.A22]&amp;&quot;&quot;&quot;:&quot;&quot;&quot;&amp;LOWER([.C22])&amp;&quot;&quot;&quot;,&quot;" table:style-name="ce1">
            <text:p>"kw_felswand":"rockfa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irn</text:p>
          </table:table-cell>
          <table:table-cell office:value-type="string" office:string-value="firn" table:formula="of:=SUBSTITUTE([.A23];&quot;kw_&quot;;&quot;&quot;)" table:style-name="ce1">
            <text:p>firn</text:p>
          </table:table-cell>
          <table:table-cell office:value-type="string" table:style-name="ce1">
            <text:p>firn</text:p>
          </table:table-cell>
          <table:table-cell office:value-type="string" office:string-value="&quot;kw_firn&quot;:&quot;firn&quot;," table:formula="of:=&quot;&quot;&quot;&quot;&amp;[.A23]&amp;&quot;&quot;&quot;:&quot;&quot;&quot;&amp;LOWER([.C23])&amp;&quot;&quot;&quot;,&quot;" table:style-name="ce1">
            <text:p>"kw_firn":"fir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iegen</text:p>
          </table:table-cell>
          <table:table-cell office:value-type="string" office:string-value="fliegen" table:formula="of:=SUBSTITUTE([.A24];&quot;kw_&quot;;&quot;&quot;)" table:style-name="ce1">
            <text:p>fliegen</text:p>
          </table:table-cell>
          <table:table-cell office:value-type="string" table:style-name="ce1">
            <text:p>fly</text:p>
          </table:table-cell>
          <table:table-cell office:value-type="string" office:string-value="&quot;kw_fliegen&quot;:&quot;fly&quot;," table:formula="of:=&quot;&quot;&quot;&quot;&amp;[.A24]&amp;&quot;&quot;&quot;:&quot;&quot;&quot;&amp;LOWER([.C24])&amp;&quot;&quot;&quot;,&quot;" table:style-name="ce1">
            <text:p>"kw_fliegen":"fl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uss</text:p>
          </table:table-cell>
          <table:table-cell office:value-type="string" office:string-value="fluss" table:formula="of:=SUBSTITUTE([.A25];&quot;kw_&quot;;&quot;&quot;)" table:style-name="ce1">
            <text:p>fluss</text:p>
          </table:table-cell>
          <table:table-cell office:value-type="string" table:style-name="ce1">
            <text:p>flow</text:p>
          </table:table-cell>
          <table:table-cell office:value-type="string" office:string-value="&quot;kw_fluss&quot;:&quot;flow&quot;," table:formula="of:=&quot;&quot;&quot;&quot;&amp;[.A25]&amp;&quot;&quot;&quot;:&quot;&quot;&quot;&amp;LOWER([.C25])&amp;&quot;&quot;&quot;,&quot;" table:style-name="ce1">
            <text:p>"kw_fluss":"fl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rühling</text:p>
          </table:table-cell>
          <table:table-cell office:value-type="string" office:string-value="frühling" table:formula="of:=SUBSTITUTE([.A26];&quot;kw_&quot;;&quot;&quot;)" table:style-name="ce1">
            <text:p>frühling</text:p>
          </table:table-cell>
          <table:table-cell office:value-type="string" table:style-name="ce1">
            <text:p>spring</text:p>
          </table:table-cell>
          <table:table-cell office:value-type="string" office:string-value="&quot;kw_frühling&quot;:&quot;spring&quot;," table:formula="of:=&quot;&quot;&quot;&quot;&amp;[.A26]&amp;&quot;&quot;&quot;:&quot;&quot;&quot;&amp;LOWER([.C26])&amp;&quot;&quot;&quot;,&quot;" table:style-name="ce1">
            <text:p>"kw_frühling":"spr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assi</text:p>
          </table:table-cell>
          <table:table-cell office:value-type="string" office:string-value="gassi" table:formula="of:=SUBSTITUTE([.A27];&quot;kw_&quot;;&quot;&quot;)" table:style-name="ce1">
            <text:p>gassi</text:p>
          </table:table-cell>
          <table:table-cell office:value-type="string" table:style-name="ce1">
            <text:p>gassi</text:p>
          </table:table-cell>
          <table:table-cell office:value-type="string" office:string-value="&quot;kw_gassi&quot;:&quot;gassi&quot;," table:formula="of:=&quot;&quot;&quot;&quot;&amp;[.A27]&amp;&quot;&quot;&quot;:&quot;&quot;&quot;&amp;LOWER([.C27])&amp;&quot;&quot;&quot;,&quot;" table:style-name="ce1">
            <text:p>"kw_gassi":"gass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eschichte</text:p>
          </table:table-cell>
          <table:table-cell office:value-type="string" office:string-value="geschichte" table:formula="of:=SUBSTITUTE([.A28];&quot;kw_&quot;;&quot;&quot;)" table:style-name="ce1">
            <text:p>geschichte</text:p>
          </table:table-cell>
          <table:table-cell office:value-type="string" table:style-name="ce1">
            <text:p>story</text:p>
          </table:table-cell>
          <table:table-cell office:value-type="string" office:string-value="&quot;kw_geschichte&quot;:&quot;story&quot;," table:formula="of:=&quot;&quot;&quot;&quot;&amp;[.A28]&amp;&quot;&quot;&quot;:&quot;&quot;&quot;&amp;LOWER([.C28])&amp;&quot;&quot;&quot;,&quot;" table:style-name="ce1">
            <text:p>"kw_geschichte":"stor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itschirmfliegen</text:p>
          </table:table-cell>
          <table:table-cell office:value-type="string" office:string-value="gleitschirmfliegen" table:formula="of:=SUBSTITUTE([.A29];&quot;kw_&quot;;&quot;&quot;)" table:style-name="ce1">
            <text:p>gleitschirmfliegen</text:p>
          </table:table-cell>
          <table:table-cell office:value-type="string" table:style-name="ce1">
            <text:p>paragliding</text:p>
          </table:table-cell>
          <table:table-cell office:value-type="string" office:string-value="&quot;kw_gleitschirmfliegen&quot;:&quot;paragliding&quot;," table:formula="of:=&quot;&quot;&quot;&quot;&amp;[.A29]&amp;&quot;&quot;&quot;:&quot;&quot;&quot;&amp;LOWER([.C29])&amp;&quot;&quot;&quot;,&quot;" table:style-name="ce1">
            <text:p>"kw_gleitschirmfliegen":"paraglid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begehung</text:p>
          </table:table-cell>
          <table:table-cell office:value-type="string" office:string-value="gletscherbegehung" table:formula="of:=SUBSTITUTE([.A30];&quot;kw_&quot;;&quot;&quot;)" table:style-name="ce1">
            <text:p>gletscherbegehung</text:p>
          </table:table-cell>
          <table:table-cell office:value-type="string" table:style-name="ce1">
            <text:p>glacier commission</text:p>
          </table:table-cell>
          <table:table-cell office:value-type="string" office:string-value="&quot;kw_gletscherbegehung&quot;:&quot;glacier commission&quot;," table:formula="of:=&quot;&quot;&quot;&quot;&amp;[.A30]&amp;&quot;&quot;&quot;:&quot;&quot;&quot;&amp;LOWER([.C30])&amp;&quot;&quot;&quot;,&quot;" table:style-name="ce1">
            <text:p>"kw_gletscherbegehung":"glacier commiss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schau</text:p>
          </table:table-cell>
          <table:table-cell office:value-type="string" office:string-value="gletscherschau" table:formula="of:=SUBSTITUTE([.A31];&quot;kw_&quot;;&quot;&quot;)" table:style-name="ce1">
            <text:p>gletscherschau</text:p>
          </table:table-cell>
          <table:table-cell office:value-type="string" table:style-name="ce1">
            <text:p>glacier-looking</text:p>
          </table:table-cell>
          <table:table-cell office:value-type="string" office:string-value="&quot;kw_gletscherschau&quot;:&quot;glacier-looking&quot;," table:formula="of:=&quot;&quot;&quot;&quot;&amp;[.A31]&amp;&quot;&quot;&quot;:&quot;&quot;&quot;&amp;LOWER([.C31])&amp;&quot;&quot;&quot;,&quot;" table:style-name="ce1">
            <text:p>"kw_gletscherschau":"glacier-loo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de</text:p>
          </table:table-cell>
          <table:table-cell office:value-type="string" office:string-value="heide" table:formula="of:=SUBSTITUTE([.A32];&quot;kw_&quot;;&quot;&quot;)" table:style-name="ce1">
            <text:p>heide</text:p>
          </table:table-cell>
          <table:table-cell office:value-type="string" table:style-name="ce1">
            <text:p>pagan</text:p>
          </table:table-cell>
          <table:table-cell office:value-type="string" office:string-value="&quot;kw_heide&quot;:&quot;pagan&quot;," table:formula="of:=&quot;&quot;&quot;&quot;&amp;[.A32]&amp;&quot;&quot;&quot;:&quot;&quot;&quot;&amp;LOWER([.C32])&amp;&quot;&quot;&quot;,&quot;" table:style-name="ce1">
            <text:p>"kw_heide":"pag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ter</text:p>
          </table:table-cell>
          <table:table-cell office:value-type="string" office:string-value="heiter" table:formula="of:=SUBSTITUTE([.A33];&quot;kw_&quot;;&quot;&quot;)" table:style-name="ce1">
            <text:p>heiter</text:p>
          </table:table-cell>
          <table:table-cell office:value-type="string" table:style-name="ce1">
            <text:p>bright</text:p>
          </table:table-cell>
          <table:table-cell office:value-type="string" office:string-value="&quot;kw_heiter&quot;:&quot;bright&quot;," table:formula="of:=&quot;&quot;&quot;&quot;&amp;[.A33]&amp;&quot;&quot;&quot;:&quot;&quot;&quot;&amp;LOWER([.C33])&amp;&quot;&quot;&quot;,&quot;" table:style-name="ce1">
            <text:p>"kw_heiter":"brigh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rbst</text:p>
          </table:table-cell>
          <table:table-cell office:value-type="string" office:string-value="herbst" table:formula="of:=SUBSTITUTE([.A34];&quot;kw_&quot;;&quot;&quot;)" table:style-name="ce1">
            <text:p>herbst</text:p>
          </table:table-cell>
          <table:table-cell office:value-type="string" table:style-name="ce1">
            <text:p>autumn</text:p>
          </table:table-cell>
          <table:table-cell office:value-type="string" office:string-value="&quot;kw_herbst&quot;:&quot;autumn&quot;," table:formula="of:=&quot;&quot;&quot;&quot;&amp;[.A34]&amp;&quot;&quot;&quot;:&quot;&quot;&quot;&amp;LOWER([.C34])&amp;&quot;&quot;&quot;,&quot;" table:style-name="ce1">
            <text:p>"kw_herbst":"autum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ebene</text:p>
          </table:table-cell>
          <table:table-cell office:value-type="string" office:string-value="hochebene" table:formula="of:=SUBSTITUTE([.A35];&quot;kw_&quot;;&quot;&quot;)" table:style-name="ce1">
            <text:p>hochebene</text:p>
          </table:table-cell>
          <table:table-cell office:value-type="string" table:style-name="ce1">
            <text:p>plateau</text:p>
          </table:table-cell>
          <table:table-cell office:value-type="string" office:string-value="&quot;kw_hochebene&quot;:&quot;plateau&quot;," table:formula="of:=&quot;&quot;&quot;&quot;&amp;[.A35]&amp;&quot;&quot;&quot;:&quot;&quot;&quot;&amp;LOWER([.C35])&amp;&quot;&quot;&quot;,&quot;" table:style-name="ce1">
            <text:p>"kw_hochebene":"plateau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gebirge</text:p>
          </table:table-cell>
          <table:table-cell office:value-type="string" office:string-value="hochgebirge" table:formula="of:=SUBSTITUTE([.A36];&quot;kw_&quot;;&quot;&quot;)" table:style-name="ce1">
            <text:p>hochgebirge</text:p>
          </table:table-cell>
          <table:table-cell office:value-type="string" table:style-name="ce1">
            <text:p>high mountains</text:p>
          </table:table-cell>
          <table:table-cell office:value-type="string" office:string-value="&quot;kw_hochgebirge&quot;:&quot;high mountains&quot;," table:formula="of:=&quot;&quot;&quot;&quot;&amp;[.A36]&amp;&quot;&quot;&quot;:&quot;&quot;&quot;&amp;LOWER([.C36])&amp;&quot;&quot;&quot;,&quot;" table:style-name="ce1">
            <text:p>"kw_hochgebirge":"high 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tour</text:p>
          </table:table-cell>
          <table:table-cell office:value-type="string" office:string-value="hochtour" table:formula="of:=SUBSTITUTE([.A37];&quot;kw_&quot;;&quot;&quot;)" table:style-name="ce1">
            <text:p>hochtour</text:p>
          </table:table-cell>
          <table:table-cell office:value-type="string" table:style-name="ce1">
            <text:p>hightour</text:p>
          </table:table-cell>
          <table:table-cell office:value-type="string" office:string-value="&quot;kw_hochtour&quot;:&quot;hightour&quot;," table:formula="of:=&quot;&quot;&quot;&quot;&amp;[.A37]&amp;&quot;&quot;&quot;:&quot;&quot;&quot;&amp;LOWER([.C37])&amp;&quot;&quot;&quot;,&quot;" table:style-name="ce1">
            <text:p>"kw_hochtour":"high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</text:p>
          </table:table-cell>
          <table:table-cell office:value-type="string" office:string-value="höhle" table:formula="of:=SUBSTITUTE([.A38];&quot;kw_&quot;;&quot;&quot;)" table:style-name="ce1">
            <text:p>höhle</text:p>
          </table:table-cell>
          <table:table-cell office:value-type="string" table:style-name="ce1">
            <text:p>cave</text:p>
          </table:table-cell>
          <table:table-cell office:value-type="string" office:string-value="&quot;kw_höhle&quot;:&quot;cave&quot;," table:formula="of:=&quot;&quot;&quot;&quot;&amp;[.A38]&amp;&quot;&quot;&quot;:&quot;&quot;&quot;&amp;LOWER([.C38])&amp;&quot;&quot;&quot;,&quot;" table:style-name="ce1">
            <text:p>"kw_höhle":"cav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nbegehung</text:p>
          </table:table-cell>
          <table:table-cell office:value-type="string" office:string-value="höhlenbegehung" table:formula="of:=SUBSTITUTE([.A39];&quot;kw_&quot;;&quot;&quot;)" table:style-name="ce1">
            <text:p>höhlenbegehung</text:p>
          </table:table-cell>
          <table:table-cell office:value-type="string" table:style-name="ce1">
            <text:p>cave committing</text:p>
          </table:table-cell>
          <table:table-cell office:value-type="string" office:string-value="&quot;kw_höhlenbegehung&quot;:&quot;cave committing&quot;," table:formula="of:=&quot;&quot;&quot;&quot;&amp;[.A39]&amp;&quot;&quot;&quot;:&quot;&quot;&quot;&amp;LOWER([.C39])&amp;&quot;&quot;&quot;,&quot;" table:style-name="ce1">
            <text:p>"kw_höhlenbegehung":"cave commit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kteen</text:p>
          </table:table-cell>
          <table:table-cell office:value-type="string" office:string-value="kakteen" table:formula="of:=SUBSTITUTE([.A40];&quot;kw_&quot;;&quot;&quot;)" table:style-name="ce1">
            <text:p>kakteen</text:p>
          </table:table-cell>
          <table:table-cell office:value-type="string" table:style-name="ce1">
            <text:p>cacti</text:p>
          </table:table-cell>
          <table:table-cell office:value-type="string" office:string-value="&quot;kw_kakteen&quot;:&quot;cacti&quot;," table:formula="of:=&quot;&quot;&quot;&quot;&amp;[.A40]&amp;&quot;&quot;&quot;:&quot;&quot;&quot;&amp;LOWER([.C40])&amp;&quot;&quot;&quot;,&quot;" table:style-name="ce1">
            <text:p>"kw_kakteen":"cact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nu</text:p>
          </table:table-cell>
          <table:table-cell office:value-type="string" office:string-value="kanu" table:formula="of:=SUBSTITUTE([.A41];&quot;kw_&quot;;&quot;&quot;)" table:style-name="ce1">
            <text:p>kanu</text:p>
          </table:table-cell>
          <table:table-cell office:value-type="string" table:style-name="ce1">
            <text:p>canoe</text:p>
          </table:table-cell>
          <table:table-cell office:value-type="string" office:string-value="&quot;kw_kanu&quot;:&quot;canoe&quot;," table:formula="of:=&quot;&quot;&quot;&quot;&amp;[.A41]&amp;&quot;&quot;&quot;:&quot;&quot;&quot;&amp;LOWER([.C41])&amp;&quot;&quot;&quot;,&quot;" table:style-name="ce1">
            <text:p>"kw_kanu":"cano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irche</text:p>
          </table:table-cell>
          <table:table-cell office:value-type="string" office:string-value="kirche" table:formula="of:=SUBSTITUTE([.A42];&quot;kw_&quot;;&quot;&quot;)" table:style-name="ce1">
            <text:p>kirche</text:p>
          </table:table-cell>
          <table:table-cell office:value-type="string" table:style-name="ce1">
            <text:p>church</text:p>
          </table:table-cell>
          <table:table-cell office:value-type="string" office:string-value="&quot;kw_kirche&quot;:&quot;church&quot;," table:formula="of:=&quot;&quot;&quot;&quot;&amp;[.A42]&amp;&quot;&quot;&quot;:&quot;&quot;&quot;&amp;LOWER([.C42])&amp;&quot;&quot;&quot;,&quot;" table:style-name="ce1">
            <text:p>"kw_kirche":"chur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n</text:p>
          </table:table-cell>
          <table:table-cell office:value-type="string" office:string-value="klettern" table:formula="of:=SUBSTITUTE([.A43];&quot;kw_&quot;;&quot;&quot;)" table:style-name="ce1">
            <text:p>klettern</text:p>
          </table:table-cell>
          <table:table-cell office:value-type="string" table:style-name="ce1">
            <text:p>climb</text:p>
          </table:table-cell>
          <table:table-cell office:value-type="string" office:string-value="&quot;kw_klettern&quot;:&quot;climb&quot;," table:formula="of:=&quot;&quot;&quot;&quot;&amp;[.A43]&amp;&quot;&quot;&quot;:&quot;&quot;&quot;&amp;LOWER([.C43])&amp;&quot;&quot;&quot;,&quot;" table:style-name="ce1">
            <text:p>"kw_klettern":"climb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steig</text:p>
          </table:table-cell>
          <table:table-cell office:value-type="string" office:string-value="klettersteig" table:formula="of:=SUBSTITUTE([.A44];&quot;kw_&quot;;&quot;&quot;)" table:style-name="ce1">
            <text:p>klettersteig</text:p>
          </table:table-cell>
          <table:table-cell office:value-type="string" table:style-name="ce1">
            <text:p>ferrata</text:p>
          </table:table-cell>
          <table:table-cell office:value-type="string" office:string-value="&quot;kw_klettersteig&quot;:&quot;ferrata&quot;," table:formula="of:=&quot;&quot;&quot;&quot;&amp;[.A44]&amp;&quot;&quot;&quot;:&quot;&quot;&quot;&amp;LOWER([.C44])&amp;&quot;&quot;&quot;,&quot;" table:style-name="ce1">
            <text:p>"kw_klettersteig":"ferrat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lturlandschaft</text:p>
          </table:table-cell>
          <table:table-cell office:value-type="string" office:string-value="kulturlandschaft" table:formula="of:=SUBSTITUTE([.A45];&quot;kw_&quot;;&quot;&quot;)" table:style-name="ce1">
            <text:p>kulturlandschaft</text:p>
          </table:table-cell>
          <table:table-cell office:value-type="string" table:style-name="ce1">
            <text:p>culture landscape</text:p>
          </table:table-cell>
          <table:table-cell office:value-type="string" office:string-value="&quot;kw_kulturlandschaft&quot;:&quot;culture landscape&quot;," table:formula="of:=&quot;&quot;&quot;&quot;&amp;[.A45]&amp;&quot;&quot;&quot;:&quot;&quot;&quot;&amp;LOWER([.C45])&amp;&quot;&quot;&quot;,&quot;" table:style-name="ce1">
            <text:p>"kw_kulturlandschaft":"cul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nst</text:p>
          </table:table-cell>
          <table:table-cell office:value-type="string" office:string-value="kunst" table:formula="of:=SUBSTITUTE([.A46];&quot;kw_&quot;;&quot;&quot;)" table:style-name="ce1">
            <text:p>kunst</text:p>
          </table:table-cell>
          <table:table-cell office:value-type="string" table:style-name="ce1">
            <text:p>art</text:p>
          </table:table-cell>
          <table:table-cell office:value-type="string" office:string-value="&quot;kw_kunst&quot;:&quot;art&quot;," table:formula="of:=&quot;&quot;&quot;&quot;&amp;[.A46]&amp;&quot;&quot;&quot;:&quot;&quot;&quot;&amp;LOWER([.C46])&amp;&quot;&quot;&quot;,&quot;" table:style-name="ce1">
            <text:p>"kw_kunst":"a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rztour</text:p>
          </table:table-cell>
          <table:table-cell office:value-type="string" office:string-value="kurztour" table:formula="of:=SUBSTITUTE([.A47];&quot;kw_&quot;;&quot;&quot;)" table:style-name="ce1">
            <text:p>kurztour</text:p>
          </table:table-cell>
          <table:table-cell office:value-type="string" table:style-name="ce1">
            <text:p>short tour</text:p>
          </table:table-cell>
          <table:table-cell office:value-type="string" office:string-value="&quot;kw_kurztour&quot;:&quot;short tour&quot;," table:formula="of:=&quot;&quot;&quot;&quot;&amp;[.A47]&amp;&quot;&quot;&quot;:&quot;&quot;&quot;&amp;LOWER([.C47])&amp;&quot;&quot;&quot;,&quot;" table:style-name="ce1">
            <text:p>"kw_kurztour":"short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gune</text:p>
          </table:table-cell>
          <table:table-cell office:value-type="string" office:string-value="lagune" table:formula="of:=SUBSTITUTE([.A48];&quot;kw_&quot;;&quot;&quot;)" table:style-name="ce1">
            <text:p>lagune</text:p>
          </table:table-cell>
          <table:table-cell office:value-type="string" table:style-name="ce1">
            <text:p>lagoon</text:p>
          </table:table-cell>
          <table:table-cell office:value-type="string" office:string-value="&quot;kw_lagune&quot;:&quot;lagoon&quot;," table:formula="of:=&quot;&quot;&quot;&quot;&amp;[.A48]&amp;&quot;&quot;&quot;:&quot;&quot;&quot;&amp;LOWER([.C48])&amp;&quot;&quot;&quot;,&quot;" table:style-name="ce1">
            <text:p>"kw_lagune":"lagoon",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w_landschaft</text:p>
          </table:table-cell>
          <table:table-cell office:value-type="string" office:string-value="landschaft" table:formula="of:=SUBSTITUTE([.A49];&quot;kw_&quot;;&quot;&quot;)" table:style-name="ce1">
            <text:p>landschaft</text:p>
          </table:table-cell>
          <table:table-cell office:value-type="string" table:style-name="ce1">
            <text:p>landscape</text:p>
          </table:table-cell>
          <table:table-cell office:value-type="string" office:string-value="&quot;kw_landschaft&quot;:&quot;landscape&quot;," table:formula="of:=&quot;&quot;&quot;&quot;&amp;[.A49]&amp;&quot;&quot;&quot;:&quot;&quot;&quot;&amp;LOWER([.C49])&amp;&quot;&quot;&quot;,&quot;" table:style-name="ce1">
            <text:p>"kw_landschaft":"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ubwald</text:p>
          </table:table-cell>
          <table:table-cell office:value-type="string" office:string-value="laubwald" table:formula="of:=SUBSTITUTE([.A50];&quot;kw_&quot;;&quot;&quot;)" table:style-name="ce1">
            <text:p>laubwald</text:p>
          </table:table-cell>
          <table:table-cell office:value-type="string" table:style-name="ce1">
            <text:p>deciduous forest</text:p>
          </table:table-cell>
          <table:table-cell office:value-type="string" office:string-value="&quot;kw_laubwald&quot;:&quot;deciduous forest&quot;," table:formula="of:=&quot;&quot;&quot;&quot;&amp;[.A50]&amp;&quot;&quot;&quot;:&quot;&quot;&quot;&amp;LOWER([.C50])&amp;&quot;&quot;&quot;,&quot;" table:style-name="ce1">
            <text:p>"kw_laubwald":"deciduous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er</text:p>
          </table:table-cell>
          <table:table-cell office:value-type="string" office:string-value="meer" table:formula="of:=SUBSTITUTE([.A51];&quot;kw_&quot;;&quot;&quot;)" table:style-name="ce1">
            <text:p>meer</text:p>
          </table:table-cell>
          <table:table-cell office:value-type="string" table:style-name="ce1">
            <text:p>sea</text:p>
          </table:table-cell>
          <table:table-cell office:value-type="string" office:string-value="&quot;kw_meer&quot;:&quot;sea&quot;," table:formula="of:=&quot;&quot;&quot;&quot;&amp;[.A51]&amp;&quot;&quot;&quot;:&quot;&quot;&quot;&amp;LOWER([.C51])&amp;&quot;&quot;&quot;,&quot;" table:style-name="ce1">
            <text:p>"kw_meer":"se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hrtagestour</text:p>
          </table:table-cell>
          <table:table-cell office:value-type="string" office:string-value="mehrtagestour" table:formula="of:=SUBSTITUTE([.A52];&quot;kw_&quot;;&quot;&quot;)" table:style-name="ce1">
            <text:p>mehrtagestour</text:p>
          </table:table-cell>
          <table:table-cell office:value-type="string" table:style-name="ce1">
            <text:p>multi-day tour</text:p>
          </table:table-cell>
          <table:table-cell office:value-type="string" office:string-value="&quot;kw_mehrtagestour&quot;:&quot;multi-day tour&quot;," table:formula="of:=&quot;&quot;&quot;&quot;&amp;[.A52]&amp;&quot;&quot;&quot;:&quot;&quot;&quot;&amp;LOWER([.C52])&amp;&quot;&quot;&quot;,&quot;" table:style-name="ce1">
            <text:p>"kw_mehrtagestour":"multi-day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nschen</text:p>
          </table:table-cell>
          <table:table-cell office:value-type="string" office:string-value="menschen" table:formula="of:=SUBSTITUTE([.A53];&quot;kw_&quot;;&quot;&quot;)" table:style-name="ce1">
            <text:p>menschen</text:p>
          </table:table-cell>
          <table:table-cell office:value-type="string" table:style-name="ce1">
            <text:p>People</text:p>
          </table:table-cell>
          <table:table-cell office:value-type="string" office:string-value="&quot;kw_menschen&quot;:&quot;people&quot;," table:formula="of:=&quot;&quot;&quot;&quot;&amp;[.A53]&amp;&quot;&quot;&quot;:&quot;&quot;&quot;&amp;LOWER([.C53])&amp;&quot;&quot;&quot;,&quot;" table:style-name="ce1">
            <text:p>"kw_menschen":"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ittelgebirge</text:p>
          </table:table-cell>
          <table:table-cell office:value-type="string" office:string-value="mittelgebirge" table:formula="of:=SUBSTITUTE([.A54];&quot;kw_&quot;;&quot;&quot;)" table:style-name="ce1">
            <text:p>mittelgebirge</text:p>
          </table:table-cell>
          <table:table-cell office:value-type="string" table:style-name="ce1">
            <text:p>highlands</text:p>
          </table:table-cell>
          <table:table-cell office:value-type="string" office:string-value="&quot;kw_mittelgebirge&quot;:&quot;highlands&quot;," table:formula="of:=&quot;&quot;&quot;&quot;&amp;[.A54]&amp;&quot;&quot;&quot;:&quot;&quot;&quot;&amp;LOWER([.C54])&amp;&quot;&quot;&quot;,&quot;" table:style-name="ce1">
            <text:p>"kw_mittelgebirge":"highlan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nd</text:p>
          </table:table-cell>
          <table:table-cell office:value-type="string" office:string-value="mond" table:formula="of:=SUBSTITUTE([.A55];&quot;kw_&quot;;&quot;&quot;)" table:style-name="ce1">
            <text:p>mond</text:p>
          </table:table-cell>
          <table:table-cell office:value-type="string" table:style-name="ce1">
            <text:p>moon</text:p>
          </table:table-cell>
          <table:table-cell office:value-type="string" office:string-value="&quot;kw_mond&quot;:&quot;moon&quot;," table:formula="of:=&quot;&quot;&quot;&quot;&amp;[.A55]&amp;&quot;&quot;&quot;:&quot;&quot;&quot;&amp;LOWER([.C55])&amp;&quot;&quot;&quot;,&quot;" table:style-name="ce1">
            <text:p>"kw_mond":"mo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or</text:p>
          </table:table-cell>
          <table:table-cell office:value-type="string" office:string-value="moor" table:formula="of:=SUBSTITUTE([.A56];&quot;kw_&quot;;&quot;&quot;)" table:style-name="ce1">
            <text:p>moor</text:p>
          </table:table-cell>
          <table:table-cell office:value-type="string" table:style-name="ce1">
            <text:p>moor</text:p>
          </table:table-cell>
          <table:table-cell office:value-type="string" office:string-value="&quot;kw_moor&quot;:&quot;moor&quot;," table:formula="of:=&quot;&quot;&quot;&quot;&amp;[.A56]&amp;&quot;&quot;&quot;:&quot;&quot;&quot;&amp;LOWER([.C56])&amp;&quot;&quot;&quot;,&quot;" table:style-name="ce1">
            <text:p>"kw_moor":"moo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schee</text:p>
          </table:table-cell>
          <table:table-cell office:value-type="string" office:string-value="moschee" table:formula="of:=SUBSTITUTE([.A57];&quot;kw_&quot;;&quot;&quot;)" table:style-name="ce1">
            <text:p>moschee</text:p>
          </table:table-cell>
          <table:table-cell office:value-type="string" table:style-name="ce1">
            <text:p>mosque</text:p>
          </table:table-cell>
          <table:table-cell office:value-type="string" office:string-value="&quot;kw_moschee&quot;:&quot;mosque&quot;," table:formula="of:=&quot;&quot;&quot;&quot;&amp;[.A57]&amp;&quot;&quot;&quot;:&quot;&quot;&quot;&amp;LOWER([.C57])&amp;&quot;&quot;&quot;,&quot;" table:style-name="ce1">
            <text:p>"kw_moschee":"mosq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</text:p>
          </table:table-cell>
          <table:table-cell office:value-type="string" office:string-value="museum" table:formula="of:=SUBSTITUTE([.A58];&quot;kw_&quot;;&quot;&quot;)" table:style-name="ce1">
            <text:p>museum</text:p>
          </table:table-cell>
          <table:table-cell office:value-type="string" table:style-name="ce1">
            <text:p>museum</text:p>
          </table:table-cell>
          <table:table-cell office:value-type="string" office:string-value="&quot;kw_museum&quot;:&quot;museum&quot;," table:formula="of:=&quot;&quot;&quot;&quot;&amp;[.A58]&amp;&quot;&quot;&quot;:&quot;&quot;&quot;&amp;LOWER([.C58])&amp;&quot;&quot;&quot;,&quot;" table:style-name="ce1">
            <text:p>"kw_museum":"museu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sbesuch</text:p>
          </table:table-cell>
          <table:table-cell office:value-type="string" office:string-value="museumsbesuch" table:formula="of:=SUBSTITUTE([.A59];&quot;kw_&quot;;&quot;&quot;)" table:style-name="ce1">
            <text:p>museumsbesuch</text:p>
          </table:table-cell>
          <table:table-cell office:value-type="string" table:style-name="ce1">
            <text:p>museum visit</text:p>
          </table:table-cell>
          <table:table-cell office:value-type="string" office:string-value="&quot;kw_museumsbesuch&quot;:&quot;museum visit&quot;," table:formula="of:=&quot;&quot;&quot;&quot;&amp;[.A59]&amp;&quot;&quot;&quot;:&quot;&quot;&quot;&amp;LOWER([.C59])&amp;&quot;&quot;&quot;,&quot;" table:style-name="ce1">
            <text:p>"kw_museumsbesuch":"museum vi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delwald</text:p>
          </table:table-cell>
          <table:table-cell office:value-type="string" office:string-value="nadelwald" table:formula="of:=SUBSTITUTE([.A60];&quot;kw_&quot;;&quot;&quot;)" table:style-name="ce1">
            <text:p>nadelwald</text:p>
          </table:table-cell>
          <table:table-cell office:value-type="string" table:style-name="ce1">
            <text:p>nadelwald</text:p>
          </table:table-cell>
          <table:table-cell office:value-type="string" office:string-value="&quot;kw_nadelwald&quot;:&quot;nadelwald&quot;," table:formula="of:=&quot;&quot;&quot;&quot;&amp;[.A60]&amp;&quot;&quot;&quot;:&quot;&quot;&quot;&amp;LOWER([.C60])&amp;&quot;&quot;&quot;,&quot;" table:style-name="ce1">
            <text:p>"kw_nadelwald":"nadelwa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</text:p>
          </table:table-cell>
          <table:table-cell office:value-type="string" office:string-value="natur" table:formula="of:=SUBSTITUTE([.A61];&quot;kw_&quot;;&quot;&quot;)" table:style-name="ce1">
            <text:p>natur</text:p>
          </table:table-cell>
          <table:table-cell office:value-type="string" table:style-name="ce1">
            <text:p>nature</text:p>
          </table:table-cell>
          <table:table-cell office:value-type="string" office:string-value="&quot;kw_natur&quot;:&quot;nature&quot;," table:formula="of:=&quot;&quot;&quot;&quot;&amp;[.A61]&amp;&quot;&quot;&quot;:&quot;&quot;&quot;&amp;LOWER([.C61])&amp;&quot;&quot;&quot;,&quot;" table:style-name="ce1">
            <text:p>"kw_natur":"na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landschaft</text:p>
          </table:table-cell>
          <table:table-cell office:value-type="string" office:string-value="naturlandschaft" table:formula="of:=SUBSTITUTE([.A62];&quot;kw_&quot;;&quot;&quot;)" table:style-name="ce1">
            <text:p>naturlandschaft</text:p>
          </table:table-cell>
          <table:table-cell office:value-type="string" table:style-name="ce1">
            <text:p>nature landscape</text:p>
          </table:table-cell>
          <table:table-cell office:value-type="string" office:string-value="&quot;kw_naturlandschaft&quot;:&quot;nature landscape&quot;," table:formula="of:=&quot;&quot;&quot;&quot;&amp;[.A62]&amp;&quot;&quot;&quot;:&quot;&quot;&quot;&amp;LOWER([.C62])&amp;&quot;&quot;&quot;,&quot;" table:style-name="ce1">
            <text:p>"kw_naturlandschaft":"na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ozean</text:p>
          </table:table-cell>
          <table:table-cell office:value-type="string" office:string-value="ozean" table:formula="of:=SUBSTITUTE([.A63];&quot;kw_&quot;;&quot;&quot;)" table:style-name="ce1">
            <text:p>ozean</text:p>
          </table:table-cell>
          <table:table-cell office:value-type="string" table:style-name="ce1">
            <text:p>ocean</text:p>
          </table:table-cell>
          <table:table-cell office:value-type="string" office:string-value="&quot;kw_ozean&quot;:&quot;ocean&quot;," table:formula="of:=&quot;&quot;&quot;&quot;&amp;[.A63]&amp;&quot;&quot;&quot;:&quot;&quot;&quot;&amp;LOWER([.C63])&amp;&quot;&quot;&quot;,&quot;" table:style-name="ce1">
            <text:p>"kw_ozean":"oce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park</text:p>
          </table:table-cell>
          <table:table-cell office:value-type="string" office:string-value="park" table:formula="of:=SUBSTITUTE([.A64];&quot;kw_&quot;;&quot;&quot;)" table:style-name="ce1">
            <text:p>park</text:p>
          </table:table-cell>
          <table:table-cell office:value-type="string" table:style-name="ce1">
            <text:p>park</text:p>
          </table:table-cell>
          <table:table-cell office:value-type="string" office:string-value="&quot;kw_park&quot;:&quot;park&quot;," table:formula="of:=&quot;&quot;&quot;&quot;&amp;[.A64]&amp;&quot;&quot;&quot;:&quot;&quot;&quot;&amp;LOWER([.C64])&amp;&quot;&quot;&quot;,&quot;" table:style-name="ce1">
            <text:p>"kw_park":"par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adfahren</text:p>
          </table:table-cell>
          <table:table-cell office:value-type="string" office:string-value="radfahren" table:formula="of:=SUBSTITUTE([.A65];&quot;kw_&quot;;&quot;&quot;)" table:style-name="ce1">
            <text:p>radfahren</text:p>
          </table:table-cell>
          <table:table-cell office:value-type="string" table:style-name="ce1">
            <text:p>to go biking</text:p>
          </table:table-cell>
          <table:table-cell office:value-type="string" office:string-value="&quot;kw_radfahren&quot;:&quot;to go biking&quot;," table:formula="of:=&quot;&quot;&quot;&quot;&amp;[.A65]&amp;&quot;&quot;&quot;:&quot;&quot;&quot;&amp;LOWER([.C65])&amp;&quot;&quot;&quot;,&quot;" table:style-name="ce1">
            <text:p>"kw_radfahren":"to go bi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</text:p>
          </table:table-cell>
          <table:table-cell office:value-type="string" office:string-value="regen" table:formula="of:=SUBSTITUTE([.A66];&quot;kw_&quot;;&quot;&quot;)" table:style-name="ce1">
            <text:p>regen</text:p>
          </table:table-cell>
          <table:table-cell office:value-type="string" table:style-name="ce1">
            <text:p>rain</text:p>
          </table:table-cell>
          <table:table-cell office:value-type="string" office:string-value="&quot;kw_regen&quot;:&quot;rain&quot;," table:formula="of:=&quot;&quot;&quot;&quot;&amp;[.A66]&amp;&quot;&quot;&quot;:&quot;&quot;&quot;&amp;LOWER([.C66])&amp;&quot;&quot;&quot;,&quot;" table:style-name="ce1">
            <text:p>"kw_regen":"ra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wald</text:p>
          </table:table-cell>
          <table:table-cell office:value-type="string" office:string-value="regenwald" table:formula="of:=SUBSTITUTE([.A67];&quot;kw_&quot;;&quot;&quot;)" table:style-name="ce1">
            <text:p>regenwald</text:p>
          </table:table-cell>
          <table:table-cell office:value-type="string" table:style-name="ce1">
            <text:p>rainforest</text:p>
          </table:table-cell>
          <table:table-cell office:value-type="string" office:string-value="&quot;kw_regenwald&quot;:&quot;rainforest&quot;," table:formula="of:=&quot;&quot;&quot;&quot;&amp;[.A67]&amp;&quot;&quot;&quot;:&quot;&quot;&quot;&amp;LOWER([.C67])&amp;&quot;&quot;&quot;,&quot;" table:style-name="ce1">
            <text:p>"kw_regenwald":"rain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uinen</text:p>
          </table:table-cell>
          <table:table-cell office:value-type="string" office:string-value="ruinen" table:formula="of:=SUBSTITUTE([.A68];&quot;kw_&quot;;&quot;&quot;)" table:style-name="ce1">
            <text:p>ruinen</text:p>
          </table:table-cell>
          <table:table-cell office:value-type="string" table:style-name="ce1">
            <text:p>ruins</text:p>
          </table:table-cell>
          <table:table-cell office:value-type="string" office:string-value="&quot;kw_ruinen&quot;:&quot;ruins&quot;," table:formula="of:=&quot;&quot;&quot;&quot;&amp;[.A68]&amp;&quot;&quot;&quot;:&quot;&quot;&quot;&amp;LOWER([.C68])&amp;&quot;&quot;&quot;,&quot;" table:style-name="ce1">
            <text:p>"kw_ruinen":"ru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andstrand</text:p>
          </table:table-cell>
          <table:table-cell office:value-type="string" office:string-value="sandstrand" table:formula="of:=SUBSTITUTE([.A69];&quot;kw_&quot;;&quot;&quot;)" table:style-name="ce1">
            <text:p>sandstrand</text:p>
          </table:table-cell>
          <table:table-cell office:value-type="string" table:style-name="ce1">
            <text:p>sandy beach</text:p>
          </table:table-cell>
          <table:table-cell office:value-type="string" office:string-value="&quot;kw_sandstrand&quot;:&quot;sandy beach&quot;," table:formula="of:=&quot;&quot;&quot;&quot;&amp;[.A69]&amp;&quot;&quot;&quot;:&quot;&quot;&quot;&amp;LOWER([.C69])&amp;&quot;&quot;&quot;,&quot;" table:style-name="ce1">
            <text:p>"kw_sandstrand":"sandy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oss</text:p>
          </table:table-cell>
          <table:table-cell office:value-type="string" office:string-value="schloss" table:formula="of:=SUBSTITUTE([.A70];&quot;kw_&quot;;&quot;&quot;)" table:style-name="ce1">
            <text:p>schloss</text:p>
          </table:table-cell>
          <table:table-cell office:value-type="string" table:style-name="ce1">
            <text:p>lock</text:p>
          </table:table-cell>
          <table:table-cell office:value-type="string" office:string-value="&quot;kw_schloss&quot;:&quot;lock&quot;," table:formula="of:=&quot;&quot;&quot;&quot;&amp;[.A70]&amp;&quot;&quot;&quot;:&quot;&quot;&quot;&amp;LOWER([.C70])&amp;&quot;&quot;&quot;,&quot;" table:style-name="ce1">
            <text:p>"kw_schloss":"l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ucht</text:p>
          </table:table-cell>
          <table:table-cell office:value-type="string" office:string-value="schlucht" table:formula="of:=SUBSTITUTE([.A71];&quot;kw_&quot;;&quot;&quot;)" table:style-name="ce1">
            <text:p>schlucht</text:p>
          </table:table-cell>
          <table:table-cell office:value-type="string" table:style-name="ce1">
            <text:p>canyon</text:p>
          </table:table-cell>
          <table:table-cell office:value-type="string" office:string-value="&quot;kw_schlucht&quot;:&quot;canyon&quot;," table:formula="of:=&quot;&quot;&quot;&quot;&amp;[.A71]&amp;&quot;&quot;&quot;:&quot;&quot;&quot;&amp;LOWER([.C71])&amp;&quot;&quot;&quot;,&quot;" table:style-name="ce1">
            <text:p>"kw_schlucht":"cany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</text:p>
          </table:table-cell>
          <table:table-cell office:value-type="string" office:string-value="schnee" table:formula="of:=SUBSTITUTE([.A72];&quot;kw_&quot;;&quot;&quot;)" table:style-name="ce1">
            <text:p>schnee</text:p>
          </table:table-cell>
          <table:table-cell office:value-type="string" table:style-name="ce1">
            <text:p>snow</text:p>
          </table:table-cell>
          <table:table-cell office:value-type="string" office:string-value="&quot;kw_schnee&quot;:&quot;snow&quot;," table:formula="of:=&quot;&quot;&quot;&quot;&amp;[.A72]&amp;&quot;&quot;&quot;:&quot;&quot;&quot;&amp;LOWER([.C72])&amp;&quot;&quot;&quot;,&quot;" table:style-name="ce1">
            <text:p>"kw_schnee":"sn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felder</text:p>
          </table:table-cell>
          <table:table-cell office:value-type="string" office:string-value="schneefelder" table:formula="of:=SUBSTITUTE([.A73];&quot;kw_&quot;;&quot;&quot;)" table:style-name="ce1">
            <text:p>schneefelder</text:p>
          </table:table-cell>
          <table:table-cell office:value-type="string" table:style-name="ce1">
            <text:p>snow fields</text:p>
          </table:table-cell>
          <table:table-cell office:value-type="string" office:string-value="&quot;kw_schneefelder&quot;:&quot;snow fields&quot;," table:formula="of:=&quot;&quot;&quot;&quot;&amp;[.A73]&amp;&quot;&quot;&quot;:&quot;&quot;&quot;&amp;LOWER([.C73])&amp;&quot;&quot;&quot;,&quot;" table:style-name="ce1">
            <text:p>"kw_schneefelder":"snow fiel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schuhwandern</text:p>
          </table:table-cell>
          <table:table-cell office:value-type="string" office:string-value="schneeschuhwandern" table:formula="of:=SUBSTITUTE([.A74];&quot;kw_&quot;;&quot;&quot;)" table:style-name="ce1">
            <text:p>schneeschuhwandern</text:p>
          </table:table-cell>
          <table:table-cell office:value-type="string" table:style-name="ce1">
            <text:p>snowshoeing</text:p>
          </table:table-cell>
          <table:table-cell office:value-type="string" office:string-value="&quot;kw_schneeschuhwandern&quot;:&quot;snowshoeing&quot;," table:formula="of:=&quot;&quot;&quot;&quot;&amp;[.A74]&amp;&quot;&quot;&quot;:&quot;&quot;&quot;&amp;LOWER([.C74])&amp;&quot;&quot;&quot;,&quot;" table:style-name="ce1">
            <text:p>"kw_schneeschuhwandern":"snowsho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</text:p>
          </table:table-cell>
          <table:table-cell office:value-type="string" office:string-value="see" table:formula="of:=SUBSTITUTE([.A75];&quot;kw_&quot;;&quot;&quot;)" table:style-name="ce1">
            <text:p>see</text:p>
          </table:table-cell>
          <table:table-cell office:value-type="string" table:style-name="ce1">
            <text:p>lake</text:p>
          </table:table-cell>
          <table:table-cell office:value-type="string" office:string-value="&quot;kw_see&quot;:&quot;lake&quot;," table:formula="of:=&quot;&quot;&quot;&quot;&amp;[.A75]&amp;&quot;&quot;&quot;:&quot;&quot;&quot;&amp;LOWER([.C75])&amp;&quot;&quot;&quot;,&quot;" table:style-name="ce1">
            <text:p>"kw_see":"la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nlandschaft</text:p>
          </table:table-cell>
          <table:table-cell office:value-type="string" office:string-value="seenlandschaft" table:formula="of:=SUBSTITUTE([.A76];&quot;kw_&quot;;&quot;&quot;)" table:style-name="ce1">
            <text:p>seenlandschaft</text:p>
          </table:table-cell>
          <table:table-cell office:value-type="string" table:style-name="ce1">
            <text:p>seenlandschaft</text:p>
          </table:table-cell>
          <table:table-cell office:value-type="string" office:string-value="&quot;kw_seenlandschaft&quot;:&quot;seenlandschaft&quot;," table:formula="of:=&quot;&quot;&quot;&quot;&amp;[.A76]&amp;&quot;&quot;&quot;:&quot;&quot;&quot;&amp;LOWER([.C76])&amp;&quot;&quot;&quot;,&quot;" table:style-name="ce1">
            <text:p>"kw_seenlandschaft":"seenlandschaf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katen</text:p>
          </table:table-cell>
          <table:table-cell office:value-type="string" office:string-value="skaten" table:formula="of:=SUBSTITUTE([.A77];&quot;kw_&quot;;&quot;&quot;)" table:style-name="ce1">
            <text:p>skaten</text:p>
          </table:table-cell>
          <table:table-cell office:value-type="string" table:style-name="ce1">
            <text:p>skating</text:p>
          </table:table-cell>
          <table:table-cell office:value-type="string" office:string-value="&quot;kw_skaten&quot;:&quot;skating&quot;," table:formula="of:=&quot;&quot;&quot;&quot;&amp;[.A77]&amp;&quot;&quot;&quot;:&quot;&quot;&quot;&amp;LOWER([.C77])&amp;&quot;&quot;&quot;,&quot;" table:style-name="ce1">
            <text:p>"kw_skaten":"sk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mmer</text:p>
          </table:table-cell>
          <table:table-cell office:value-type="string" office:string-value="sommer" table:formula="of:=SUBSTITUTE([.A78];&quot;kw_&quot;;&quot;&quot;)" table:style-name="ce1">
            <text:p>sommer</text:p>
          </table:table-cell>
          <table:table-cell office:value-type="string" table:style-name="ce1">
            <text:p>summer</text:p>
          </table:table-cell>
          <table:table-cell office:value-type="string" office:string-value="&quot;kw_sommer&quot;:&quot;summer&quot;," table:formula="of:=&quot;&quot;&quot;&quot;&amp;[.A78]&amp;&quot;&quot;&quot;:&quot;&quot;&quot;&amp;LOWER([.C78])&amp;&quot;&quot;&quot;,&quot;" table:style-name="ce1">
            <text:p>"kw_sommer":"summ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</text:p>
          </table:table-cell>
          <table:table-cell office:value-type="string" office:string-value="sonne" table:formula="of:=SUBSTITUTE([.A79];&quot;kw_&quot;;&quot;&quot;)" table:style-name="ce1">
            <text:p>sonne</text:p>
          </table:table-cell>
          <table:table-cell office:value-type="string" table:style-name="ce1">
            <text:p>Sun</text:p>
          </table:table-cell>
          <table:table-cell office:value-type="string" office:string-value="&quot;kw_sonne&quot;:&quot;sun&quot;," table:formula="of:=&quot;&quot;&quot;&quot;&amp;[.A79]&amp;&quot;&quot;&quot;:&quot;&quot;&quot;&amp;LOWER([.C79])&amp;&quot;&quot;&quot;,&quot;" table:style-name="ce1">
            <text:p>"kw_sonne":"su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aufgang</text:p>
          </table:table-cell>
          <table:table-cell office:value-type="string" office:string-value="sonnenaufgang" table:formula="of:=SUBSTITUTE([.A80];&quot;kw_&quot;;&quot;&quot;)" table:style-name="ce1">
            <text:p>sonnenaufgang</text:p>
          </table:table-cell>
          <table:table-cell office:value-type="string" table:style-name="ce1">
            <text:p>sunrise</text:p>
          </table:table-cell>
          <table:table-cell office:value-type="string" office:string-value="&quot;kw_sonnenaufgang&quot;:&quot;sunrise&quot;," table:formula="of:=&quot;&quot;&quot;&quot;&amp;[.A80]&amp;&quot;&quot;&quot;:&quot;&quot;&quot;&amp;LOWER([.C80])&amp;&quot;&quot;&quot;,&quot;" table:style-name="ce1">
            <text:p>"kw_sonnenaufgang":"sunris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untergang</text:p>
          </table:table-cell>
          <table:table-cell office:value-type="string" office:string-value="sonnenuntergang" table:formula="of:=SUBSTITUTE([.A81];&quot;kw_&quot;;&quot;&quot;)" table:style-name="ce1">
            <text:p>sonnenuntergang</text:p>
          </table:table-cell>
          <table:table-cell office:value-type="string" table:style-name="ce1">
            <text:p>sunset</text:p>
          </table:table-cell>
          <table:table-cell office:value-type="string" office:string-value="&quot;kw_sonnenuntergang&quot;:&quot;sunset&quot;," table:formula="of:=&quot;&quot;&quot;&quot;&amp;[.A81]&amp;&quot;&quot;&quot;:&quot;&quot;&quot;&amp;LOWER([.C81])&amp;&quot;&quot;&quot;,&quot;" table:style-name="ce1">
            <text:p>"kw_sonnenuntergang":"suns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g</text:p>
          </table:table-cell>
          <table:table-cell office:value-type="string" office:string-value="sonnig" table:formula="of:=SUBSTITUTE([.A82];&quot;kw_&quot;;&quot;&quot;)" table:style-name="ce1">
            <text:p>sonnig</text:p>
          </table:table-cell>
          <table:table-cell office:value-type="string" table:style-name="ce1">
            <text:p>sunny</text:p>
          </table:table-cell>
          <table:table-cell office:value-type="string" office:string-value="&quot;kw_sonnig&quot;:&quot;sunny&quot;," table:formula="of:=&quot;&quot;&quot;&quot;&amp;[.A82]&amp;&quot;&quot;&quot;:&quot;&quot;&quot;&amp;LOWER([.C82])&amp;&quot;&quot;&quot;,&quot;" table:style-name="ce1">
            <text:p>"kw_sonnig":"sunn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ng</text:p>
          </table:table-cell>
          <table:table-cell office:value-type="string" office:string-value="sonning" table:formula="of:=SUBSTITUTE([.A83];&quot;kw_&quot;;&quot;&quot;)" table:style-name="ce1">
            <text:p>sonning</text:p>
          </table:table-cell>
          <table:table-cell office:value-type="string" table:style-name="ce1">
            <text:p>sonning</text:p>
          </table:table-cell>
          <table:table-cell office:value-type="string" office:string-value="&quot;kw_sonning&quot;:&quot;sonning&quot;," table:formula="of:=&quot;&quot;&quot;&quot;&amp;[.A83]&amp;&quot;&quot;&quot;:&quot;&quot;&quot;&amp;LOWER([.C83])&amp;&quot;&quot;&quot;,&quot;" table:style-name="ce1">
            <text:p>"kw_sonning":"sonn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paziergang</text:p>
          </table:table-cell>
          <table:table-cell office:value-type="string" office:string-value="spaziergang" table:formula="of:=SUBSTITUTE([.A84];&quot;kw_&quot;;&quot;&quot;)" table:style-name="ce1">
            <text:p>spaziergang</text:p>
          </table:table-cell>
          <table:table-cell office:value-type="string" table:style-name="ce1">
            <text:p>walk</text:p>
          </table:table-cell>
          <table:table-cell office:value-type="string" office:string-value="&quot;kw_spaziergang&quot;:&quot;walk&quot;," table:formula="of:=&quot;&quot;&quot;&quot;&amp;[.A84]&amp;&quot;&quot;&quot;:&quot;&quot;&quot;&amp;LOWER([.C84])&amp;&quot;&quot;&quot;,&quot;" table:style-name="ce1">
            <text:p>"kw_spaziergang":"wal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</text:p>
          </table:table-cell>
          <table:table-cell office:value-type="string" office:string-value="stadt" table:formula="of:=SUBSTITUTE([.A85];&quot;kw_&quot;;&quot;&quot;)" table:style-name="ce1">
            <text:p>stadt</text:p>
          </table:table-cell>
          <table:table-cell office:value-type="string" table:style-name="ce1">
            <text:p>city</text:p>
          </table:table-cell>
          <table:table-cell office:value-type="string" office:string-value="&quot;kw_stadt&quot;:&quot;city&quot;," table:formula="of:=&quot;&quot;&quot;&quot;&amp;[.A85]&amp;&quot;&quot;&quot;:&quot;&quot;&quot;&amp;LOWER([.C85])&amp;&quot;&quot;&quot;,&quot;" table:style-name="ce1">
            <text:p>"kw_stadt":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besichtigung</text:p>
          </table:table-cell>
          <table:table-cell office:value-type="string" office:string-value="stadtbesichtigung" table:formula="of:=SUBSTITUTE([.A86];&quot;kw_&quot;;&quot;&quot;)" table:style-name="ce1">
            <text:p>stadt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stadtbesichtigung&quot;:&quot;sightseeing&quot;," table:formula="of:=&quot;&quot;&quot;&quot;&amp;[.A86]&amp;&quot;&quot;&quot;:&quot;&quot;&quot;&amp;LOWER([.C86])&amp;&quot;&quot;&quot;,&quot;" table:style-name="ce1">
            <text:p>"kw_stadt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lküste</text:p>
          </table:table-cell>
          <table:table-cell office:value-type="string" office:string-value="steilküste" table:formula="of:=SUBSTITUTE([.A87];&quot;kw_&quot;;&quot;&quot;)" table:style-name="ce1">
            <text:p>steilküste</text:p>
          </table:table-cell>
          <table:table-cell office:value-type="string" table:style-name="ce1">
            <text:p>steilküste</text:p>
          </table:table-cell>
          <table:table-cell office:value-type="string" office:string-value="&quot;kw_steilküste&quot;:&quot;steilküste&quot;," table:formula="of:=&quot;&quot;&quot;&quot;&amp;[.A87]&amp;&quot;&quot;&quot;:&quot;&quot;&quot;&amp;LOWER([.C87])&amp;&quot;&quot;&quot;,&quot;" table:style-name="ce1">
            <text:p>"kw_steilküste":"steilküs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nstrand</text:p>
          </table:table-cell>
          <table:table-cell office:value-type="string" office:string-value="steinstrand" table:formula="of:=SUBSTITUTE([.A88];&quot;kw_&quot;;&quot;&quot;)" table:style-name="ce1">
            <text:p>steinstrand</text:p>
          </table:table-cell>
          <table:table-cell office:value-type="string" table:style-name="ce1">
            <text:p>stone beach</text:p>
          </table:table-cell>
          <table:table-cell office:value-type="string" office:string-value="&quot;kw_steinstrand&quot;:&quot;stone beach&quot;," table:formula="of:=&quot;&quot;&quot;&quot;&amp;[.A88]&amp;&quot;&quot;&quot;:&quot;&quot;&quot;&amp;LOWER([.C88])&amp;&quot;&quot;&quot;,&quot;" table:style-name="ce1">
            <text:p>"kw_steinstrand":"stone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ppe</text:p>
          </table:table-cell>
          <table:table-cell office:value-type="string" office:string-value="steppe" table:formula="of:=SUBSTITUTE([.A89];&quot;kw_&quot;;&quot;&quot;)" table:style-name="ce1">
            <text:p>steppe</text:p>
          </table:table-cell>
          <table:table-cell office:value-type="string" table:style-name="ce1">
            <text:p>steppe</text:p>
          </table:table-cell>
          <table:table-cell office:value-type="string" office:string-value="&quot;kw_steppe&quot;:&quot;steppe&quot;," table:formula="of:=&quot;&quot;&quot;&quot;&amp;[.A89]&amp;&quot;&quot;&quot;:&quot;&quot;&quot;&amp;LOWER([.C89])&amp;&quot;&quot;&quot;,&quot;" table:style-name="ce1">
            <text:p>"kw_steppe":"step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randwald</text:p>
          </table:table-cell>
          <table:table-cell office:value-type="string" office:string-value="strandwald" table:formula="of:=SUBSTITUTE([.A90];&quot;kw_&quot;;&quot;&quot;)" table:style-name="ce1">
            <text:p>strandwald</text:p>
          </table:table-cell>
          <table:table-cell office:value-type="string" table:style-name="ce1">
            <text:p>beach forest</text:p>
          </table:table-cell>
          <table:table-cell office:value-type="string" office:string-value="&quot;kw_strandwald&quot;:&quot;beach forest&quot;," table:formula="of:=&quot;&quot;&quot;&quot;&amp;[.A90]&amp;&quot;&quot;&quot;:&quot;&quot;&quot;&amp;LOWER([.C90])&amp;&quot;&quot;&quot;,&quot;" table:style-name="ce1">
            <text:p>"kw_strandwald":"beach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gestour</text:p>
          </table:table-cell>
          <table:table-cell office:value-type="string" office:string-value="tagestour" table:formula="of:=SUBSTITUTE([.A91];&quot;kw_&quot;;&quot;&quot;)" table:style-name="ce1">
            <text:p>tagestour</text:p>
          </table:table-cell>
          <table:table-cell office:value-type="string" table:style-name="ce1">
            <text:p>day trip</text:p>
          </table:table-cell>
          <table:table-cell office:value-type="string" office:string-value="&quot;kw_tagestour&quot;:&quot;day trip&quot;," table:formula="of:=&quot;&quot;&quot;&quot;&amp;[.A91]&amp;&quot;&quot;&quot;:&quot;&quot;&quot;&amp;LOWER([.C91])&amp;&quot;&quot;&quot;,&quot;" table:style-name="ce1">
            <text:p>"kw_tagestour":"day tri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l</text:p>
          </table:table-cell>
          <table:table-cell office:value-type="string" office:string-value="tal" table:formula="of:=SUBSTITUTE([.A92];&quot;kw_&quot;;&quot;&quot;)" table:style-name="ce1">
            <text:p>tal</text:p>
          </table:table-cell>
          <table:table-cell office:value-type="string" table:style-name="ce1">
            <text:p>valley</text:p>
          </table:table-cell>
          <table:table-cell office:value-type="string" office:string-value="&quot;kw_tal&quot;:&quot;valley&quot;," table:formula="of:=&quot;&quot;&quot;&quot;&amp;[.A92]&amp;&quot;&quot;&quot;:&quot;&quot;&quot;&amp;LOWER([.C92])&amp;&quot;&quot;&quot;,&quot;" table:style-name="ce1">
            <text:p>"kw_tal":"valle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chnik</text:p>
          </table:table-cell>
          <table:table-cell office:value-type="string" office:string-value="technik" table:formula="of:=SUBSTITUTE([.A93];&quot;kw_&quot;;&quot;&quot;)" table:style-name="ce1">
            <text:p>technik</text:p>
          </table:table-cell>
          <table:table-cell office:value-type="string" table:style-name="ce1">
            <text:p>technology</text:p>
          </table:table-cell>
          <table:table-cell office:value-type="string" office:string-value="&quot;kw_technik&quot;:&quot;technology&quot;," table:formula="of:=&quot;&quot;&quot;&quot;&amp;[.A93]&amp;&quot;&quot;&quot;:&quot;&quot;&quot;&amp;LOWER([.C93])&amp;&quot;&quot;&quot;,&quot;" table:style-name="ce1">
            <text:p>"kw_technik":"technolog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ich</text:p>
          </table:table-cell>
          <table:table-cell office:value-type="string" office:string-value="teich" table:formula="of:=SUBSTITUTE([.A94];&quot;kw_&quot;;&quot;&quot;)" table:style-name="ce1">
            <text:p>teich</text:p>
          </table:table-cell>
          <table:table-cell office:value-type="string" table:style-name="ce1">
            <text:p>pond</text:p>
          </table:table-cell>
          <table:table-cell office:value-type="string" office:string-value="&quot;kw_teich&quot;:&quot;pond&quot;," table:formula="of:=&quot;&quot;&quot;&quot;&amp;[.A94]&amp;&quot;&quot;&quot;:&quot;&quot;&quot;&amp;LOWER([.C94])&amp;&quot;&quot;&quot;,&quot;" table:style-name="ce1">
            <text:p>"kw_teich":"pon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mpel</text:p>
          </table:table-cell>
          <table:table-cell office:value-type="string" office:string-value="tempel" table:formula="of:=SUBSTITUTE([.A95];&quot;kw_&quot;;&quot;&quot;)" table:style-name="ce1">
            <text:p>tempel</text:p>
          </table:table-cell>
          <table:table-cell office:value-type="string" table:style-name="ce1">
            <text:p>temple</text:p>
          </table:table-cell>
          <table:table-cell office:value-type="string" office:string-value="&quot;kw_tempel&quot;:&quot;temple&quot;," table:formula="of:=&quot;&quot;&quot;&quot;&amp;[.A95]&amp;&quot;&quot;&quot;:&quot;&quot;&quot;&amp;LOWER([.C95])&amp;&quot;&quot;&quot;,&quot;" table:style-name="ce1">
            <text:p>"kw_tempel":"tem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iere</text:p>
          </table:table-cell>
          <table:table-cell office:value-type="string" office:string-value="tiere" table:formula="of:=SUBSTITUTE([.A96];&quot;kw_&quot;;&quot;&quot;)" table:style-name="ce1">
            <text:p>tiere</text:p>
          </table:table-cell>
          <table:table-cell office:value-type="string" table:style-name="ce1">
            <text:p>animals</text:p>
          </table:table-cell>
          <table:table-cell office:value-type="string" office:string-value="&quot;kw_tiere&quot;:&quot;animals&quot;," table:formula="of:=&quot;&quot;&quot;&quot;&amp;[.A96]&amp;&quot;&quot;&quot;:&quot;&quot;&quot;&amp;LOWER([.C96])&amp;&quot;&quot;&quot;,&quot;" table:style-name="ce1">
            <text:p>"kw_tiere":"animal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ld</text:p>
          </table:table-cell>
          <table:table-cell office:value-type="string" office:string-value="wald" table:formula="of:=SUBSTITUTE([.A97];&quot;kw_&quot;;&quot;&quot;)" table:style-name="ce1">
            <text:p>wald</text:p>
          </table:table-cell>
          <table:table-cell office:value-type="string" table:style-name="ce1">
            <text:p>Forest</text:p>
          </table:table-cell>
          <table:table-cell office:value-type="string" office:string-value="&quot;kw_wald&quot;:&quot;forest&quot;," table:formula="of:=&quot;&quot;&quot;&quot;&amp;[.A97]&amp;&quot;&quot;&quot;:&quot;&quot;&quot;&amp;LOWER([.C97])&amp;&quot;&quot;&quot;,&quot;" table:style-name="ce1">
            <text:p>"kw_wald":"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n</text:p>
          </table:table-cell>
          <table:table-cell office:value-type="string" office:string-value="wandern" table:formula="of:=SUBSTITUTE([.A98];&quot;kw_&quot;;&quot;&quot;)" table:style-name="ce1">
            <text:p>wandern</text:p>
          </table:table-cell>
          <table:table-cell office:value-type="string" table:style-name="ce1">
            <text:p>hike</text:p>
          </table:table-cell>
          <table:table-cell office:value-type="string" office:string-value="&quot;kw_wandern&quot;:&quot;hike&quot;," table:formula="of:=&quot;&quot;&quot;&quot;&amp;[.A98]&amp;&quot;&quot;&quot;:&quot;&quot;&quot;&amp;LOWER([.C98])&amp;&quot;&quot;&quot;,&quot;" table:style-name="ce1">
            <text:p>"kw_wandern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ung</text:p>
          </table:table-cell>
          <table:table-cell office:value-type="string" office:string-value="wanderung" table:formula="of:=SUBSTITUTE([.A99];&quot;kw_&quot;;&quot;&quot;)" table:style-name="ce1">
            <text:p>wanderung</text:p>
          </table:table-cell>
          <table:table-cell office:value-type="string" table:style-name="ce1">
            <text:p>hike</text:p>
          </table:table-cell>
          <table:table-cell office:value-type="string" office:string-value="&quot;kw_wanderung&quot;:&quot;hike&quot;," table:formula="of:=&quot;&quot;&quot;&quot;&amp;[.A99]&amp;&quot;&quot;&quot;:&quot;&quot;&quot;&amp;LOWER([.C99])&amp;&quot;&quot;&quot;,&quot;" table:style-name="ce1">
            <text:p>"kw_wanderung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sserfall</text:p>
          </table:table-cell>
          <table:table-cell office:value-type="string" office:string-value="wasserfall" table:formula="of:=SUBSTITUTE([.A100];&quot;kw_&quot;;&quot;&quot;)" table:style-name="ce1">
            <text:p>wasserfall</text:p>
          </table:table-cell>
          <table:table-cell office:value-type="string" table:style-name="ce1">
            <text:p>waterfall</text:p>
          </table:table-cell>
          <table:table-cell office:value-type="string" office:string-value="&quot;kw_wasserfall&quot;:&quot;waterfall&quot;," table:formula="of:=&quot;&quot;&quot;&quot;&amp;[.A100]&amp;&quot;&quot;&quot;:&quot;&quot;&quot;&amp;LOWER([.C100])&amp;&quot;&quot;&quot;,&quot;" table:style-name="ce1">
            <text:p>"kw_wasserfall":"waterfal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eide</text:p>
          </table:table-cell>
          <table:table-cell office:value-type="string" office:string-value="weide" table:formula="of:=SUBSTITUTE([.A101];&quot;kw_&quot;;&quot;&quot;)" table:style-name="ce1">
            <text:p>weide</text:p>
          </table:table-cell>
          <table:table-cell office:value-type="string" table:style-name="ce1">
            <text:p>pasture</text:p>
          </table:table-cell>
          <table:table-cell office:value-type="string" office:string-value="&quot;kw_weide&quot;:&quot;pasture&quot;," table:formula="of:=&quot;&quot;&quot;&quot;&amp;[.A101]&amp;&quot;&quot;&quot;:&quot;&quot;&quot;&amp;LOWER([.C101])&amp;&quot;&quot;&quot;,&quot;" table:style-name="ce1">
            <text:p>"kw_weide":"pas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ese</text:p>
          </table:table-cell>
          <table:table-cell office:value-type="string" office:string-value="wiese" table:formula="of:=SUBSTITUTE([.A102];&quot;kw_&quot;;&quot;&quot;)" table:style-name="ce1">
            <text:p>wiese</text:p>
          </table:table-cell>
          <table:table-cell office:value-type="string" table:style-name="ce1">
            <text:p>Meadow</text:p>
          </table:table-cell>
          <table:table-cell office:value-type="string" office:string-value="&quot;kw_wiese&quot;:&quot;meadow&quot;," table:formula="of:=&quot;&quot;&quot;&quot;&amp;[.A102]&amp;&quot;&quot;&quot;:&quot;&quot;&quot;&amp;LOWER([.C102])&amp;&quot;&quot;&quot;,&quot;" table:style-name="ce1">
            <text:p>"kw_wiese":"mead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nter</text:p>
          </table:table-cell>
          <table:table-cell office:value-type="string" office:string-value="winter" table:formula="of:=SUBSTITUTE([.A103];&quot;kw_&quot;;&quot;&quot;)" table:style-name="ce1">
            <text:p>winter</text:p>
          </table:table-cell>
          <table:table-cell office:value-type="string" table:style-name="ce1">
            <text:p>winter</text:p>
          </table:table-cell>
          <table:table-cell office:value-type="string" office:string-value="&quot;kw_winter&quot;:&quot;winter&quot;," table:formula="of:=&quot;&quot;&quot;&quot;&amp;[.A103]&amp;&quot;&quot;&quot;:&quot;&quot;&quot;&amp;LOWER([.C103])&amp;&quot;&quot;&quot;,&quot;" table:style-name="ce1">
            <text:p>"kw_winter":"wint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üste</text:p>
          </table:table-cell>
          <table:table-cell office:value-type="string" office:string-value="wüste" table:formula="of:=SUBSTITUTE([.A104];&quot;kw_&quot;;&quot;&quot;)" table:style-name="ce1">
            <text:p>wüste</text:p>
          </table:table-cell>
          <table:table-cell office:value-type="string" table:style-name="ce1">
            <text:p>desert</text:p>
          </table:table-cell>
          <table:table-cell office:value-type="string" office:string-value="&quot;kw_wüste&quot;:&quot;desert&quot;," table:formula="of:=&quot;&quot;&quot;&quot;&amp;[.A104]&amp;&quot;&quot;&quot;:&quot;&quot;&quot;&amp;LOWER([.C104])&amp;&quot;&quot;&quot;,&quot;" table:style-name="ce1">
            <text:p>"kw_wüste":"dese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zoo</text:p>
          </table:table-cell>
          <table:table-cell office:value-type="string" office:string-value="zoo" table:formula="of:=SUBSTITUTE([.A105];&quot;kw_&quot;;&quot;&quot;)" table:style-name="ce1">
            <text:p>zoo</text:p>
          </table:table-cell>
          <table:table-cell office:value-type="string" table:style-name="ce1">
            <text:p>zoo</text:p>
          </table:table-cell>
          <table:table-cell office:value-type="string" office:string-value="&quot;kw_zoo&quot;:&quot;zoo&quot;," table:formula="of:=&quot;&quot;&quot;&quot;&amp;[.A105]&amp;&quot;&quot;&quot;:&quot;&quot;&quot;&amp;LOWER([.C105])&amp;&quot;&quot;&quot;,&quot;" table:style-name="ce1">
            <text:p>"kw_zoo":"zoo",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table table:name="create-fields" table:style-name="ta1">
        <table:table-column table:style-name="co6" table:default-cell-style-name="ce1"/>
        <table:table-column table:style-name="co7" table:default-cell-style-name="ce1"/>
        <table:table-column table:style-name="co8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olrField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SQL</text:p>
          </table:table-cell>
          <table:table-cell office:value-type="string" table:style-name="ce1">
            <text:p>SOL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]&lt;&gt;&quot;&quot;;&quot;, `&quot;&amp;[.A2]&amp;&quot;` as &quot;&amp;[.C2]&amp;&quot;&quot;;&quot;&quot;)" table:style-name="ce1"/>
          <table:table-cell office:value-type="string" office:string-value="" table:formula="of:=IF([.C2]&lt;&gt;&quot;&quot;;&quot;&lt;field column=&quot;&quot;&quot;&amp;[.C2]&amp;&quot;&quot;&quot; name=&quot;&quot;&quot;&amp;[.B2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T_RATE</text:p>
          </table:table-cell>
          <table:table-cell office:value-type="string" table:style-name="ce1">
            <text:p>rate_tech_overall_s</text:p>
          </table:table-cell>
          <table:table-cell office:value-type="string" table:style-name="ce1">
            <text:p>overall</text:p>
          </table:table-cell>
          <table:table-cell office:value-type="string" office:string-value=", `T_RATE` as overall" table:formula="of:=IF([.C3]&lt;&gt;&quot;&quot;;&quot;, `&quot;&amp;[.A3]&amp;&quot;` as &quot;&amp;[.C3]&amp;&quot;&quot;;&quot;&quot;)" table:style-name="ce1">
            <text:p>, `T_RATE` as overall</text:p>
          </table:table-cell>
          <table:table-cell office:value-type="string" office:string-value="&lt;field column=&quot;overall&quot; name=&quot;rate_tech_overall_s&quot; /&gt;" table:formula="of:=IF([.C3]&lt;&gt;&quot;&quot;;&quot;&lt;field column=&quot;&quot;&quot;&amp;[.C3]&amp;&quot;&quot;&quot; name=&quot;&quot;&quot;&amp;[.B3]&amp;&quot;&quot;&quot; /&gt;&quot;;&quot;&quot;)" table:style-name="ce1">
            <text:p>&lt;field column="overall" name="rate_tech_overall_s" /&gt;</text:p>
          </table:table-cell>
          <table:table-cell office:value-type="string" office:string-value="rateTechValues['overall'] = this.getSolrValue(doc, 'rate_tech_overall_s', undefined);" table:formula="of:=&quot;rateTechValues['&quot;&amp;[.C3]&amp;&quot;'] = this.getSolrValue(doc, '&quot;&amp;[.B3]&amp;&quot;', undefined);&quot;" table:style-name="ce1">
            <text:p>rateTechValues['overall'] = this.getSolrValue(doc, 'rate_tech_overall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S</text:p>
          </table:table-cell>
          <table:table-cell office:value-type="string" table:style-name="ce1">
            <text:p>rate_tech_ks_s</text:p>
          </table:table-cell>
          <table:table-cell office:value-type="string" table:style-name="ce1">
            <text:p>ks</text:p>
          </table:table-cell>
          <table:table-cell office:value-type="string" office:string-value=", `T_RATE_KS` as ks" table:formula="of:=IF([.C4]&lt;&gt;&quot;&quot;;&quot;, `&quot;&amp;[.A4]&amp;&quot;` as &quot;&amp;[.C4]&amp;&quot;&quot;;&quot;&quot;)" table:style-name="ce1">
            <text:p>, `T_RATE_KS` as ks</text:p>
          </table:table-cell>
          <table:table-cell office:value-type="string" office:string-value="&lt;field column=&quot;ks&quot; name=&quot;rate_tech_ks_s&quot; /&gt;" table:formula="of:=IF([.C4]&lt;&gt;&quot;&quot;;&quot;&lt;field column=&quot;&quot;&quot;&amp;[.C4]&amp;&quot;&quot;&quot; name=&quot;&quot;&quot;&amp;[.B4]&amp;&quot;&quot;&quot; /&gt;&quot;;&quot;&quot;)" table:style-name="ce1">
            <text:p>&lt;field column="ks" name="rate_tech_ks_s" /&gt;</text:p>
          </table:table-cell>
          <table:table-cell office:value-type="string" office:string-value="rateTechValues['ks'] = this.getSolrValue(doc, 'rate_tech_ks_s', undefined);" table:formula="of:=&quot;rateTechValues['&quot;&amp;[.C4]&amp;&quot;'] = this.getSolrValue(doc, '&quot;&amp;[.B4]&amp;&quot;', undefined);&quot;" table:style-name="ce1">
            <text:p>rateTechValues['ks'] = this.getSolrValue(doc, 'rate_tech_ks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FIRN</text:p>
          </table:table-cell>
          <table:table-cell office:value-type="string" table:style-name="ce1">
            <text:p>rate_tech_firn_s</text:p>
          </table:table-cell>
          <table:table-cell office:value-type="string" table:style-name="ce1">
            <text:p>firn</text:p>
          </table:table-cell>
          <table:table-cell office:value-type="string" office:string-value=", `T_RATE_FIRN` as firn" table:formula="of:=IF([.C5]&lt;&gt;&quot;&quot;;&quot;, `&quot;&amp;[.A5]&amp;&quot;` as &quot;&amp;[.C5]&amp;&quot;&quot;;&quot;&quot;)" table:style-name="ce1">
            <text:p>, `T_RATE_FIRN` as firn</text:p>
          </table:table-cell>
          <table:table-cell office:value-type="string" office:string-value="&lt;field column=&quot;firn&quot; name=&quot;rate_tech_firn_s&quot; /&gt;" table:formula="of:=IF([.C5]&lt;&gt;&quot;&quot;;&quot;&lt;field column=&quot;&quot;&quot;&amp;[.C5]&amp;&quot;&quot;&quot; name=&quot;&quot;&quot;&amp;[.B5]&amp;&quot;&quot;&quot; /&gt;&quot;;&quot;&quot;)" table:style-name="ce1">
            <text:p>&lt;field column="firn" name="rate_tech_firn_s" /&gt;</text:p>
          </table:table-cell>
          <table:table-cell office:value-type="string" office:string-value="rateTechValues['firn'] = this.getSolrValue(doc, 'rate_tech_firn_s', undefined);" table:formula="of:=&quot;rateTechValues['&quot;&amp;[.C5]&amp;&quot;'] = this.getSolrValue(doc, '&quot;&amp;[.B5]&amp;&quot;', undefined);&quot;" table:style-name="ce1">
            <text:p>rateTechValues['firn'] = this.getSolrValue(doc, 'rate_tech_fi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GLETSCHER</text:p>
          </table:table-cell>
          <table:table-cell office:value-type="string" table:style-name="ce1">
            <text:p>rate_tech_gletscher_s</text:p>
          </table:table-cell>
          <table:table-cell office:value-type="string" table:style-name="ce1">
            <text:p>gletscher</text:p>
          </table:table-cell>
          <table:table-cell office:value-type="string" office:string-value=", `T_RATE_GLETSCHER` as gletscher" table:formula="of:=IF([.C6]&lt;&gt;&quot;&quot;;&quot;, `&quot;&amp;[.A6]&amp;&quot;` as &quot;&amp;[.C6]&amp;&quot;&quot;;&quot;&quot;)" table:style-name="ce1">
            <text:p>, `T_RATE_GLETSCHER` as gletscher</text:p>
          </table:table-cell>
          <table:table-cell office:value-type="string" office:string-value="&lt;field column=&quot;gletscher&quot; name=&quot;rate_tech_gletscher_s&quot; /&gt;" table:formula="of:=IF([.C6]&lt;&gt;&quot;&quot;;&quot;&lt;field column=&quot;&quot;&quot;&amp;[.C6]&amp;&quot;&quot;&quot; name=&quot;&quot;&quot;&amp;[.B6]&amp;&quot;&quot;&quot; /&gt;&quot;;&quot;&quot;)" table:style-name="ce1">
            <text:p>&lt;field column="gletscher" name="rate_tech_gletscher_s" /&gt;</text:p>
          </table:table-cell>
          <table:table-cell office:value-type="string" office:string-value="rateTechValues['gletscher'] = this.getSolrValue(doc, 'rate_tech_gletscher_s', undefined);" table:formula="of:=&quot;rateTechValues['&quot;&amp;[.C6]&amp;&quot;'] = this.getSolrValue(doc, '&quot;&amp;[.B6]&amp;&quot;', undefined);&quot;" table:style-name="ce1">
            <text:p>rateTechValues['gletscher'] = this.getSolrValue(doc, 'rate_tech_gletsche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LETTERN</text:p>
          </table:table-cell>
          <table:table-cell office:value-type="string" table:style-name="ce1">
            <text:p>rate_tech_klettern_s</text:p>
          </table:table-cell>
          <table:table-cell office:value-type="string" table:style-name="ce1">
            <text:p>klettern</text:p>
          </table:table-cell>
          <table:table-cell office:value-type="string" office:string-value=", `T_RATE_KLETTERN` as klettern" table:formula="of:=IF([.C7]&lt;&gt;&quot;&quot;;&quot;, `&quot;&amp;[.A7]&amp;&quot;` as &quot;&amp;[.C7]&amp;&quot;&quot;;&quot;&quot;)" table:style-name="ce1">
            <text:p>, `T_RATE_KLETTERN` as klettern</text:p>
          </table:table-cell>
          <table:table-cell office:value-type="string" office:string-value="&lt;field column=&quot;klettern&quot; name=&quot;rate_tech_klettern_s&quot; /&gt;" table:formula="of:=IF([.C7]&lt;&gt;&quot;&quot;;&quot;&lt;field column=&quot;&quot;&quot;&amp;[.C7]&amp;&quot;&quot;&quot; name=&quot;&quot;&quot;&amp;[.B7]&amp;&quot;&quot;&quot; /&gt;&quot;;&quot;&quot;)" table:style-name="ce1">
            <text:p>&lt;field column="klettern" name="rate_tech_klettern_s" /&gt;</text:p>
          </table:table-cell>
          <table:table-cell office:value-type="string" office:string-value="rateTechValues['klettern'] = this.getSolrValue(doc, 'rate_tech_klettern_s', undefined);" table:formula="of:=&quot;rateTechValues['&quot;&amp;[.C7]&amp;&quot;'] = this.getSolrValue(doc, '&quot;&amp;[.B7]&amp;&quot;', undefined);&quot;" table:style-name="ce1">
            <text:p>rateTechValues['klettern'] = this.getSolrValue(doc, 'rate_tech_klette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BERGTOUR</text:p>
          </table:table-cell>
          <table:table-cell office:value-type="string" table:style-name="ce1">
            <text:p>rate_tech_bergtour_s</text:p>
          </table:table-cell>
          <table:table-cell office:value-type="string" table:style-name="ce1">
            <text:p>bergtour</text:p>
          </table:table-cell>
          <table:table-cell office:value-type="string" office:string-value=", `T_RATE_BERGTOUR` as bergtour" table:formula="of:=IF([.C8]&lt;&gt;&quot;&quot;;&quot;, `&quot;&amp;[.A8]&amp;&quot;` as &quot;&amp;[.C8]&amp;&quot;&quot;;&quot;&quot;)" table:style-name="ce1">
            <text:p>, `T_RATE_BERGTOUR` as bergtour</text:p>
          </table:table-cell>
          <table:table-cell office:value-type="string" office:string-value="&lt;field column=&quot;bergtour&quot; name=&quot;rate_tech_bergtour_s&quot; /&gt;" table:formula="of:=IF([.C8]&lt;&gt;&quot;&quot;;&quot;&lt;field column=&quot;&quot;&quot;&amp;[.C8]&amp;&quot;&quot;&quot; name=&quot;&quot;&quot;&amp;[.B8]&amp;&quot;&quot;&quot; /&gt;&quot;;&quot;&quot;)" table:style-name="ce1">
            <text:p>&lt;field column="bergtour" name="rate_tech_bergtour_s" /&gt;</text:p>
          </table:table-cell>
          <table:table-cell office:value-type="string" office:string-value="rateTechValues['bergtour'] = this.getSolrValue(doc, 'rate_tech_bergtour_s', undefined);" table:formula="of:=&quot;rateTechValues['&quot;&amp;[.C8]&amp;&quot;'] = this.getSolrValue(doc, '&quot;&amp;[.B8]&amp;&quot;', undefined);&quot;" table:style-name="ce1">
            <text:p>rateTechValues['bergtour'] = this.getSolrValue(doc, 'rate_tech_bergtou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SCHNEESCHUH</text:p>
          </table:table-cell>
          <table:table-cell office:value-type="string" table:style-name="ce1">
            <text:p>rate_tech_schneeschuh_s</text:p>
          </table:table-cell>
          <table:table-cell office:value-type="string" table:style-name="ce1">
            <text:p>schneeschuh</text:p>
          </table:table-cell>
          <table:table-cell office:value-type="string" office:string-value=", `T_RATE_SCHNEESCHUH` as schneeschuh" table:formula="of:=IF([.C9]&lt;&gt;&quot;&quot;;&quot;, `&quot;&amp;[.A9]&amp;&quot;` as &quot;&amp;[.C9]&amp;&quot;&quot;;&quot;&quot;)" table:style-name="ce1">
            <text:p>, `T_RATE_SCHNEESCHUH` as schneeschuh</text:p>
          </table:table-cell>
          <table:table-cell office:value-type="string" office:string-value="&lt;field column=&quot;schneeschuh&quot; name=&quot;rate_tech_schneeschuh_s&quot; /&gt;" table:formula="of:=IF([.C9]&lt;&gt;&quot;&quot;;&quot;&lt;field column=&quot;&quot;&quot;&amp;[.C9]&amp;&quot;&quot;&quot; name=&quot;&quot;&quot;&amp;[.B9]&amp;&quot;&quot;&quot; /&gt;&quot;;&quot;&quot;)" table:style-name="ce1">
            <text:p>&lt;field column="schneeschuh" name="rate_tech_schneeschuh_s" /&gt;</text:p>
          </table:table-cell>
          <table:table-cell office:value-type="string" office:string-value="rateTechValues['schneeschuh'] = this.getSolrValue(doc, 'rate_tech_schneeschuh_s', undefined);" table:formula="of:=&quot;rateTechValues['&quot;&amp;[.C9]&amp;&quot;'] = this.getSolrValue(doc, '&quot;&amp;[.B9]&amp;&quot;', undefined);&quot;" table:style-name="ce1">
            <text:p>rateTechValues['schneeschuh'] = this.getSolrValue(doc, 'rate_tech_schneeschuh_s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10]&lt;&gt;&quot;&quot;;&quot;, `&quot;&amp;[.A10]&amp;&quot;` as &quot;&amp;[.C10]&amp;&quot;&quot;;&quot;&quot;)" table:style-name="ce1"/>
          <table:table-cell office:value-type="string" office:string-value="" table:formula="of:=IF([.C10]&lt;&gt;&quot;&quot;;&quot;&lt;field column=&quot;&quot;&quot;&amp;[.C10]&amp;&quot;&quot;&quot; name=&quot;&quot;&quot;&amp;[.B10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## load geo_dates</text:p>
          </table:table-cell>
          <table:table-cell table:number-columns-repeated="2" table:style-name="ce1"/>
          <table:table-cell office:value-type="string" office:string-value="" table:formula="of:=IF([.C11]&lt;&gt;&quot;&quot;;&quot;, `&quot;&amp;[.A11]&amp;&quot;` as &quot;&amp;[.C11]&amp;&quot;&quot;;&quot;&quot;)" table:style-name="ce1"/>
          <table:table-cell office:value-type="string" office:string-value="" table:formula="of:=IF([.C11]&lt;&gt;&quot;&quot;;&quot;&lt;field column=&quot;&quot;&quot;&amp;[.C11]&amp;&quot;&quot;&quot; name=&quot;&quot;&quot;&amp;[.B11]&amp;&quot;&quot;&quot; /&gt;&quot;;&quot;&quot;)" table:style-name="ce1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12]&lt;&gt;&quot;&quot;;&quot;, `&quot;&amp;[.A12]&amp;&quot;` as &quot;&amp;[.C12]&amp;&quot;&quot;;&quot;&quot;)" table:style-name="ce1"/>
          <table:table-cell office:value-type="string" office:string-value="" table:formula="of:=IF([.C12]&lt;&gt;&quot;&quot;;&quot;&lt;field column=&quot;&quot;&quot;&amp;[.C12]&amp;&quot;&quot;&quot; name=&quot;&quot;&quot;&amp;[.B12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KATEGORIE</text:p>
          </table:table-cell>
          <table:table-cell table:number-columns-repeated="2" table:style-name="ce1"/>
          <table:table-cell office:value-type="string" office:string-value="" table:formula="of:=IF([.C13]&lt;&gt;&quot;&quot;;&quot;, `&quot;&amp;[.A13]&amp;&quot;` as &quot;&amp;[.C13]&amp;&quot;&quot;;&quot;&quot;)" table:style-name="ce1"/>
          <table:table-cell office:value-type="string" office:string-value="" table:formula="of:=IF([.C13]&lt;&gt;&quot;&quot;;&quot;&lt;field column=&quot;&quot;&quot;&amp;[.C13]&amp;&quot;&quot;&quot; name=&quot;&quot;&quot;&amp;[.B13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K_ALTITUDE_ASC</text:p>
          </table:table-cell>
          <table:table-cell office:value-type="string" table:style-name="ce1">
            <text:p>data_tech_alt_asc_i</text:p>
          </table:table-cell>
          <table:table-cell office:value-type="string" table:style-name="ce1">
            <text:p>altAsc</text:p>
          </table:table-cell>
          <table:table-cell office:value-type="string" office:string-value=", `K_ALTITUDE_ASC` as altAsc" table:formula="of:=IF([.C14]&lt;&gt;&quot;&quot;;&quot;, `&quot;&amp;[.A14]&amp;&quot;` as &quot;&amp;[.C14]&amp;&quot;&quot;;&quot;&quot;)" table:style-name="ce1">
            <text:p>, `K_ALTITUDE_ASC` as altAsc</text:p>
          </table:table-cell>
          <table:table-cell office:value-type="string" office:string-value="&lt;field column=&quot;altAsc&quot; name=&quot;data_tech_alt_asc_i&quot; /&gt;" table:formula="of:=IF([.C14]&lt;&gt;&quot;&quot;;&quot;&lt;field column=&quot;&quot;&quot;&amp;[.C14]&amp;&quot;&quot;&quot; name=&quot;&quot;&quot;&amp;[.B14]&amp;&quot;&quot;&quot; /&gt;&quot;;&quot;&quot;)" table:style-name="ce1">
            <text:p>&lt;field column="altAsc" name="data_tech_alt_asc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DESC</text:p>
          </table:table-cell>
          <table:table-cell office:value-type="string" table:style-name="ce1">
            <text:p>data_tech_alt_desc_i</text:p>
          </table:table-cell>
          <table:table-cell office:value-type="string" table:style-name="ce1">
            <text:p>altDesc</text:p>
          </table:table-cell>
          <table:table-cell office:value-type="string" office:string-value=", `K_ALTITUDE_DESC` as altDesc" table:formula="of:=IF([.C15]&lt;&gt;&quot;&quot;;&quot;, `&quot;&amp;[.A15]&amp;&quot;` as &quot;&amp;[.C15]&amp;&quot;&quot;;&quot;&quot;)" table:style-name="ce1">
            <text:p>, `K_ALTITUDE_DESC` as altDesc</text:p>
          </table:table-cell>
          <table:table-cell office:value-type="string" office:string-value="&lt;field column=&quot;altDesc&quot; name=&quot;data_tech_alt_desc_i&quot; /&gt;" table:formula="of:=IF([.C15]&lt;&gt;&quot;&quot;;&quot;&lt;field column=&quot;&quot;&quot;&amp;[.C15]&amp;&quot;&quot;&quot; name=&quot;&quot;&quot;&amp;[.B15]&amp;&quot;&quot;&quot; /&gt;&quot;;&quot;&quot;)" table:style-name="ce1">
            <text:p>&lt;field column="altDesc" name="data_tech_alt_desc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MAX</text:p>
          </table:table-cell>
          <table:table-cell office:value-type="string" table:style-name="ce1">
            <text:p>data_tech_alt_min_i</text:p>
          </table:table-cell>
          <table:table-cell office:value-type="string" table:style-name="ce1">
            <text:p>altMin</text:p>
          </table:table-cell>
          <table:table-cell office:value-type="string" office:string-value=", `K_ALTITUDE_MAX` as altMin" table:formula="of:=IF([.C16]&lt;&gt;&quot;&quot;;&quot;, `&quot;&amp;[.A16]&amp;&quot;` as &quot;&amp;[.C16]&amp;&quot;&quot;;&quot;&quot;)" table:style-name="ce1">
            <text:p>, `K_ALTITUDE_MAX` as altMin</text:p>
          </table:table-cell>
          <table:table-cell office:value-type="string" office:string-value="&lt;field column=&quot;altMin&quot; name=&quot;data_tech_alt_min_i&quot; /&gt;" table:formula="of:=IF([.C16]&lt;&gt;&quot;&quot;;&quot;&lt;field column=&quot;&quot;&quot;&amp;[.C16]&amp;&quot;&quot;&quot; name=&quot;&quot;&quot;&amp;[.B16]&amp;&quot;&quot;&quot; /&gt;&quot;;&quot;&quot;)" table:style-name="ce1">
            <text:p>&lt;field column="altMin" name="data_tech_alt_min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MIN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K_ALTITUDE_MIN` as altMax" table:formula="of:=IF([.C17]&lt;&gt;&quot;&quot;;&quot;, `&quot;&amp;[.A17]&amp;&quot;` as &quot;&amp;[.C17]&amp;&quot;&quot;;&quot;&quot;)" table:style-name="ce1">
            <text:p>, `K_ALTITUDE_MIN` as altMax</text:p>
          </table:table-cell>
          <table:table-cell office:value-type="string" office:string-value="&lt;field column=&quot;altMax&quot; name=&quot;data_tech_alt_max_i&quot; /&gt;" table:formula="of:=IF([.C17]&lt;&gt;&quot;&quot;;&quot;&lt;field column=&quot;&quot;&quot;&amp;[.C17]&amp;&quot;&quot;&quot; name=&quot;&quot;&quot;&amp;[.B17]&amp;&quot;&quot;&quot; /&gt;&quot;;&quot;&quot;)" table:style-name="ce1">
            <text:p>&lt;field column="altMax" name="data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DISTANCE</text:p>
          </table:table-cell>
          <table:table-cell office:value-type="string" table:style-name="ce1">
            <text:p>data_tech_dist_f</text:p>
          </table:table-cell>
          <table:table-cell office:value-type="string" table:style-name="ce1">
            <text:p>dist</text:p>
          </table:table-cell>
          <table:table-cell office:value-type="string" office:string-value=", `K_DISTANCE` as dist" table:formula="of:=IF([.C18]&lt;&gt;&quot;&quot;;&quot;, `&quot;&amp;[.A18]&amp;&quot;` as &quot;&amp;[.C18]&amp;&quot;&quot;;&quot;&quot;)" table:style-name="ce1">
            <text:p>, `K_DISTANCE` as dist</text:p>
          </table:table-cell>
          <table:table-cell office:value-type="string" office:string-value="&lt;field column=&quot;dist&quot; name=&quot;data_tech_dist_f&quot; /&gt;" table:formula="of:=IF([.C18]&lt;&gt;&quot;&quot;;&quot;&lt;field column=&quot;&quot;&quot;&amp;[.C18]&amp;&quot;&quot;&quot; name=&quot;&quot;&quot;&amp;[.B18]&amp;&quot;&quot;&quot; /&gt;&quot;;&quot;&quot;)" table:style-name="ce1">
            <text:p>&lt;field column="dist" name="data_tech_dist_f" /&gt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ata_tech_dur_f</text:p>
          </table:table-cell>
          <table:table-cell office:value-type="string" table:style-name="ce1">
            <text:p>dur</text:p>
          </table:table-cell>
          <table:table-cell office:value-type="string" office:string-value=", `` as dur" table:formula="of:=IF([.C19]&lt;&gt;&quot;&quot;;&quot;, `&quot;&amp;[.A19]&amp;&quot;` as &quot;&amp;[.C19]&amp;&quot;&quot;;&quot;&quot;)" table:style-name="ce1">
            <text:p>, `` as dur</text:p>
          </table:table-cell>
          <table:table-cell office:value-type="string" office:string-value="&lt;field column=&quot;dur&quot; name=&quot;data_tech_dur_f&quot; /&gt;" table:formula="of:=IF([.C19]&lt;&gt;&quot;&quot;;&quot;&lt;field column=&quot;&quot;&quot;&amp;[.C19]&amp;&quot;&quot;&quot; name=&quot;&quot;&quot;&amp;[.B19]&amp;&quot;&quot;&quot; /&gt;&quot;;&quot;&quot;)" table:style-name="ce1">
            <text:p>&lt;field column="dur" name="data_tech_dur_f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20]&lt;&gt;&quot;&quot;;&quot;, `&quot;&amp;[.A20]&amp;&quot;` as &quot;&amp;[.C20]&amp;&quot;&quot;;&quot;&quot;)" table:style-name="ce1"/>
          <table:table-cell office:value-type="string" office:string-value="" table:formula="of:=IF([.C20]&lt;&gt;&quot;&quot;;&quot;&lt;field column=&quot;&quot;&quot;&amp;[.C20]&amp;&quot;&quot;&quot; name=&quot;&quot;&quot;&amp;[.B2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1]&lt;&gt;&quot;&quot;;&quot;, `&quot;&amp;[.A21]&amp;&quot;` as &quot;&amp;[.C21]&amp;&quot;&quot;;&quot;&quot;)" table:style-name="ce1"/>
          <table:table-cell office:value-type="string" office:string-value="" table:formula="of:=IF([.C21]&lt;&gt;&quot;&quot;;&quot;&lt;field column=&quot;&quot;&quot;&amp;[.C21]&amp;&quot;&quot;&quot; name=&quot;&quot;&quot;&amp;[.B2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ELE_MAX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T_ELE_MAX` as altMax" table:formula="of:=IF([.C22]&lt;&gt;&quot;&quot;;&quot;, `&quot;&amp;[.A22]&amp;&quot;` as &quot;&amp;[.C22]&amp;&quot;&quot;;&quot;&quot;)" table:style-name="ce1">
            <text:p>, `T_ELE_MAX` as altMax</text:p>
          </table:table-cell>
          <table:table-cell office:value-type="string" office:string-value="&lt;field column=&quot;altMax&quot; name=&quot;data_tech_alt_max_i&quot; /&gt;" table:formula="of:=IF([.C22]&lt;&gt;&quot;&quot;;&quot;&lt;field column=&quot;&quot;&quot;&amp;[.C22]&amp;&quot;&quot;&quot; name=&quot;&quot;&quot;&amp;[.B22]&amp;&quot;&quot;&quot; /&gt;&quot;;&quot;&quot;)" table:style-name="ce1">
            <text:p>&lt;field column="altMax" name="data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AUFSTIEG_NAME</text:p>
          </table:table-cell>
          <table:table-cell table:number-columns-repeated="2" table:style-name="ce1"/>
          <table:table-cell office:value-type="string" office:string-value="" table:formula="of:=IF([.C23]&lt;&gt;&quot;&quot;;&quot;, `&quot;&amp;[.A23]&amp;&quot;` as &quot;&amp;[.C23]&amp;&quot;&quot;;&quot;&quot;)" table:style-name="ce1"/>
          <table:table-cell office:value-type="string" office:string-value="" table:formula="of:=IF([.C23]&lt;&gt;&quot;&quot;;&quot;&lt;field column=&quot;&quot;&quot;&amp;[.C23]&amp;&quot;&quot;&quot; name=&quot;&quot;&quot;&amp;[.B2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DAUER</text:p>
          </table:table-cell>
          <table:table-cell table:number-columns-repeated="2" table:style-name="ce1"/>
          <table:table-cell office:value-type="string" office:string-value="" table:formula="of:=IF([.C24]&lt;&gt;&quot;&quot;;&quot;, `&quot;&amp;[.A24]&amp;&quot;` as &quot;&amp;[.C24]&amp;&quot;&quot;;&quot;&quot;)" table:style-name="ce1"/>
          <table:table-cell office:value-type="string" office:string-value="" table:formula="of:=IF([.C24]&lt;&gt;&quot;&quot;;&quot;&lt;field column=&quot;&quot;&quot;&amp;[.C24]&amp;&quot;&quot;&quot; name=&quot;&quot;&quot;&amp;[.B2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HM</text:p>
          </table:table-cell>
          <table:table-cell table:number-columns-repeated="2" table:style-name="ce1"/>
          <table:table-cell office:value-type="string" office:string-value="" table:formula="of:=IF([.C25]&lt;&gt;&quot;&quot;;&quot;, `&quot;&amp;[.A25]&amp;&quot;` as &quot;&amp;[.C25]&amp;&quot;&quot;;&quot;&quot;)" table:style-name="ce1"/>
          <table:table-cell office:value-type="string" office:string-value="" table:formula="of:=IF([.C25]&lt;&gt;&quot;&quot;;&quot;&lt;field column=&quot;&quot;&quot;&amp;[.C25]&amp;&quot;&quot;&quot; name=&quot;&quot;&quot;&amp;[.B2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KM</text:p>
          </table:table-cell>
          <table:table-cell table:number-columns-repeated="2" table:style-name="ce1"/>
          <table:table-cell office:value-type="string" office:string-value="" table:formula="of:=IF([.C26]&lt;&gt;&quot;&quot;;&quot;, `&quot;&amp;[.A26]&amp;&quot;` as &quot;&amp;[.C26]&amp;&quot;&quot;;&quot;&quot;)" table:style-name="ce1"/>
          <table:table-cell office:value-type="string" office:string-value="" table:formula="of:=IF([.C26]&lt;&gt;&quot;&quot;;&quot;&lt;field column=&quot;&quot;&quot;&amp;[.C26]&amp;&quot;&quot;&quot; name=&quot;&quot;&quot;&amp;[.B2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SL</text:p>
          </table:table-cell>
          <table:table-cell table:number-columns-repeated="2" table:style-name="ce1"/>
          <table:table-cell office:value-type="string" office:string-value="" table:formula="of:=IF([.C27]&lt;&gt;&quot;&quot;;&quot;, `&quot;&amp;[.A27]&amp;&quot;` as &quot;&amp;[.C27]&amp;&quot;&quot;;&quot;&quot;)" table:style-name="ce1"/>
          <table:table-cell office:value-type="string" office:string-value="" table:formula="of:=IF([.C27]&lt;&gt;&quot;&quot;;&quot;&lt;field column=&quot;&quot;&quot;&amp;[.C27]&amp;&quot;&quot;&quot; name=&quot;&quot;&quot;&amp;[.B2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M</text:p>
          </table:table-cell>
          <table:table-cell table:number-columns-repeated="2" table:style-name="ce1"/>
          <table:table-cell office:value-type="string" office:string-value="" table:formula="of:=IF([.C28]&lt;&gt;&quot;&quot;;&quot;, `&quot;&amp;[.A28]&amp;&quot;` as &quot;&amp;[.C28]&amp;&quot;&quot;;&quot;&quot;)" table:style-name="ce1"/>
          <table:table-cell office:value-type="string" office:string-value="" table:formula="of:=IF([.C28]&lt;&gt;&quot;&quot;;&quot;&lt;field column=&quot;&quot;&quot;&amp;[.C28]&amp;&quot;&quot;&quot; name=&quot;&quot;&quot;&amp;[.B2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NAME</text:p>
          </table:table-cell>
          <table:table-cell table:number-columns-repeated="2" table:style-name="ce1"/>
          <table:table-cell office:value-type="string" office:string-value="" table:formula="of:=IF([.C29]&lt;&gt;&quot;&quot;;&quot;, `&quot;&amp;[.A29]&amp;&quot;` as &quot;&amp;[.C29]&amp;&quot;&quot;;&quot;&quot;)" table:style-name="ce1"/>
          <table:table-cell office:value-type="string" office:string-value="" table:formula="of:=IF([.C29]&lt;&gt;&quot;&quot;;&quot;&lt;field column=&quot;&quot;&quot;&amp;[.C29]&amp;&quot;&quot;&quot; name=&quot;&quot;&quot;&amp;[.B2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DAUER</text:p>
          </table:table-cell>
          <table:table-cell table:number-columns-repeated="2" table:style-name="ce1"/>
          <table:table-cell office:value-type="string" office:string-value="" table:formula="of:=IF([.C30]&lt;&gt;&quot;&quot;;&quot;, `&quot;&amp;[.A30]&amp;&quot;` as &quot;&amp;[.C30]&amp;&quot;&quot;;&quot;&quot;)" table:style-name="ce1"/>
          <table:table-cell office:value-type="string" office:string-value="" table:formula="of:=IF([.C30]&lt;&gt;&quot;&quot;;&quot;&lt;field column=&quot;&quot;&quot;&amp;[.C30]&amp;&quot;&quot;&quot; name=&quot;&quot;&quot;&amp;[.B3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HM</text:p>
          </table:table-cell>
          <table:table-cell table:number-columns-repeated="2" table:style-name="ce1"/>
          <table:table-cell office:value-type="string" office:string-value="" table:formula="of:=IF([.C31]&lt;&gt;&quot;&quot;;&quot;, `&quot;&amp;[.A31]&amp;&quot;` as &quot;&amp;[.C31]&amp;&quot;&quot;;&quot;&quot;)" table:style-name="ce1"/>
          <table:table-cell office:value-type="string" office:string-value="" table:formula="of:=IF([.C31]&lt;&gt;&quot;&quot;;&quot;&lt;field column=&quot;&quot;&quot;&amp;[.C31]&amp;&quot;&quot;&quot; name=&quot;&quot;&quot;&amp;[.B3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M</text:p>
          </table:table-cell>
          <table:table-cell table:number-columns-repeated="2" table:style-name="ce1"/>
          <table:table-cell office:value-type="string" office:string-value="" table:formula="of:=IF([.C32]&lt;&gt;&quot;&quot;;&quot;, `&quot;&amp;[.A32]&amp;&quot;` as &quot;&amp;[.C32]&amp;&quot;&quot;;&quot;&quot;)" table:style-name="ce1"/>
          <table:table-cell office:value-type="string" office:string-value="" table:formula="of:=IF([.C32]&lt;&gt;&quot;&quot;;&quot;&lt;field column=&quot;&quot;&quot;&amp;[.C32]&amp;&quot;&quot;&quot; name=&quot;&quot;&quot;&amp;[.B32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NAME</text:p>
          </table:table-cell>
          <table:table-cell table:number-columns-repeated="2" table:style-name="ce1"/>
          <table:table-cell office:value-type="string" office:string-value="" table:formula="of:=IF([.C33]&lt;&gt;&quot;&quot;;&quot;, `&quot;&amp;[.A33]&amp;&quot;` as &quot;&amp;[.C33]&amp;&quot;&quot;;&quot;&quot;)" table:style-name="ce1"/>
          <table:table-cell office:value-type="string" office:string-value="" table:formula="of:=IF([.C33]&lt;&gt;&quot;&quot;;&quot;&lt;field column=&quot;&quot;&quot;&amp;[.C33]&amp;&quot;&quot;&quot; name=&quot;&quot;&quot;&amp;[.B3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DAUER</text:p>
          </table:table-cell>
          <table:table-cell table:number-columns-repeated="2" table:style-name="ce1"/>
          <table:table-cell office:value-type="string" office:string-value="" table:formula="of:=IF([.C34]&lt;&gt;&quot;&quot;;&quot;, `&quot;&amp;[.A34]&amp;&quot;` as &quot;&amp;[.C34]&amp;&quot;&quot;;&quot;&quot;)" table:style-name="ce1"/>
          <table:table-cell office:value-type="string" office:string-value="" table:formula="of:=IF([.C34]&lt;&gt;&quot;&quot;;&quot;&lt;field column=&quot;&quot;&quot;&amp;[.C34]&amp;&quot;&quot;&quot; name=&quot;&quot;&quot;&amp;[.B3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HM</text:p>
          </table:table-cell>
          <table:table-cell table:number-columns-repeated="2" table:style-name="ce1"/>
          <table:table-cell office:value-type="string" office:string-value="" table:formula="of:=IF([.C35]&lt;&gt;&quot;&quot;;&quot;, `&quot;&amp;[.A35]&amp;&quot;` as &quot;&amp;[.C35]&amp;&quot;&quot;;&quot;&quot;)" table:style-name="ce1"/>
          <table:table-cell office:value-type="string" office:string-value="" table:formula="of:=IF([.C35]&lt;&gt;&quot;&quot;;&quot;&lt;field column=&quot;&quot;&quot;&amp;[.C35]&amp;&quot;&quot;&quot; name=&quot;&quot;&quot;&amp;[.B3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M</text:p>
          </table:table-cell>
          <table:table-cell table:number-columns-repeated="2" table:style-name="ce1"/>
          <table:table-cell office:value-type="string" office:string-value="" table:formula="of:=IF([.C36]&lt;&gt;&quot;&quot;;&quot;, `&quot;&amp;[.A36]&amp;&quot;` as &quot;&amp;[.C36]&amp;&quot;&quot;;&quot;&quot;)" table:style-name="ce1"/>
          <table:table-cell office:value-type="string" office:string-value="" table:formula="of:=IF([.C36]&lt;&gt;&quot;&quot;;&quot;&lt;field column=&quot;&quot;&quot;&amp;[.C36]&amp;&quot;&quot;&quot; name=&quot;&quot;&quot;&amp;[.B3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DAUER</text:p>
          </table:table-cell>
          <table:table-cell table:number-columns-repeated="2" table:style-name="ce1"/>
          <table:table-cell office:value-type="string" office:string-value="" table:formula="of:=IF([.C37]&lt;&gt;&quot;&quot;;&quot;, `&quot;&amp;[.A37]&amp;&quot;` as &quot;&amp;[.C37]&amp;&quot;&quot;;&quot;&quot;)" table:style-name="ce1"/>
          <table:table-cell office:value-type="string" office:string-value="" table:formula="of:=IF([.C37]&lt;&gt;&quot;&quot;;&quot;&lt;field column=&quot;&quot;&quot;&amp;[.C37]&amp;&quot;&quot;&quot; name=&quot;&quot;&quot;&amp;[.B3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HM</text:p>
          </table:table-cell>
          <table:table-cell table:number-columns-repeated="2" table:style-name="ce1"/>
          <table:table-cell office:value-type="string" office:string-value="" table:formula="of:=IF([.C38]&lt;&gt;&quot;&quot;;&quot;, `&quot;&amp;[.A38]&amp;&quot;` as &quot;&amp;[.C38]&amp;&quot;&quot;;&quot;&quot;)" table:style-name="ce1"/>
          <table:table-cell office:value-type="string" office:string-value="" table:formula="of:=IF([.C38]&lt;&gt;&quot;&quot;;&quot;&lt;field column=&quot;&quot;&quot;&amp;[.C38]&amp;&quot;&quot;&quot; name=&quot;&quot;&quot;&amp;[.B3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M</text:p>
          </table:table-cell>
          <table:table-cell table:number-columns-repeated="2" table:style-name="ce1"/>
          <table:table-cell office:value-type="string" office:string-value="" table:formula="of:=IF([.C39]&lt;&gt;&quot;&quot;;&quot;, `&quot;&amp;[.A39]&amp;&quot;` as &quot;&amp;[.C39]&amp;&quot;&quot;;&quot;&quot;)" table:style-name="ce1"/>
          <table:table-cell office:value-type="string" office:string-value="" table:formula="of:=IF([.C39]&lt;&gt;&quot;&quot;;&quot;&lt;field column=&quot;&quot;&quot;&amp;[.C39]&amp;&quot;&quot;&quot; name=&quot;&quot;&quot;&amp;[.B3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DAUER</text:p>
          </table:table-cell>
          <table:table-cell office:value-type="string" table:style-name="ce1">
            <text:p>data_tech_dur_f</text:p>
          </table:table-cell>
          <table:table-cell office:value-type="string" table:style-name="ce1">
            <text:p>dur</text:p>
          </table:table-cell>
          <table:table-cell office:value-type="string" office:string-value=", `T_ROUTE_DAUER` as dur" table:formula="of:=IF([.C40]&lt;&gt;&quot;&quot;;&quot;, `&quot;&amp;[.A40]&amp;&quot;` as &quot;&amp;[.C40]&amp;&quot;&quot;;&quot;&quot;)" table:style-name="ce1">
            <text:p>, `T_ROUTE_DAUER` as dur</text:p>
          </table:table-cell>
          <table:table-cell office:value-type="string" office:string-value="&lt;field column=&quot;dur&quot; name=&quot;data_tech_dur_f&quot; /&gt;" table:formula="of:=IF([.C40]&lt;&gt;&quot;&quot;;&quot;&lt;field column=&quot;&quot;&quot;&amp;[.C40]&amp;&quot;&quot;&quot; name=&quot;&quot;&quot;&amp;[.B40]&amp;&quot;&quot;&quot; /&gt;&quot;;&quot;&quot;)" table:style-name="ce1">
            <text:p>&lt;field column="dur" name="data_tech_dur_f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HM</text:p>
          </table:table-cell>
          <table:table-cell office:value-type="string" table:style-name="ce1">
            <text:p>data_tech_alt_asc_i</text:p>
          </table:table-cell>
          <table:table-cell office:value-type="string" table:style-name="ce1">
            <text:p>altAsc</text:p>
          </table:table-cell>
          <table:table-cell office:value-type="string" office:string-value=", `T_ROUTE_HM` as altAsc" table:formula="of:=IF([.C41]&lt;&gt;&quot;&quot;;&quot;, `&quot;&amp;[.A41]&amp;&quot;` as &quot;&amp;[.C41]&amp;&quot;&quot;;&quot;&quot;)" table:style-name="ce1">
            <text:p>, `T_ROUTE_HM` as altAsc</text:p>
          </table:table-cell>
          <table:table-cell office:value-type="string" office:string-value="&lt;field column=&quot;altAsc&quot; name=&quot;data_tech_alt_asc_i&quot; /&gt;" table:formula="of:=IF([.C41]&lt;&gt;&quot;&quot;;&quot;&lt;field column=&quot;&quot;&quot;&amp;[.C41]&amp;&quot;&quot;&quot; name=&quot;&quot;&quot;&amp;[.B41]&amp;&quot;&quot;&quot; /&gt;&quot;;&quot;&quot;)" table:style-name="ce1">
            <text:p>&lt;field column="altAsc" name="data_tech_alt_asc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M</text:p>
          </table:table-cell>
          <table:table-cell office:value-type="string" table:style-name="ce1">
            <text:p>data_tech_dist_i</text:p>
          </table:table-cell>
          <table:table-cell office:value-type="string" table:style-name="ce1">
            <text:p>dist</text:p>
          </table:table-cell>
          <table:table-cell office:value-type="string" office:string-value=", `T_ROUTE_M` as dist" table:formula="of:=IF([.C42]&lt;&gt;&quot;&quot;;&quot;, `&quot;&amp;[.A42]&amp;&quot;` as &quot;&amp;[.C42]&amp;&quot;&quot;;&quot;&quot;)" table:style-name="ce1">
            <text:p>, `T_ROUTE_M` as dist</text:p>
          </table:table-cell>
          <table:table-cell office:value-type="string" office:string-value="&lt;field column=&quot;dist&quot; name=&quot;data_tech_dist_i&quot; /&gt;" table:formula="of:=IF([.C42]&lt;&gt;&quot;&quot;;&quot;&lt;field column=&quot;&quot;&quot;&amp;[.C42]&amp;&quot;&quot;&quot; name=&quot;&quot;&quot;&amp;[.B42]&amp;&quot;&quot;&quot; /&gt;&quot;;&quot;&quot;)" table:style-name="ce1">
            <text:p>&lt;field column="dist" name="data_tech_dist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3]&lt;&gt;&quot;&quot;;&quot;, `&quot;&amp;[.A43]&amp;&quot;` as &quot;&amp;[.C43]&amp;&quot;&quot;;&quot;&quot;)" table:style-name="ce1"/>
          <table:table-cell office:value-type="string" office:string-value="" table:formula="of:=IF([.C43]&lt;&gt;&quot;&quot;;&quot;&lt;field column=&quot;&quot;&quot;&amp;[.C43]&amp;&quot;&quot;&quot; name=&quot;&quot;&quot;&amp;[.B4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2" table:style-name="ce1"/>
          <table:table-cell office:value-type="string" office:string-value="" table:formula="of:=IF([.C44]&lt;&gt;&quot;&quot;;&quot;, `&quot;&amp;[.A44]&amp;&quot;` as &quot;&amp;[.C44]&amp;&quot;&quot;;&quot;&quot;)" table:style-name="ce1"/>
          <table:table-cell office:value-type="string" office:string-value="" table:formula="of:=IF([.C44]&lt;&gt;&quot;&quot;;&quot;&lt;field column=&quot;&quot;&quot;&amp;[.C44]&amp;&quot;&quot;&quot; name=&quot;&quot;&quot;&amp;[.B4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_GPS_ELE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I_GPS_ELE` as altMax" table:formula="of:=IF([.C45]&lt;&gt;&quot;&quot;;&quot;, `&quot;&amp;[.A45]&amp;&quot;` as &quot;&amp;[.C45]&amp;&quot;&quot;;&quot;&quot;)" table:style-name="ce1">
            <text:p>, `I_GPS_ELE` as altMax</text:p>
          </table:table-cell>
          <table:table-cell office:value-type="string" office:string-value="&lt;field column=&quot;altMax&quot; name=&quot;data_tech_alt_max_i&quot; /&gt;" table:formula="of:=IF([.C45]&lt;&gt;&quot;&quot;;&quot;&lt;field column=&quot;&quot;&quot;&amp;[.C45]&amp;&quot;&quot;&quot; name=&quot;&quot;&quot;&amp;[.B45]&amp;&quot;&quot;&quot; /&gt;&quot;;&quot;&quot;)" table:style-name="ce1">
            <text:p>&lt;field column="altMax" name="data_tech_alt_max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6]&lt;&gt;&quot;&quot;;&quot;, `&quot;&amp;[.A46]&amp;&quot;` as &quot;&amp;[.C46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7]&lt;&gt;&quot;&quot;;&quot;, `&quot;&amp;[.A47]&amp;&quot;` as &quot;&amp;[.C47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8]&lt;&gt;&quot;&quot;;&quot;, `&quot;&amp;[.A48]&amp;&quot;` as &quot;&amp;[.C48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office:string-value="" table:formula="of:=IF([.C49]&lt;&gt;&quot;&quot;;&quot;, `&quot;&amp;[.A49]&amp;&quot;` as &quot;&amp;[.C49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0]&lt;&gt;&quot;&quot;;&quot;, `&quot;&amp;[.A50]&amp;&quot;` as &quot;&amp;[.C50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1]&lt;&gt;&quot;&quot;;&quot;, `&quot;&amp;[.A51]&amp;&quot;` as &quot;&amp;[.C51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2]&lt;&gt;&quot;&quot;;&quot;, `&quot;&amp;[.A52]&amp;&quot;` as &quot;&amp;[.C52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3]&lt;&gt;&quot;&quot;;&quot;, `&quot;&amp;[.A53]&amp;&quot;` as &quot;&amp;[.C53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4]&lt;&gt;&quot;&quot;;&quot;, `&quot;&amp;[.A54]&amp;&quot;` as &quot;&amp;[.C54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5]&lt;&gt;&quot;&quot;;&quot;`&quot;&amp;[.A55]&amp;&quot;`as &quot;&amp;[.C55]&amp;&quot;, 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6]&lt;&gt;&quot;&quot;;&quot;`&quot;&amp;[.A56]&amp;&quot;`as &quot;&amp;[.C56]&amp;&quot;, &quot;;&quot;&quot;)" table:style-name="ce1"/>
          <table:table-cell table:number-columns-repeated="16380"/>
        </table:table-row>
        <table:table-row table:number-rows-repeated="1048520" table:style-name="ro2">
          <table:table-cell table:number-columns-repeated="16384"/>
        </table:table-row>
      </table:table>
      <table:database-ranges>
        <table:database-range table:target-range-address="keyword-labels.A1:keyword-labels.E105" table:contains-header="false">
          <table:sort>
            <table:sort-by table:field-number="0"/>
          </table:sort>
        </table:database-range>
        <table:database-range table:target-range-address="create-fields.A1:create-fields.E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micha</meta:initial-creator>
    <dc:creator>micha</dc:creator>
    <meta:creation-date>2017-06-16T13:43:13Z</meta:creation-date>
    <dc:date>2017-07-16T18:17:13Z</dc:date>
    <meta:editing-duration>PT0S</meta:editing-duration>
  </office:meta>
</office:document-meta>
</file>